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Default"/>
        <table:table-row table:style-name="ro1" table:number-rows-repeated="5">
          <table:table-cell table:number-columns-repeated="26"/>
        </table:table-row>
        <table:table-row table:style-name="ro1">
          <table:table-cell office:value-type="string">
            <text:p>Garrison</text:p>
          </table:table-cell>
          <table:table-cell table:number-columns-repeated="25"/>
        </table:table-row>
        <table:table-row table:style-name="ro1">
          <table:table-cell office:value-type="string">
            <text:p># defenders</text:p>
          </table:table-cell>
          <table:table-cell office:value-type="string">
            <text:p>Post-Liberalism</text:p>
          </table:table-cell>
          <table:table-cell office:value-type="string">
            <text:p>Nothing</text:p>
          </table:table-cell>
          <table:table-cell office:value-type="string">
            <text:p>Walls</text:p>
          </table:table-cell>
          <table:table-cell office:value-type="string">
            <text:p>Castle</text:p>
          </table:table-cell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table:formula="oooc:=INT(2*(([.$A8]/2)^0.5)-0.5)" office:value-type="float" office:value="0">
            <text:p>0</text:p>
          </table:table-cell>
          <table:table-cell table:formula="oooc:=INT(2*(([.$A8]/2)^0.6)-0.5)" office:value-type="float" office:value="0">
            <text:p>0</text:p>
          </table:table-cell>
          <table:table-cell table:formula="oooc:=MIN(INT(2.5*(([.$A8]/2)^0.6));8)" office:value-type="float" office:value="1">
            <text:p>1</text:p>
          </table:table-cell>
          <table:table-cell table:formula="oooc:=MIN(INT(3*(([.$A8]/2)^0.6)+0.5);8)" office:value-type="float" office:value="2">
            <text:p>2</text:p>
          </table:table-cell>
          <table:table-cell table:number-columns-repeated="21"/>
        </table:table-row>
        <table:table-row table:style-name="ro1">
          <table:table-cell office:value-type="float" office:value="2">
            <text:p>2</text:p>
          </table:table-cell>
          <table:table-cell table:formula="oooc:=INT(2*(([.$A9]/2)^0.5)-0.5)" office:value-type="float" office:value="1">
            <text:p>1</text:p>
          </table:table-cell>
          <table:table-cell table:formula="oooc:=INT(2*(([.$A9]/2)^0.6)-0.5)" office:value-type="float" office:value="1">
            <text:p>1</text:p>
          </table:table-cell>
          <table:table-cell table:formula="oooc:=MIN(INT(2.5*(([.$A9]/2)^0.6));8)" office:value-type="float" office:value="2">
            <text:p>2</text:p>
          </table:table-cell>
          <table:table-cell table:formula="oooc:=MIN(INT(3*(([.$A9]/2)^0.6)+0.5);8)" office:value-type="float" office:value="3">
            <text:p>3</text:p>
          </table:table-cell>
          <table:table-cell table:number-columns-repeated="21"/>
        </table:table-row>
        <table:table-row table:style-name="ro1">
          <table:table-cell office:value-type="float" office:value="3">
            <text:p>3</text:p>
          </table:table-cell>
          <table:table-cell table:formula="oooc:=INT(2*(([.$A10]/2)^0.5)-0.5)" office:value-type="float" office:value="1">
            <text:p>1</text:p>
          </table:table-cell>
          <table:table-cell table:formula="oooc:=INT(2*(([.$A10]/2)^0.6)-0.5)" office:value-type="float" office:value="2">
            <text:p>2</text:p>
          </table:table-cell>
          <table:table-cell table:formula="oooc:=MIN(INT(2.5*(([.$A10]/2)^0.6));8)" office:value-type="float" office:value="3">
            <text:p>3</text:p>
          </table:table-cell>
          <table:table-cell table:formula="oooc:=MIN(INT(3*(([.$A10]/2)^0.6)+0.5);8)" office:value-type="float" office:value="4">
            <text:p>4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table:formula="oooc:=INT(2*(([.$A11]/2)^0.5)-0.5)" office:value-type="float" office:value="2">
            <text:p>2</text:p>
          </table:table-cell>
          <table:table-cell table:formula="oooc:=INT(2*(([.$A11]/2)^0.6)-0.5)" office:value-type="float" office:value="2">
            <text:p>2</text:p>
          </table:table-cell>
          <table:table-cell table:formula="oooc:=MIN(INT(2.5*(([.$A11]/2)^0.6));8)" office:value-type="float" office:value="3">
            <text:p>3</text:p>
          </table:table-cell>
          <table:table-cell table:formula="oooc:=MIN(INT(3*(([.$A11]/2)^0.6)+0.5);8)" office:value-type="float" office:value="5">
            <text:p>5</text:p>
          </table:table-cell>
          <table:table-cell table:number-columns-repeated="21"/>
        </table:table-row>
        <table:table-row table:style-name="ro1">
          <table:table-cell office:value-type="float" office:value="5">
            <text:p>5</text:p>
          </table:table-cell>
          <table:table-cell table:formula="oooc:=INT(2*(([.$A12]/2)^0.5)-0.5)" office:value-type="float" office:value="2">
            <text:p>2</text:p>
          </table:table-cell>
          <table:table-cell table:formula="oooc:=INT(2*(([.$A12]/2)^0.6)-0.5)" office:value-type="float" office:value="2">
            <text:p>2</text:p>
          </table:table-cell>
          <table:table-cell table:formula="oooc:=MIN(INT(2.5*(([.$A12]/2)^0.6));8)" office:value-type="float" office:value="4">
            <text:p>4</text:p>
          </table:table-cell>
          <table:table-cell table:formula="oooc:=MIN(INT(3*(([.$A12]/2)^0.6)+0.5);8)" office:value-type="float" office:value="5">
            <text:p>5</text:p>
          </table:table-cell>
          <table:table-cell table:number-columns-repeated="21"/>
        </table:table-row>
        <table:table-row table:style-name="ro1">
          <table:table-cell office:value-type="float" office:value="6">
            <text:p>6</text:p>
          </table:table-cell>
          <table:table-cell table:formula="oooc:=INT(2*(([.$A13]/2)^0.5)-0.5)" office:value-type="float" office:value="2">
            <text:p>2</text:p>
          </table:table-cell>
          <table:table-cell table:formula="oooc:=INT(2*(([.$A13]/2)^0.6)-0.5)" office:value-type="float" office:value="3">
            <text:p>3</text:p>
          </table:table-cell>
          <table:table-cell table:formula="oooc:=MIN(INT(2.5*(([.$A13]/2)^0.6));8)" office:value-type="float" office:value="4">
            <text:p>4</text:p>
          </table:table-cell>
          <table:table-cell table:formula="oooc:=MIN(INT(3*(([.$A13]/2)^0.6)+0.5);8)" office:value-type="float" office:value="6">
            <text:p>6</text:p>
          </table:table-cell>
          <table:table-cell table:number-columns-repeated="21"/>
        </table:table-row>
        <table:table-row table:style-name="ro1">
          <table:table-cell office:value-type="float" office:value="7">
            <text:p>7</text:p>
          </table:table-cell>
          <table:table-cell table:formula="oooc:=INT(2*(([.$A14]/2)^0.5)-0.5)" office:value-type="float" office:value="3">
            <text:p>3</text:p>
          </table:table-cell>
          <table:table-cell table:formula="oooc:=INT(2*(([.$A14]/2)^0.6)-0.5)" office:value-type="float" office:value="3">
            <text:p>3</text:p>
          </table:table-cell>
          <table:table-cell table:formula="oooc:=MIN(INT(2.5*(([.$A14]/2)^0.6));8)" office:value-type="float" office:value="5">
            <text:p>5</text:p>
          </table:table-cell>
          <table:table-cell table:formula="oooc:=MIN(INT(3*(([.$A14]/2)^0.6)+0.5);8)" office:value-type="float" office:value="6">
            <text:p>6</text:p>
          </table:table-cell>
          <table:table-cell table:number-columns-repeated="21"/>
        </table:table-row>
        <table:table-row table:style-name="ro1">
          <table:table-cell office:value-type="float" office:value="8">
            <text:p>8</text:p>
          </table:table-cell>
          <table:table-cell table:formula="oooc:=INT(2*(([.$A15]/2)^0.5)-0.5)" office:value-type="float" office:value="3">
            <text:p>3</text:p>
          </table:table-cell>
          <table:table-cell table:formula="oooc:=INT(2*(([.$A15]/2)^0.6)-0.5)" office:value-type="float" office:value="4">
            <text:p>4</text:p>
          </table:table-cell>
          <table:table-cell table:formula="oooc:=MIN(INT(2.5*(([.$A15]/2)^0.6));8)" office:value-type="float" office:value="5">
            <text:p>5</text:p>
          </table:table-cell>
          <table:table-cell table:formula="oooc:=MIN(INT(3*(([.$A15]/2)^0.6)+0.5);8)" office:value-type="float" office:value="7">
            <text:p>7</text:p>
          </table:table-cell>
          <table:table-cell table:number-columns-repeated="21"/>
        </table:table-row>
        <table:table-row table:style-name="ro1">
          <table:table-cell office:value-type="float" office:value="9">
            <text:p>9</text:p>
          </table:table-cell>
          <table:table-cell table:formula="oooc:=INT(2*(([.$A16]/2)^0.5)-0.5)" office:value-type="float" office:value="3">
            <text:p>3</text:p>
          </table:table-cell>
          <table:table-cell table:formula="oooc:=INT(2*(([.$A16]/2)^0.6)-0.5)" office:value-type="float" office:value="4">
            <text:p>4</text:p>
          </table:table-cell>
          <table:table-cell table:formula="oooc:=MIN(INT(2.5*(([.$A16]/2)^0.6));8)" office:value-type="float" office:value="6">
            <text:p>6</text:p>
          </table:table-cell>
          <table:table-cell table:formula="oooc:=MIN(INT(3*(([.$A16]/2)^0.6)+0.5);8)" office:value-type="float" office:value="7">
            <text:p>7</text:p>
          </table:table-cell>
          <table:table-cell table:number-columns-repeated="21"/>
        </table:table-row>
        <table:table-row table:style-name="ro1">
          <table:table-cell office:value-type="float" office:value="10">
            <text:p>10</text:p>
          </table:table-cell>
          <table:table-cell table:formula="oooc:=INT(2*(([.$A17]/2)^0.5)-0.5)" office:value-type="float" office:value="3">
            <text:p>3</text:p>
          </table:table-cell>
          <table:table-cell table:formula="oooc:=INT(2*(([.$A17]/2)^0.6)-0.5)" office:value-type="float" office:value="4">
            <text:p>4</text:p>
          </table:table-cell>
          <table:table-cell table:formula="oooc:=MIN(INT(2.5*(([.$A17]/2)^0.6));8)" office:value-type="float" office:value="6">
            <text:p>6</text:p>
          </table:table-cell>
          <table:table-cell table:formula="oooc:=MIN(INT(3*(([.$A17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11">
            <text:p>11</text:p>
          </table:table-cell>
          <table:table-cell table:formula="oooc:=INT(2*(([.$A18]/2)^0.5)-0.5)" office:value-type="float" office:value="4">
            <text:p>4</text:p>
          </table:table-cell>
          <table:table-cell table:formula="oooc:=INT(2*(([.$A18]/2)^0.6)-0.5)" office:value-type="float" office:value="5">
            <text:p>5</text:p>
          </table:table-cell>
          <table:table-cell table:formula="oooc:=MIN(INT(2.5*(([.$A18]/2)^0.6));8)" office:value-type="float" office:value="6">
            <text:p>6</text:p>
          </table:table-cell>
          <table:table-cell table:formula="oooc:=MIN(INT(3*(([.$A18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12">
            <text:p>12</text:p>
          </table:table-cell>
          <table:table-cell table:formula="oooc:=INT(2*(([.$A19]/2)^0.5)-0.5)" office:value-type="float" office:value="4">
            <text:p>4</text:p>
          </table:table-cell>
          <table:table-cell table:formula="oooc:=INT(2*(([.$A19]/2)^0.6)-0.5)" office:value-type="float" office:value="5">
            <text:p>5</text:p>
          </table:table-cell>
          <table:table-cell table:formula="oooc:=MIN(INT(2.5*(([.$A19]/2)^0.6));8)" office:value-type="float" office:value="7">
            <text:p>7</text:p>
          </table:table-cell>
          <table:table-cell table:formula="oooc:=MIN(INT(3*(([.$A19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13">
            <text:p>13</text:p>
          </table:table-cell>
          <table:table-cell table:formula="oooc:=INT(2*(([.$A20]/2)^0.5)-0.5)" office:value-type="float" office:value="4">
            <text:p>4</text:p>
          </table:table-cell>
          <table:table-cell table:formula="oooc:=INT(2*(([.$A20]/2)^0.6)-0.5)" office:value-type="float" office:value="5">
            <text:p>5</text:p>
          </table:table-cell>
          <table:table-cell table:formula="oooc:=MIN(INT(2.5*(([.$A20]/2)^0.6));8)" office:value-type="float" office:value="7">
            <text:p>7</text:p>
          </table:table-cell>
          <table:table-cell table:formula="oooc:=MIN(INT(3*(([.$A20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14">
            <text:p>14</text:p>
          </table:table-cell>
          <table:table-cell table:formula="oooc:=INT(2*(([.$A21]/2)^0.5)-0.5)" office:value-type="float" office:value="4">
            <text:p>4</text:p>
          </table:table-cell>
          <table:table-cell table:formula="oooc:=INT(2*(([.$A21]/2)^0.6)-0.5)" office:value-type="float" office:value="5">
            <text:p>5</text:p>
          </table:table-cell>
          <table:table-cell table:formula="oooc:=MIN(INT(2.5*(([.$A21]/2)^0.6));8)" office:value-type="float" office:value="8">
            <text:p>8</text:p>
          </table:table-cell>
          <table:table-cell table:formula="oooc:=MIN(INT(3*(([.$A21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15">
            <text:p>15</text:p>
          </table:table-cell>
          <table:table-cell table:formula="oooc:=INT(2*(([.$A22]/2)^0.5)-0.5)" office:value-type="float" office:value="4">
            <text:p>4</text:p>
          </table:table-cell>
          <table:table-cell table:formula="oooc:=INT(2*(([.$A22]/2)^0.6)-0.5)" office:value-type="float" office:value="6">
            <text:p>6</text:p>
          </table:table-cell>
          <table:table-cell table:formula="oooc:=MIN(INT(2.5*(([.$A22]/2)^0.6));8)" office:value-type="float" office:value="8">
            <text:p>8</text:p>
          </table:table-cell>
          <table:table-cell table:formula="oooc:=MIN(INT(3*(([.$A22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16">
            <text:p>16</text:p>
          </table:table-cell>
          <table:table-cell table:formula="oooc:=INT(2*(([.$A23]/2)^0.5)-0.5)" office:value-type="float" office:value="5">
            <text:p>5</text:p>
          </table:table-cell>
          <table:table-cell table:formula="oooc:=INT(2*(([.$A23]/2)^0.6)-0.5)" office:value-type="float" office:value="6">
            <text:p>6</text:p>
          </table:table-cell>
          <table:table-cell table:formula="oooc:=MIN(INT(2.5*(([.$A23]/2)^0.6));8)" office:value-type="float" office:value="8">
            <text:p>8</text:p>
          </table:table-cell>
          <table:table-cell table:formula="oooc:=MIN(INT(3*(([.$A23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17">
            <text:p>17</text:p>
          </table:table-cell>
          <table:table-cell table:formula="oooc:=INT(2*(([.$A24]/2)^0.5)-0.5)" office:value-type="float" office:value="5">
            <text:p>5</text:p>
          </table:table-cell>
          <table:table-cell table:formula="oooc:=INT(2*(([.$A24]/2)^0.6)-0.5)" office:value-type="float" office:value="6">
            <text:p>6</text:p>
          </table:table-cell>
          <table:table-cell table:formula="oooc:=MIN(INT(2.5*(([.$A24]/2)^0.6));8)" office:value-type="float" office:value="8">
            <text:p>8</text:p>
          </table:table-cell>
          <table:table-cell table:formula="oooc:=MIN(INT(3*(([.$A24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18">
            <text:p>18</text:p>
          </table:table-cell>
          <table:table-cell table:formula="oooc:=INT(2*(([.$A25]/2)^0.5)-0.5)" office:value-type="float" office:value="5">
            <text:p>5</text:p>
          </table:table-cell>
          <table:table-cell table:formula="oooc:=INT(2*(([.$A25]/2)^0.6)-0.5)" office:value-type="float" office:value="6">
            <text:p>6</text:p>
          </table:table-cell>
          <table:table-cell table:formula="oooc:=MIN(INT(2.5*(([.$A25]/2)^0.6));8)" office:value-type="float" office:value="8">
            <text:p>8</text:p>
          </table:table-cell>
          <table:table-cell table:formula="oooc:=MIN(INT(3*(([.$A25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19">
            <text:p>19</text:p>
          </table:table-cell>
          <table:table-cell table:formula="oooc:=INT(2*(([.$A26]/2)^0.5)-0.5)" office:value-type="float" office:value="5">
            <text:p>5</text:p>
          </table:table-cell>
          <table:table-cell table:formula="oooc:=INT(2*(([.$A26]/2)^0.6)-0.5)" office:value-type="float" office:value="7">
            <text:p>7</text:p>
          </table:table-cell>
          <table:table-cell table:formula="oooc:=MIN(INT(2.5*(([.$A26]/2)^0.6));8)" office:value-type="float" office:value="8">
            <text:p>8</text:p>
          </table:table-cell>
          <table:table-cell table:formula="oooc:=MIN(INT(3*(([.$A26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20">
            <text:p>20</text:p>
          </table:table-cell>
          <table:table-cell table:formula="oooc:=INT(2*(([.$A27]/2)^0.5)-0.5)" office:value-type="float" office:value="5">
            <text:p>5</text:p>
          </table:table-cell>
          <table:table-cell table:formula="oooc:=INT(2*(([.$A27]/2)^0.6)-0.5)" office:value-type="float" office:value="7">
            <text:p>7</text:p>
          </table:table-cell>
          <table:table-cell table:formula="oooc:=MIN(INT(2.5*(([.$A27]/2)^0.6));8)" office:value-type="float" office:value="8">
            <text:p>8</text:p>
          </table:table-cell>
          <table:table-cell table:formula="oooc:=MIN(INT(3*(([.$A27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21">
            <text:p>21</text:p>
          </table:table-cell>
          <table:table-cell table:formula="oooc:=INT(2*(([.$A28]/2)^0.5)-0.5)" office:value-type="float" office:value="5">
            <text:p>5</text:p>
          </table:table-cell>
          <table:table-cell table:formula="oooc:=INT(2*(([.$A28]/2)^0.6)-0.5)" office:value-type="float" office:value="7">
            <text:p>7</text:p>
          </table:table-cell>
          <table:table-cell table:formula="oooc:=MIN(INT(2.5*(([.$A28]/2)^0.6));8)" office:value-type="float" office:value="8">
            <text:p>8</text:p>
          </table:table-cell>
          <table:table-cell table:formula="oooc:=MIN(INT(3*(([.$A28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22">
            <text:p>22</text:p>
          </table:table-cell>
          <table:table-cell table:formula="oooc:=INT(2*(([.$A29]/2)^0.5)-0.5)" office:value-type="float" office:value="6">
            <text:p>6</text:p>
          </table:table-cell>
          <table:table-cell table:formula="oooc:=INT(2*(([.$A29]/2)^0.6)-0.5)" office:value-type="float" office:value="7">
            <text:p>7</text:p>
          </table:table-cell>
          <table:table-cell table:formula="oooc:=MIN(INT(2.5*(([.$A29]/2)^0.6));8)" office:value-type="float" office:value="8">
            <text:p>8</text:p>
          </table:table-cell>
          <table:table-cell table:formula="oooc:=MIN(INT(3*(([.$A29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23">
            <text:p>23</text:p>
          </table:table-cell>
          <table:table-cell table:formula="oooc:=INT(2*(([.$A30]/2)^0.5)-0.5)" office:value-type="float" office:value="6">
            <text:p>6</text:p>
          </table:table-cell>
          <table:table-cell table:formula="oooc:=INT(2*(([.$A30]/2)^0.6)-0.5)" office:value-type="float" office:value="8">
            <text:p>8</text:p>
          </table:table-cell>
          <table:table-cell table:formula="oooc:=MIN(INT(2.5*(([.$A30]/2)^0.6));8)" office:value-type="float" office:value="8">
            <text:p>8</text:p>
          </table:table-cell>
          <table:table-cell table:formula="oooc:=MIN(INT(3*(([.$A30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24">
            <text:p>24</text:p>
          </table:table-cell>
          <table:table-cell table:formula="oooc:=INT(2*(([.$A31]/2)^0.5)-0.5)" office:value-type="float" office:value="6">
            <text:p>6</text:p>
          </table:table-cell>
          <table:table-cell table:formula="oooc:=INT(2*(([.$A31]/2)^0.6)-0.5)" office:value-type="float" office:value="8">
            <text:p>8</text:p>
          </table:table-cell>
          <table:table-cell table:formula="oooc:=MIN(INT(2.5*(([.$A31]/2)^0.6));8)" office:value-type="float" office:value="8">
            <text:p>8</text:p>
          </table:table-cell>
          <table:table-cell table:formula="oooc:=MIN(INT(3*(([.$A31]/2)^0.6)+0.5);8)"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25">
            <text:p>25</text:p>
          </table:table-cell>
          <table:table-cell table:formula="oooc:=INT(2*(([.$A32]/2)^0.5)-0.5)" office:value-type="float" office:value="6">
            <text:p>6</text:p>
          </table:table-cell>
          <table:table-cell table:formula="oooc:=INT(2*(([.$A32]/2)^0.6)-0.5)" office:value-type="float" office:value="8">
            <text:p>8</text:p>
          </table:table-cell>
          <table:table-cell table:formula="oooc:=MIN(INT(2.5*(([.$A32]/2)^0.6));8)" office:value-type="float" office:value="8">
            <text:p>8</text:p>
          </table:table-cell>
          <table:table-cell table:formula="oooc:=MIN(INT(3*(([.$A32]/2)^0.6)+0.5);8)" office:value-type="float" office:value="8">
            <text:p>8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Happiness</text:p>
          </table:table-cell>
          <table:table-cell table:number-columns-repeated="3"/>
          <table:table-cell office:value-type="string">
            <text:p>Unhappy</text:p>
          </table:table-cell>
          <table:table-cell table:number-columns-repeated="12"/>
          <table:table-cell office:value-type="string">
            <text:p>Extra happy</text:p>
          </table:table-cell>
          <table:table-cell table:number-columns-repeated="8"/>
        </table:table-row>
        <table:table-row table:style-name="ro1">
          <table:table-cell office:value-type="string">
            <text:p>#</text:p>
          </table:table-cell>
          <table:table-cell office:value-type="string">
            <text:p>Unhappy</text:p>
          </table:table-cell>
          <table:table-cell/>
          <table:table-cell office:value-type="string">
            <text:p>Pop:</text:p>
          </table:table-cell>
          <table:table-cell office:value-type="float" office:value="1">
            <text:p>1</text:p>
          </table:table-cell>
          <table:table-cell table:formula="oooc:=[.E36]+2" office:value-type="float" office:value="3">
            <text:p>3</text:p>
          </table:table-cell>
          <table:table-cell table:formula="oooc:=[.F36]+2" office:value-type="float" office:value="5">
            <text:p>5</text:p>
          </table:table-cell>
          <table:table-cell table:formula="oooc:=[.G36]+2" office:value-type="float" office:value="7">
            <text:p>7</text:p>
          </table:table-cell>
          <table:table-cell table:formula="oooc:=[.H36]+2" office:value-type="float" office:value="9">
            <text:p>9</text:p>
          </table:table-cell>
          <table:table-cell table:formula="oooc:=[.I36]+2" office:value-type="float" office:value="11">
            <text:p>11</text:p>
          </table:table-cell>
          <table:table-cell table:formula="oooc:=[.J36]+2" office:value-type="float" office:value="13">
            <text:p>13</text:p>
          </table:table-cell>
          <table:table-cell table:formula="oooc:=[.K36]+2" office:value-type="float" office:value="15">
            <text:p>15</text:p>
          </table:table-cell>
          <table:table-cell table:formula="oooc:=[.L36]+2" office:value-type="float" office:value="17">
            <text:p>17</text:p>
          </table:table-cell>
          <table:table-cell table:number-columns-repeated="3"/>
          <table:table-cell office:value-type="string">
            <text:p>Pop:</text:p>
          </table:table-cell>
          <table:table-cell office:value-type="float" office:value="1">
            <text:p>1</text:p>
          </table:table-cell>
          <table:table-cell table:formula="oooc:=[.R36]+2" office:value-type="float" office:value="3">
            <text:p>3</text:p>
          </table:table-cell>
          <table:table-cell table:formula="oooc:=[.S36]+2" office:value-type="float" office:value="5">
            <text:p>5</text:p>
          </table:table-cell>
          <table:table-cell table:formula="oooc:=[.T36]+2" office:value-type="float" office:value="7">
            <text:p>7</text:p>
          </table:table-cell>
          <table:table-cell table:formula="oooc:=[.U36]+2" office:value-type="float" office:value="9">
            <text:p>9</text:p>
          </table:table-cell>
          <table:table-cell table:formula="oooc:=[.V36]+2" office:value-type="float" office:value="11">
            <text:p>11</text:p>
          </table:table-cell>
          <table:table-cell table:formula="oooc:=[.W36]+2" office:value-type="float" office:value="13">
            <text:p>13</text:p>
          </table:table-cell>
          <table:table-cell table:formula="oooc:=[.X36]+2" office:value-type="float" office:value="15">
            <text:p>15</text:p>
          </table:table-cell>
          <table:table-cell table:formula="oooc:=[.Y36]+2"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INT(25*[.$A37]^0.8+0.5)" office:value-type="float" office:value="25">
            <text:p>25</text:p>
          </table:table-cell>
          <table:table-cell table:number-columns-repeated="2"/>
          <table:table-cell table:formula="oooc:=INT((15+15*(MIN([.$A37];[.E$36])/MIN([.E$36];12))^0.5)*[.$A37]^0.8+0.5)" office:value-type="float" office:value="30">
            <text:p>30</text:p>
          </table:table-cell>
          <table:table-cell table:formula="oooc:=INT((15+15*(MIN([.$A37];[.F$36])/MIN([.F$36];12))^0.5)*[.$A37]^0.8+0.5)" office:value-type="float" office:value="24">
            <text:p>24</text:p>
          </table:table-cell>
          <table:table-cell table:formula="oooc:=INT((15+15*(MIN([.$A37];[.G$36])/MIN([.G$36];12))^0.5)*[.$A37]^0.8+0.5)" office:value-type="float" office:value="22">
            <text:p>22</text:p>
          </table:table-cell>
          <table:table-cell table:formula="oooc:=INT((15+15*(MIN([.$A37];[.H$36])/MIN([.H$36];12))^0.5)*[.$A37]^0.8+0.5)" office:value-type="float" office:value="21">
            <text:p>21</text:p>
          </table:table-cell>
          <table:table-cell table:formula="oooc:=INT((15+15*(MIN([.$A37];[.I$36])/MIN([.I$36];12))^0.5)*[.$A37]^0.8+0.5)" office:value-type="float" office:value="20">
            <text:p>20</text:p>
          </table:table-cell>
          <table:table-cell table:formula="oooc:=INT((15+15*(MIN([.$A37];[.J$36])/MIN([.J$36];12))^0.5)*[.$A37]^0.8+0.5)" office:value-type="float" office:value="20">
            <text:p>20</text:p>
          </table:table-cell>
          <table:table-cell table:formula="oooc:=INT((15+15*(MIN([.$A37];[.K$36])/MIN([.K$36];12))^0.5)*[.$A37]^0.8+0.5)" office:value-type="float" office:value="19">
            <text:p>19</text:p>
          </table:table-cell>
          <table:table-cell table:formula="oooc:=INT((15+15*(MIN([.$A37];[.L$36])/MIN([.L$36];12))^0.5)*[.$A37]^0.8+0.5)" office:value-type="float" office:value="19">
            <text:p>19</text:p>
          </table:table-cell>
          <table:table-cell table:formula="oooc:=INT((15+15*(MIN([.$A37];[.M$36])/MIN([.M$36];12))^0.5)*[.$A37]^0.8+0.5)" office:value-type="float" office:value="19">
            <text:p>19</text:p>
          </table:table-cell>
          <table:table-cell/>
          <table:table-cell table:formula="oooc:=-INT(2.2*MIN([.$A37];10)^0.7)" office:value-type="float" office:value="-2">
            <text:p>-2</text:p>
          </table:table-cell>
          <table:table-cell table:formula="oooc:=-INT(1.5*MIN([.$A37];10)^0.7)" office:value-type="float" office:value="-1">
            <text:p>-1</text:p>
          </table:table-cell>
          <table:table-cell/>
          <table:table-cell table:formula="oooc:=-INT((1.2+MIN([.$A37];10;[.R$36])/([.R$36]))*(MIN([.$A37];10;[.R$36])^0.6)+0.5)" office:value-type="float" office:value="-2">
            <text:p>-2</text:p>
          </table:table-cell>
          <table:table-cell table:formula="oooc:=-INT((1.2+MIN([.$A37];10;[.S$36])/([.S$36]))*(MIN([.$A37];10;[.S$36])^0.6)+0.5)" office:value-type="float" office:value="-2">
            <text:p>-2</text:p>
          </table:table-cell>
          <table:table-cell table:formula="oooc:=-INT((1.2+MIN([.$A37];10;[.T$36])/([.T$36]))*(MIN([.$A37];10;[.T$36])^0.6)+0.5)" office:value-type="float" office:value="-1">
            <text:p>-1</text:p>
          </table:table-cell>
          <table:table-cell table:formula="oooc:=-INT((1.2+MIN([.$A37];10;[.U$36])/([.U$36]))*(MIN([.$A37];10;[.U$36])^0.6)+0.5)" office:value-type="float" office:value="-1">
            <text:p>-1</text:p>
          </table:table-cell>
          <table:table-cell table:formula="oooc:=-INT((1.2+MIN([.$A37];10;[.V$36])/([.V$36]))*(MIN([.$A37];10;[.V$36])^0.6)+0.5)" office:value-type="float" office:value="-1">
            <text:p>-1</text:p>
          </table:table-cell>
          <table:table-cell table:formula="oooc:=-INT((1.2+MIN([.$A37];10;[.W$36])/([.W$36]))*(MIN([.$A37];10;[.W$36])^0.6)+0.5)" office:value-type="float" office:value="-1">
            <text:p>-1</text:p>
          </table:table-cell>
          <table:table-cell table:formula="oooc:=-INT((1.2+MIN([.$A37];10;[.X$36])/([.X$36]))*(MIN([.$A37];10;[.X$36])^0.6)+0.5)" office:value-type="float" office:value="-1">
            <text:p>-1</text:p>
          </table:table-cell>
          <table:table-cell table:formula="oooc:=-INT((1.2+MIN([.$A37];10;[.Y$36])/([.Y$36]))*(MIN([.$A37];10;[.Y$36])^0.6)+0.5)" office:value-type="float" office:value="-1">
            <text:p>-1</text:p>
          </table:table-cell>
          <table:table-cell table:formula="oooc:=-INT((1.2+MIN([.$A37];10;[.Z$36])/([.Z$36]))*(MIN([.$A37];10;[.Z$36])^0.6)+0.5)"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INT(25*[.$A38]^0.8+0.5)" office:value-type="float" office:value="44">
            <text:p>44</text:p>
          </table:table-cell>
          <table:table-cell table:number-columns-repeated="2"/>
          <table:table-cell table:formula="oooc:=INT((15+15*(MIN([.$A38];[.E$36])/MIN([.E$36];12))^0.5)*[.$A38]^0.8+0.5)" office:value-type="float" office:value="52">
            <text:p>52</text:p>
          </table:table-cell>
          <table:table-cell table:formula="oooc:=INT((15+15*(MIN([.$A38];[.F$36])/MIN([.F$36];12))^0.5)*[.$A38]^0.8+0.5)" office:value-type="float" office:value="47">
            <text:p>47</text:p>
          </table:table-cell>
          <table:table-cell table:formula="oooc:=INT((15+15*(MIN([.$A38];[.G$36])/MIN([.G$36];12))^0.5)*[.$A38]^0.8+0.5)" office:value-type="float" office:value="43">
            <text:p>43</text:p>
          </table:table-cell>
          <table:table-cell table:formula="oooc:=INT((15+15*(MIN([.$A38];[.H$36])/MIN([.H$36];12))^0.5)*[.$A38]^0.8+0.5)" office:value-type="float" office:value="40">
            <text:p>40</text:p>
          </table:table-cell>
          <table:table-cell table:formula="oooc:=INT((15+15*(MIN([.$A38];[.I$36])/MIN([.I$36];12))^0.5)*[.$A38]^0.8+0.5)" office:value-type="float" office:value="38">
            <text:p>38</text:p>
          </table:table-cell>
          <table:table-cell table:formula="oooc:=INT((15+15*(MIN([.$A38];[.J$36])/MIN([.J$36];12))^0.5)*[.$A38]^0.8+0.5)" office:value-type="float" office:value="37">
            <text:p>37</text:p>
          </table:table-cell>
          <table:table-cell table:formula="oooc:=INT((15+15*(MIN([.$A38];[.K$36])/MIN([.K$36];12))^0.5)*[.$A38]^0.8+0.5)" office:value-type="float" office:value="37">
            <text:p>37</text:p>
          </table:table-cell>
          <table:table-cell table:formula="oooc:=INT((15+15*(MIN([.$A38];[.L$36])/MIN([.L$36];12))^0.5)*[.$A38]^0.8+0.5)" office:value-type="float" office:value="37">
            <text:p>37</text:p>
          </table:table-cell>
          <table:table-cell table:formula="oooc:=INT((15+15*(MIN([.$A38];[.M$36])/MIN([.M$36];12))^0.5)*[.$A38]^0.8+0.5)" office:value-type="float" office:value="37">
            <text:p>37</text:p>
          </table:table-cell>
          <table:table-cell/>
          <table:table-cell table:formula="oooc:=-INT(2.2*MIN([.$A38];10)^0.7)" office:value-type="float" office:value="-3">
            <text:p>-3</text:p>
          </table:table-cell>
          <table:table-cell table:formula="oooc:=-INT(1.5*MIN([.$A38];10)^0.7)" office:value-type="float" office:value="-2">
            <text:p>-2</text:p>
          </table:table-cell>
          <table:table-cell/>
          <table:table-cell table:formula="oooc:=-INT((1.2+MIN([.$A38];10;[.R$36])/([.R$36]))*(MIN([.$A38];10;[.R$36])^0.6)+0.5)" office:value-type="float" office:value="-2">
            <text:p>-2</text:p>
          </table:table-cell>
          <table:table-cell table:formula="oooc:=-INT((1.2+MIN([.$A38];10;[.S$36])/([.S$36]))*(MIN([.$A38];10;[.S$36])^0.6)+0.5)" office:value-type="float" office:value="-3">
            <text:p>-3</text:p>
          </table:table-cell>
          <table:table-cell table:formula="oooc:=-INT((1.2+MIN([.$A38];10;[.T$36])/([.T$36]))*(MIN([.$A38];10;[.T$36])^0.6)+0.5)" office:value-type="float" office:value="-2">
            <text:p>-2</text:p>
          </table:table-cell>
          <table:table-cell table:formula="oooc:=-INT((1.2+MIN([.$A38];10;[.U$36])/([.U$36]))*(MIN([.$A38];10;[.U$36])^0.6)+0.5)" office:value-type="float" office:value="-2">
            <text:p>-2</text:p>
          </table:table-cell>
          <table:table-cell table:formula="oooc:=-INT((1.2+MIN([.$A38];10;[.V$36])/([.V$36]))*(MIN([.$A38];10;[.V$36])^0.6)+0.5)" office:value-type="float" office:value="-2">
            <text:p>-2</text:p>
          </table:table-cell>
          <table:table-cell table:formula="oooc:=-INT((1.2+MIN([.$A38];10;[.W$36])/([.W$36]))*(MIN([.$A38];10;[.W$36])^0.6)+0.5)" office:value-type="float" office:value="-2">
            <text:p>-2</text:p>
          </table:table-cell>
          <table:table-cell table:formula="oooc:=-INT((1.2+MIN([.$A38];10;[.X$36])/([.X$36]))*(MIN([.$A38];10;[.X$36])^0.6)+0.5)" office:value-type="float" office:value="-2">
            <text:p>-2</text:p>
          </table:table-cell>
          <table:table-cell table:formula="oooc:=-INT((1.2+MIN([.$A38];10;[.Y$36])/([.Y$36]))*(MIN([.$A38];10;[.Y$36])^0.6)+0.5)" office:value-type="float" office:value="-2">
            <text:p>-2</text:p>
          </table:table-cell>
          <table:table-cell table:formula="oooc:=-INT((1.2+MIN([.$A38];10;[.Z$36])/([.Z$36]))*(MIN([.$A38];10;[.Z$36])^0.6)+0.5)" office:value-type="float" office:value="-2">
            <text:p>-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INT(25*[.$A39]^0.8+0.5)" office:value-type="float" office:value="60">
            <text:p>60</text:p>
          </table:table-cell>
          <table:table-cell table:number-columns-repeated="2"/>
          <table:table-cell table:formula="oooc:=INT((15+15*(MIN([.$A39];[.E$36])/MIN([.E$36];12))^0.5)*[.$A39]^0.8+0.5)" office:value-type="float" office:value="72">
            <text:p>72</text:p>
          </table:table-cell>
          <table:table-cell table:formula="oooc:=INT((15+15*(MIN([.$A39];[.F$36])/MIN([.F$36];12))^0.5)*[.$A39]^0.8+0.5)" office:value-type="float" office:value="72">
            <text:p>72</text:p>
          </table:table-cell>
          <table:table-cell table:formula="oooc:=INT((15+15*(MIN([.$A39];[.G$36])/MIN([.G$36];12))^0.5)*[.$A39]^0.8+0.5)" office:value-type="float" office:value="64">
            <text:p>64</text:p>
          </table:table-cell>
          <table:table-cell table:formula="oooc:=INT((15+15*(MIN([.$A39];[.H$36])/MIN([.H$36];12))^0.5)*[.$A39]^0.8+0.5)" office:value-type="float" office:value="60">
            <text:p>60</text:p>
          </table:table-cell>
          <table:table-cell table:formula="oooc:=INT((15+15*(MIN([.$A39];[.I$36])/MIN([.I$36];12))^0.5)*[.$A39]^0.8+0.5)" office:value-type="float" office:value="57">
            <text:p>57</text:p>
          </table:table-cell>
          <table:table-cell table:formula="oooc:=INT((15+15*(MIN([.$A39];[.J$36])/MIN([.J$36];12))^0.5)*[.$A39]^0.8+0.5)" office:value-type="float" office:value="55">
            <text:p>55</text:p>
          </table:table-cell>
          <table:table-cell table:formula="oooc:=INT((15+15*(MIN([.$A39];[.K$36])/MIN([.K$36];12))^0.5)*[.$A39]^0.8+0.5)" office:value-type="float" office:value="54">
            <text:p>54</text:p>
          </table:table-cell>
          <table:table-cell table:formula="oooc:=INT((15+15*(MIN([.$A39];[.L$36])/MIN([.L$36];12))^0.5)*[.$A39]^0.8+0.5)" office:value-type="float" office:value="54">
            <text:p>54</text:p>
          </table:table-cell>
          <table:table-cell table:formula="oooc:=INT((15+15*(MIN([.$A39];[.M$36])/MIN([.M$36];12))^0.5)*[.$A39]^0.8+0.5)" office:value-type="float" office:value="54">
            <text:p>54</text:p>
          </table:table-cell>
          <table:table-cell/>
          <table:table-cell table:formula="oooc:=-INT(2.2*MIN([.$A39];10)^0.7)" office:value-type="float" office:value="-4">
            <text:p>-4</text:p>
          </table:table-cell>
          <table:table-cell table:formula="oooc:=-INT(1.5*MIN([.$A39];10)^0.7)" office:value-type="float" office:value="-3">
            <text:p>-3</text:p>
          </table:table-cell>
          <table:table-cell/>
          <table:table-cell table:formula="oooc:=-INT((1.2+MIN([.$A39];10;[.R$36])/([.R$36]))*(MIN([.$A39];10;[.R$36])^0.6)+0.5)" office:value-type="float" office:value="-2">
            <text:p>-2</text:p>
          </table:table-cell>
          <table:table-cell table:formula="oooc:=-INT((1.2+MIN([.$A39];10;[.S$36])/([.S$36]))*(MIN([.$A39];10;[.S$36])^0.6)+0.5)" office:value-type="float" office:value="-4">
            <text:p>-4</text:p>
          </table:table-cell>
          <table:table-cell table:formula="oooc:=-INT((1.2+MIN([.$A39];10;[.T$36])/([.T$36]))*(MIN([.$A39];10;[.T$36])^0.6)+0.5)" office:value-type="float" office:value="-3">
            <text:p>-3</text:p>
          </table:table-cell>
          <table:table-cell table:formula="oooc:=-INT((1.2+MIN([.$A39];10;[.U$36])/([.U$36]))*(MIN([.$A39];10;[.U$36])^0.6)+0.5)" office:value-type="float" office:value="-3">
            <text:p>-3</text:p>
          </table:table-cell>
          <table:table-cell table:formula="oooc:=-INT((1.2+MIN([.$A39];10;[.V$36])/([.V$36]))*(MIN([.$A39];10;[.V$36])^0.6)+0.5)" office:value-type="float" office:value="-3">
            <text:p>-3</text:p>
          </table:table-cell>
          <table:table-cell table:formula="oooc:=-INT((1.2+MIN([.$A39];10;[.W$36])/([.W$36]))*(MIN([.$A39];10;[.W$36])^0.6)+0.5)" office:value-type="float" office:value="-3">
            <text:p>-3</text:p>
          </table:table-cell>
          <table:table-cell table:formula="oooc:=-INT((1.2+MIN([.$A39];10;[.X$36])/([.X$36]))*(MIN([.$A39];10;[.X$36])^0.6)+0.5)" office:value-type="float" office:value="-3">
            <text:p>-3</text:p>
          </table:table-cell>
          <table:table-cell table:formula="oooc:=-INT((1.2+MIN([.$A39];10;[.Y$36])/([.Y$36]))*(MIN([.$A39];10;[.Y$36])^0.6)+0.5)" office:value-type="float" office:value="-3">
            <text:p>-3</text:p>
          </table:table-cell>
          <table:table-cell table:formula="oooc:=-INT((1.2+MIN([.$A39];10;[.Z$36])/([.Z$36]))*(MIN([.$A39];10;[.Z$36])^0.6)+0.5)" office:value-type="float" office:value="-3">
            <text:p>-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INT(25*[.$A40]^0.8+0.5)" office:value-type="float" office:value="76">
            <text:p>76</text:p>
          </table:table-cell>
          <table:table-cell table:number-columns-repeated="2"/>
          <table:table-cell table:formula="oooc:=INT((15+15*(MIN([.$A40];[.E$36])/MIN([.E$36];12))^0.5)*[.$A40]^0.8+0.5)" office:value-type="float" office:value="91">
            <text:p>91</text:p>
          </table:table-cell>
          <table:table-cell table:formula="oooc:=INT((15+15*(MIN([.$A40];[.F$36])/MIN([.F$36];12))^0.5)*[.$A40]^0.8+0.5)" office:value-type="float" office:value="91">
            <text:p>91</text:p>
          </table:table-cell>
          <table:table-cell table:formula="oooc:=INT((15+15*(MIN([.$A40];[.G$36])/MIN([.G$36];12))^0.5)*[.$A40]^0.8+0.5)" office:value-type="float" office:value="86">
            <text:p>86</text:p>
          </table:table-cell>
          <table:table-cell table:formula="oooc:=INT((15+15*(MIN([.$A40];[.H$36])/MIN([.H$36];12))^0.5)*[.$A40]^0.8+0.5)" office:value-type="float" office:value="80">
            <text:p>80</text:p>
          </table:table-cell>
          <table:table-cell table:formula="oooc:=INT((15+15*(MIN([.$A40];[.I$36])/MIN([.I$36];12))^0.5)*[.$A40]^0.8+0.5)" office:value-type="float" office:value="76">
            <text:p>76</text:p>
          </table:table-cell>
          <table:table-cell table:formula="oooc:=INT((15+15*(MIN([.$A40];[.J$36])/MIN([.J$36];12))^0.5)*[.$A40]^0.8+0.5)" office:value-type="float" office:value="73">
            <text:p>73</text:p>
          </table:table-cell>
          <table:table-cell table:formula="oooc:=INT((15+15*(MIN([.$A40];[.K$36])/MIN([.K$36];12))^0.5)*[.$A40]^0.8+0.5)" office:value-type="float" office:value="72">
            <text:p>72</text:p>
          </table:table-cell>
          <table:table-cell table:formula="oooc:=INT((15+15*(MIN([.$A40];[.L$36])/MIN([.L$36];12))^0.5)*[.$A40]^0.8+0.5)" office:value-type="float" office:value="72">
            <text:p>72</text:p>
          </table:table-cell>
          <table:table-cell table:formula="oooc:=INT((15+15*(MIN([.$A40];[.M$36])/MIN([.M$36];12))^0.5)*[.$A40]^0.8+0.5)" office:value-type="float" office:value="72">
            <text:p>72</text:p>
          </table:table-cell>
          <table:table-cell/>
          <table:table-cell table:formula="oooc:=-INT(2.2*MIN([.$A40];10)^0.7)" office:value-type="float" office:value="-5">
            <text:p>-5</text:p>
          </table:table-cell>
          <table:table-cell table:formula="oooc:=-INT(1.5*MIN([.$A40];10)^0.7)" office:value-type="float" office:value="-3">
            <text:p>-3</text:p>
          </table:table-cell>
          <table:table-cell/>
          <table:table-cell table:formula="oooc:=-INT((1.2+MIN([.$A40];10;[.R$36])/([.R$36]))*(MIN([.$A40];10;[.R$36])^0.6)+0.5)" office:value-type="float" office:value="-2">
            <text:p>-2</text:p>
          </table:table-cell>
          <table:table-cell table:formula="oooc:=-INT((1.2+MIN([.$A40];10;[.S$36])/([.S$36]))*(MIN([.$A40];10;[.S$36])^0.6)+0.5)" office:value-type="float" office:value="-4">
            <text:p>-4</text:p>
          </table:table-cell>
          <table:table-cell table:formula="oooc:=-INT((1.2+MIN([.$A40];10;[.T$36])/([.T$36]))*(MIN([.$A40];10;[.T$36])^0.6)+0.5)" office:value-type="float" office:value="-5">
            <text:p>-5</text:p>
          </table:table-cell>
          <table:table-cell table:formula="oooc:=-INT((1.2+MIN([.$A40];10;[.U$36])/([.U$36]))*(MIN([.$A40];10;[.U$36])^0.6)+0.5)" office:value-type="float" office:value="-4">
            <text:p>-4</text:p>
          </table:table-cell>
          <table:table-cell table:formula="oooc:=-INT((1.2+MIN([.$A40];10;[.V$36])/([.V$36]))*(MIN([.$A40];10;[.V$36])^0.6)+0.5)" office:value-type="float" office:value="-4">
            <text:p>-4</text:p>
          </table:table-cell>
          <table:table-cell table:formula="oooc:=-INT((1.2+MIN([.$A40];10;[.W$36])/([.W$36]))*(MIN([.$A40];10;[.W$36])^0.6)+0.5)" office:value-type="float" office:value="-4">
            <text:p>-4</text:p>
          </table:table-cell>
          <table:table-cell table:formula="oooc:=-INT((1.2+MIN([.$A40];10;[.X$36])/([.X$36]))*(MIN([.$A40];10;[.X$36])^0.6)+0.5)" office:value-type="float" office:value="-3">
            <text:p>-3</text:p>
          </table:table-cell>
          <table:table-cell table:formula="oooc:=-INT((1.2+MIN([.$A40];10;[.Y$36])/([.Y$36]))*(MIN([.$A40];10;[.Y$36])^0.6)+0.5)" office:value-type="float" office:value="-3">
            <text:p>-3</text:p>
          </table:table-cell>
          <table:table-cell table:formula="oooc:=-INT((1.2+MIN([.$A40];10;[.Z$36])/([.Z$36]))*(MIN([.$A40];10;[.Z$36])^0.6)+0.5)" office:value-type="float" office:value="-3">
            <text:p>-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INT(25*[.$A41]^0.8+0.5)" office:value-type="float" office:value="91">
            <text:p>91</text:p>
          </table:table-cell>
          <table:table-cell table:number-columns-repeated="2"/>
          <table:table-cell table:formula="oooc:=INT((15+15*(MIN([.$A41];[.E$36])/MIN([.E$36];12))^0.5)*[.$A41]^0.8+0.5)" office:value-type="float" office:value="109">
            <text:p>109</text:p>
          </table:table-cell>
          <table:table-cell table:formula="oooc:=INT((15+15*(MIN([.$A41];[.F$36])/MIN([.F$36];12))^0.5)*[.$A41]^0.8+0.5)" office:value-type="float" office:value="109">
            <text:p>109</text:p>
          </table:table-cell>
          <table:table-cell table:formula="oooc:=INT((15+15*(MIN([.$A41];[.G$36])/MIN([.G$36];12))^0.5)*[.$A41]^0.8+0.5)" office:value-type="float" office:value="109">
            <text:p>109</text:p>
          </table:table-cell>
          <table:table-cell table:formula="oooc:=INT((15+15*(MIN([.$A41];[.H$36])/MIN([.H$36];12))^0.5)*[.$A41]^0.8+0.5)" office:value-type="float" office:value="100">
            <text:p>100</text:p>
          </table:table-cell>
          <table:table-cell table:formula="oooc:=INT((15+15*(MIN([.$A41];[.I$36])/MIN([.I$36];12))^0.5)*[.$A41]^0.8+0.5)" office:value-type="float" office:value="95">
            <text:p>95</text:p>
          </table:table-cell>
          <table:table-cell table:formula="oooc:=INT((15+15*(MIN([.$A41];[.J$36])/MIN([.J$36];12))^0.5)*[.$A41]^0.8+0.5)" office:value-type="float" office:value="91">
            <text:p>91</text:p>
          </table:table-cell>
          <table:table-cell table:formula="oooc:=INT((15+15*(MIN([.$A41];[.K$36])/MIN([.K$36];12))^0.5)*[.$A41]^0.8+0.5)" office:value-type="float" office:value="89">
            <text:p>89</text:p>
          </table:table-cell>
          <table:table-cell table:formula="oooc:=INT((15+15*(MIN([.$A41];[.L$36])/MIN([.L$36];12))^0.5)*[.$A41]^0.8+0.5)" office:value-type="float" office:value="89">
            <text:p>89</text:p>
          </table:table-cell>
          <table:table-cell table:formula="oooc:=INT((15+15*(MIN([.$A41];[.M$36])/MIN([.M$36];12))^0.5)*[.$A41]^0.8+0.5)" office:value-type="float" office:value="89">
            <text:p>89</text:p>
          </table:table-cell>
          <table:table-cell/>
          <table:table-cell table:formula="oooc:=-INT(2.2*MIN([.$A41];10)^0.7)" office:value-type="float" office:value="-6">
            <text:p>-6</text:p>
          </table:table-cell>
          <table:table-cell table:formula="oooc:=-INT(1.5*MIN([.$A41];10)^0.7)" office:value-type="float" office:value="-4">
            <text:p>-4</text:p>
          </table:table-cell>
          <table:table-cell/>
          <table:table-cell table:formula="oooc:=-INT((1.2+MIN([.$A41];10;[.R$36])/([.R$36]))*(MIN([.$A41];10;[.R$36])^0.6)+0.5)" office:value-type="float" office:value="-2">
            <text:p>-2</text:p>
          </table:table-cell>
          <table:table-cell table:formula="oooc:=-INT((1.2+MIN([.$A41];10;[.S$36])/([.S$36]))*(MIN([.$A41];10;[.S$36])^0.6)+0.5)" office:value-type="float" office:value="-4">
            <text:p>-4</text:p>
          </table:table-cell>
          <table:table-cell table:formula="oooc:=-INT((1.2+MIN([.$A41];10;[.T$36])/([.T$36]))*(MIN([.$A41];10;[.T$36])^0.6)+0.5)" office:value-type="float" office:value="-6">
            <text:p>-6</text:p>
          </table:table-cell>
          <table:table-cell table:formula="oooc:=-INT((1.2+MIN([.$A41];10;[.U$36])/([.U$36]))*(MIN([.$A41];10;[.U$36])^0.6)+0.5)" office:value-type="float" office:value="-5">
            <text:p>-5</text:p>
          </table:table-cell>
          <table:table-cell table:formula="oooc:=-INT((1.2+MIN([.$A41];10;[.V$36])/([.V$36]))*(MIN([.$A41];10;[.V$36])^0.6)+0.5)" office:value-type="float" office:value="-5">
            <text:p>-5</text:p>
          </table:table-cell>
          <table:table-cell table:formula="oooc:=-INT((1.2+MIN([.$A41];10;[.W$36])/([.W$36]))*(MIN([.$A41];10;[.W$36])^0.6)+0.5)" office:value-type="float" office:value="-4">
            <text:p>-4</text:p>
          </table:table-cell>
          <table:table-cell table:formula="oooc:=-INT((1.2+MIN([.$A41];10;[.X$36])/([.X$36]))*(MIN([.$A41];10;[.X$36])^0.6)+0.5)" office:value-type="float" office:value="-4">
            <text:p>-4</text:p>
          </table:table-cell>
          <table:table-cell table:formula="oooc:=-INT((1.2+MIN([.$A41];10;[.Y$36])/([.Y$36]))*(MIN([.$A41];10;[.Y$36])^0.6)+0.5)" office:value-type="float" office:value="-4">
            <text:p>-4</text:p>
          </table:table-cell>
          <table:table-cell table:formula="oooc:=-INT((1.2+MIN([.$A41];10;[.Z$36])/([.Z$36]))*(MIN([.$A41];10;[.Z$36])^0.6)+0.5)" office:value-type="float" office:value="-4">
            <text:p>-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INT(25*[.$A42]^0.8+0.5)" office:value-type="float" office:value="105">
            <text:p>105</text:p>
          </table:table-cell>
          <table:table-cell table:number-columns-repeated="2"/>
          <table:table-cell table:formula="oooc:=INT((15+15*(MIN([.$A42];[.E$36])/MIN([.E$36];12))^0.5)*[.$A42]^0.8+0.5)" office:value-type="float" office:value="126">
            <text:p>126</text:p>
          </table:table-cell>
          <table:table-cell table:formula="oooc:=INT((15+15*(MIN([.$A42];[.F$36])/MIN([.F$36];12))^0.5)*[.$A42]^0.8+0.5)" office:value-type="float" office:value="126">
            <text:p>126</text:p>
          </table:table-cell>
          <table:table-cell table:formula="oooc:=INT((15+15*(MIN([.$A42];[.G$36])/MIN([.G$36];12))^0.5)*[.$A42]^0.8+0.5)" office:value-type="float" office:value="126">
            <text:p>126</text:p>
          </table:table-cell>
          <table:table-cell table:formula="oooc:=INT((15+15*(MIN([.$A42];[.H$36])/MIN([.H$36];12))^0.5)*[.$A42]^0.8+0.5)" office:value-type="float" office:value="121">
            <text:p>121</text:p>
          </table:table-cell>
          <table:table-cell table:formula="oooc:=INT((15+15*(MIN([.$A42];[.I$36])/MIN([.I$36];12))^0.5)*[.$A42]^0.8+0.5)" office:value-type="float" office:value="114">
            <text:p>114</text:p>
          </table:table-cell>
          <table:table-cell table:formula="oooc:=INT((15+15*(MIN([.$A42];[.J$36])/MIN([.J$36];12))^0.5)*[.$A42]^0.8+0.5)" office:value-type="float" office:value="109">
            <text:p>109</text:p>
          </table:table-cell>
          <table:table-cell table:formula="oooc:=INT((15+15*(MIN([.$A42];[.K$36])/MIN([.K$36];12))^0.5)*[.$A42]^0.8+0.5)" office:value-type="float" office:value="107">
            <text:p>107</text:p>
          </table:table-cell>
          <table:table-cell table:formula="oooc:=INT((15+15*(MIN([.$A42];[.L$36])/MIN([.L$36];12))^0.5)*[.$A42]^0.8+0.5)" office:value-type="float" office:value="107">
            <text:p>107</text:p>
          </table:table-cell>
          <table:table-cell table:formula="oooc:=INT((15+15*(MIN([.$A42];[.M$36])/MIN([.M$36];12))^0.5)*[.$A42]^0.8+0.5)" office:value-type="float" office:value="107">
            <text:p>107</text:p>
          </table:table-cell>
          <table:table-cell/>
          <table:table-cell table:formula="oooc:=-INT(2.2*MIN([.$A42];10)^0.7)" office:value-type="float" office:value="-7">
            <text:p>-7</text:p>
          </table:table-cell>
          <table:table-cell table:formula="oooc:=-INT(1.5*MIN([.$A42];10)^0.7)" office:value-type="float" office:value="-5">
            <text:p>-5</text:p>
          </table:table-cell>
          <table:table-cell/>
          <table:table-cell table:formula="oooc:=-INT((1.2+MIN([.$A42];10;[.R$36])/([.R$36]))*(MIN([.$A42];10;[.R$36])^0.6)+0.5)" office:value-type="float" office:value="-2">
            <text:p>-2</text:p>
          </table:table-cell>
          <table:table-cell table:formula="oooc:=-INT((1.2+MIN([.$A42];10;[.S$36])/([.S$36]))*(MIN([.$A42];10;[.S$36])^0.6)+0.5)" office:value-type="float" office:value="-4">
            <text:p>-4</text:p>
          </table:table-cell>
          <table:table-cell table:formula="oooc:=-INT((1.2+MIN([.$A42];10;[.T$36])/([.T$36]))*(MIN([.$A42];10;[.T$36])^0.6)+0.5)" office:value-type="float" office:value="-6">
            <text:p>-6</text:p>
          </table:table-cell>
          <table:table-cell table:formula="oooc:=-INT((1.2+MIN([.$A42];10;[.U$36])/([.U$36]))*(MIN([.$A42];10;[.U$36])^0.6)+0.5)" office:value-type="float" office:value="-6">
            <text:p>-6</text:p>
          </table:table-cell>
          <table:table-cell table:formula="oooc:=-INT((1.2+MIN([.$A42];10;[.V$36])/([.V$36]))*(MIN([.$A42];10;[.V$36])^0.6)+0.5)" office:value-type="float" office:value="-5">
            <text:p>-5</text:p>
          </table:table-cell>
          <table:table-cell table:formula="oooc:=-INT((1.2+MIN([.$A42];10;[.W$36])/([.W$36]))*(MIN([.$A42];10;[.W$36])^0.6)+0.5)" office:value-type="float" office:value="-5">
            <text:p>-5</text:p>
          </table:table-cell>
          <table:table-cell table:formula="oooc:=-INT((1.2+MIN([.$A42];10;[.X$36])/([.X$36]))*(MIN([.$A42];10;[.X$36])^0.6)+0.5)" office:value-type="float" office:value="-5">
            <text:p>-5</text:p>
          </table:table-cell>
          <table:table-cell table:formula="oooc:=-INT((1.2+MIN([.$A42];10;[.Y$36])/([.Y$36]))*(MIN([.$A42];10;[.Y$36])^0.6)+0.5)" office:value-type="float" office:value="-5">
            <text:p>-5</text:p>
          </table:table-cell>
          <table:table-cell table:formula="oooc:=-INT((1.2+MIN([.$A42];10;[.Z$36])/([.Z$36]))*(MIN([.$A42];10;[.Z$36])^0.6)+0.5)" office:value-type="float" office:value="-5">
            <text:p>-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INT(25*[.$A43]^0.8+0.5)" office:value-type="float" office:value="119">
            <text:p>119</text:p>
          </table:table-cell>
          <table:table-cell table:number-columns-repeated="2"/>
          <table:table-cell table:formula="oooc:=INT((15+15*(MIN([.$A43];[.E$36])/MIN([.E$36];12))^0.5)*[.$A43]^0.8+0.5)" office:value-type="float" office:value="142">
            <text:p>142</text:p>
          </table:table-cell>
          <table:table-cell table:formula="oooc:=INT((15+15*(MIN([.$A43];[.F$36])/MIN([.F$36];12))^0.5)*[.$A43]^0.8+0.5)" office:value-type="float" office:value="142">
            <text:p>142</text:p>
          </table:table-cell>
          <table:table-cell table:formula="oooc:=INT((15+15*(MIN([.$A43];[.G$36])/MIN([.G$36];12))^0.5)*[.$A43]^0.8+0.5)" office:value-type="float" office:value="142">
            <text:p>142</text:p>
          </table:table-cell>
          <table:table-cell table:formula="oooc:=INT((15+15*(MIN([.$A43];[.H$36])/MIN([.H$36];12))^0.5)*[.$A43]^0.8+0.5)" office:value-type="float" office:value="142">
            <text:p>142</text:p>
          </table:table-cell>
          <table:table-cell table:formula="oooc:=INT((15+15*(MIN([.$A43];[.I$36])/MIN([.I$36];12))^0.5)*[.$A43]^0.8+0.5)" office:value-type="float" office:value="134">
            <text:p>134</text:p>
          </table:table-cell>
          <table:table-cell table:formula="oooc:=INT((15+15*(MIN([.$A43];[.J$36])/MIN([.J$36];12))^0.5)*[.$A43]^0.8+0.5)" office:value-type="float" office:value="128">
            <text:p>128</text:p>
          </table:table-cell>
          <table:table-cell table:formula="oooc:=INT((15+15*(MIN([.$A43];[.K$36])/MIN([.K$36];12))^0.5)*[.$A43]^0.8+0.5)" office:value-type="float" office:value="125">
            <text:p>125</text:p>
          </table:table-cell>
          <table:table-cell table:formula="oooc:=INT((15+15*(MIN([.$A43];[.L$36])/MIN([.L$36];12))^0.5)*[.$A43]^0.8+0.5)" office:value-type="float" office:value="125">
            <text:p>125</text:p>
          </table:table-cell>
          <table:table-cell table:formula="oooc:=INT((15+15*(MIN([.$A43];[.M$36])/MIN([.M$36];12))^0.5)*[.$A43]^0.8+0.5)" office:value-type="float" office:value="125">
            <text:p>125</text:p>
          </table:table-cell>
          <table:table-cell/>
          <table:table-cell table:formula="oooc:=-INT(2.2*MIN([.$A43];10)^0.7)" office:value-type="float" office:value="-8">
            <text:p>-8</text:p>
          </table:table-cell>
          <table:table-cell table:formula="oooc:=-INT(1.5*MIN([.$A43];10)^0.7)" office:value-type="float" office:value="-5">
            <text:p>-5</text:p>
          </table:table-cell>
          <table:table-cell/>
          <table:table-cell table:formula="oooc:=-INT((1.2+MIN([.$A43];10;[.R$36])/([.R$36]))*(MIN([.$A43];10;[.R$36])^0.6)+0.5)" office:value-type="float" office:value="-2">
            <text:p>-2</text:p>
          </table:table-cell>
          <table:table-cell table:formula="oooc:=-INT((1.2+MIN([.$A43];10;[.S$36])/([.S$36]))*(MIN([.$A43];10;[.S$36])^0.6)+0.5)" office:value-type="float" office:value="-4">
            <text:p>-4</text:p>
          </table:table-cell>
          <table:table-cell table:formula="oooc:=-INT((1.2+MIN([.$A43];10;[.T$36])/([.T$36]))*(MIN([.$A43];10;[.T$36])^0.6)+0.5)" office:value-type="float" office:value="-6">
            <text:p>-6</text:p>
          </table:table-cell>
          <table:table-cell table:formula="oooc:=-INT((1.2+MIN([.$A43];10;[.U$36])/([.U$36]))*(MIN([.$A43];10;[.U$36])^0.6)+0.5)" office:value-type="float" office:value="-7">
            <text:p>-7</text:p>
          </table:table-cell>
          <table:table-cell table:formula="oooc:=-INT((1.2+MIN([.$A43];10;[.V$36])/([.V$36]))*(MIN([.$A43];10;[.V$36])^0.6)+0.5)" office:value-type="float" office:value="-6">
            <text:p>-6</text:p>
          </table:table-cell>
          <table:table-cell table:formula="oooc:=-INT((1.2+MIN([.$A43];10;[.W$36])/([.W$36]))*(MIN([.$A43];10;[.W$36])^0.6)+0.5)" office:value-type="float" office:value="-6">
            <text:p>-6</text:p>
          </table:table-cell>
          <table:table-cell table:formula="oooc:=-INT((1.2+MIN([.$A43];10;[.X$36])/([.X$36]))*(MIN([.$A43];10;[.X$36])^0.6)+0.5)" office:value-type="float" office:value="-6">
            <text:p>-6</text:p>
          </table:table-cell>
          <table:table-cell table:formula="oooc:=-INT((1.2+MIN([.$A43];10;[.Y$36])/([.Y$36]))*(MIN([.$A43];10;[.Y$36])^0.6)+0.5)" office:value-type="float" office:value="-5">
            <text:p>-5</text:p>
          </table:table-cell>
          <table:table-cell table:formula="oooc:=-INT((1.2+MIN([.$A43];10;[.Z$36])/([.Z$36]))*(MIN([.$A43];10;[.Z$36])^0.6)+0.5)" office:value-type="float" office:value="-5">
            <text:p>-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INT(25*[.$A44]^0.8+0.5)" office:value-type="float" office:value="132">
            <text:p>132</text:p>
          </table:table-cell>
          <table:table-cell table:number-columns-repeated="2"/>
          <table:table-cell table:formula="oooc:=INT((15+15*(MIN([.$A44];[.E$36])/MIN([.E$36];12))^0.5)*[.$A44]^0.8+0.5)" office:value-type="float" office:value="158">
            <text:p>158</text:p>
          </table:table-cell>
          <table:table-cell table:formula="oooc:=INT((15+15*(MIN([.$A44];[.F$36])/MIN([.F$36];12))^0.5)*[.$A44]^0.8+0.5)" office:value-type="float" office:value="158">
            <text:p>158</text:p>
          </table:table-cell>
          <table:table-cell table:formula="oooc:=INT((15+15*(MIN([.$A44];[.G$36])/MIN([.G$36];12))^0.5)*[.$A44]^0.8+0.5)" office:value-type="float" office:value="158">
            <text:p>158</text:p>
          </table:table-cell>
          <table:table-cell table:formula="oooc:=INT((15+15*(MIN([.$A44];[.H$36])/MIN([.H$36];12))^0.5)*[.$A44]^0.8+0.5)" office:value-type="float" office:value="158">
            <text:p>158</text:p>
          </table:table-cell>
          <table:table-cell table:formula="oooc:=INT((15+15*(MIN([.$A44];[.I$36])/MIN([.I$36];12))^0.5)*[.$A44]^0.8+0.5)" office:value-type="float" office:value="154">
            <text:p>154</text:p>
          </table:table-cell>
          <table:table-cell table:formula="oooc:=INT((15+15*(MIN([.$A44];[.J$36])/MIN([.J$36];12))^0.5)*[.$A44]^0.8+0.5)" office:value-type="float" office:value="147">
            <text:p>147</text:p>
          </table:table-cell>
          <table:table-cell table:formula="oooc:=INT((15+15*(MIN([.$A44];[.K$36])/MIN([.K$36];12))^0.5)*[.$A44]^0.8+0.5)" office:value-type="float" office:value="144">
            <text:p>144</text:p>
          </table:table-cell>
          <table:table-cell table:formula="oooc:=INT((15+15*(MIN([.$A44];[.L$36])/MIN([.L$36];12))^0.5)*[.$A44]^0.8+0.5)" office:value-type="float" office:value="144">
            <text:p>144</text:p>
          </table:table-cell>
          <table:table-cell table:formula="oooc:=INT((15+15*(MIN([.$A44];[.M$36])/MIN([.M$36];12))^0.5)*[.$A44]^0.8+0.5)" office:value-type="float" office:value="144">
            <text:p>144</text:p>
          </table:table-cell>
          <table:table-cell/>
          <table:table-cell table:formula="oooc:=-INT(2.2*MIN([.$A44];10)^0.7)" office:value-type="float" office:value="-9">
            <text:p>-9</text:p>
          </table:table-cell>
          <table:table-cell table:formula="oooc:=-INT(1.5*MIN([.$A44];10)^0.7)" office:value-type="float" office:value="-6">
            <text:p>-6</text:p>
          </table:table-cell>
          <table:table-cell/>
          <table:table-cell table:formula="oooc:=-INT((1.2+MIN([.$A44];10;[.R$36])/([.R$36]))*(MIN([.$A44];10;[.R$36])^0.6)+0.5)" office:value-type="float" office:value="-2">
            <text:p>-2</text:p>
          </table:table-cell>
          <table:table-cell table:formula="oooc:=-INT((1.2+MIN([.$A44];10;[.S$36])/([.S$36]))*(MIN([.$A44];10;[.S$36])^0.6)+0.5)" office:value-type="float" office:value="-4">
            <text:p>-4</text:p>
          </table:table-cell>
          <table:table-cell table:formula="oooc:=-INT((1.2+MIN([.$A44];10;[.T$36])/([.T$36]))*(MIN([.$A44];10;[.T$36])^0.6)+0.5)" office:value-type="float" office:value="-6">
            <text:p>-6</text:p>
          </table:table-cell>
          <table:table-cell table:formula="oooc:=-INT((1.2+MIN([.$A44];10;[.U$36])/([.U$36]))*(MIN([.$A44];10;[.U$36])^0.6)+0.5)" office:value-type="float" office:value="-7">
            <text:p>-7</text:p>
          </table:table-cell>
          <table:table-cell table:formula="oooc:=-INT((1.2+MIN([.$A44];10;[.V$36])/([.V$36]))*(MIN([.$A44];10;[.V$36])^0.6)+0.5)" office:value-type="float" office:value="-7">
            <text:p>-7</text:p>
          </table:table-cell>
          <table:table-cell table:formula="oooc:=-INT((1.2+MIN([.$A44];10;[.W$36])/([.W$36]))*(MIN([.$A44];10;[.W$36])^0.6)+0.5)" office:value-type="float" office:value="-7">
            <text:p>-7</text:p>
          </table:table-cell>
          <table:table-cell table:formula="oooc:=-INT((1.2+MIN([.$A44];10;[.X$36])/([.X$36]))*(MIN([.$A44];10;[.X$36])^0.6)+0.5)" office:value-type="float" office:value="-6">
            <text:p>-6</text:p>
          </table:table-cell>
          <table:table-cell table:formula="oooc:=-INT((1.2+MIN([.$A44];10;[.Y$36])/([.Y$36]))*(MIN([.$A44];10;[.Y$36])^0.6)+0.5)" office:value-type="float" office:value="-6">
            <text:p>-6</text:p>
          </table:table-cell>
          <table:table-cell table:formula="oooc:=-INT((1.2+MIN([.$A44];10;[.Z$36])/([.Z$36]))*(MIN([.$A44];10;[.Z$36])^0.6)+0.5)" office:value-type="float" office:value="-6">
            <text:p>-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INT(25*[.$A45]^0.8+0.5)" office:value-type="float" office:value="145">
            <text:p>145</text:p>
          </table:table-cell>
          <table:table-cell table:number-columns-repeated="2"/>
          <table:table-cell table:formula="oooc:=INT((15+15*(MIN([.$A45];[.E$36])/MIN([.E$36];12))^0.5)*[.$A45]^0.8+0.5)" office:value-type="float" office:value="174">
            <text:p>174</text:p>
          </table:table-cell>
          <table:table-cell table:formula="oooc:=INT((15+15*(MIN([.$A45];[.F$36])/MIN([.F$36];12))^0.5)*[.$A45]^0.8+0.5)" office:value-type="float" office:value="174">
            <text:p>174</text:p>
          </table:table-cell>
          <table:table-cell table:formula="oooc:=INT((15+15*(MIN([.$A45];[.G$36])/MIN([.G$36];12))^0.5)*[.$A45]^0.8+0.5)" office:value-type="float" office:value="174">
            <text:p>174</text:p>
          </table:table-cell>
          <table:table-cell table:formula="oooc:=INT((15+15*(MIN([.$A45];[.H$36])/MIN([.H$36];12))^0.5)*[.$A45]^0.8+0.5)" office:value-type="float" office:value="174">
            <text:p>174</text:p>
          </table:table-cell>
          <table:table-cell table:formula="oooc:=INT((15+15*(MIN([.$A45];[.I$36])/MIN([.I$36];12))^0.5)*[.$A45]^0.8+0.5)" office:value-type="float" office:value="174">
            <text:p>174</text:p>
          </table:table-cell>
          <table:table-cell table:formula="oooc:=INT((15+15*(MIN([.$A45];[.J$36])/MIN([.J$36];12))^0.5)*[.$A45]^0.8+0.5)" office:value-type="float" office:value="166">
            <text:p>166</text:p>
          </table:table-cell>
          <table:table-cell table:formula="oooc:=INT((15+15*(MIN([.$A45];[.K$36])/MIN([.K$36];12))^0.5)*[.$A45]^0.8+0.5)" office:value-type="float" office:value="162">
            <text:p>162</text:p>
          </table:table-cell>
          <table:table-cell table:formula="oooc:=INT((15+15*(MIN([.$A45];[.L$36])/MIN([.L$36];12))^0.5)*[.$A45]^0.8+0.5)" office:value-type="float" office:value="162">
            <text:p>162</text:p>
          </table:table-cell>
          <table:table-cell table:formula="oooc:=INT((15+15*(MIN([.$A45];[.M$36])/MIN([.M$36];12))^0.5)*[.$A45]^0.8+0.5)" office:value-type="float" office:value="162">
            <text:p>162</text:p>
          </table:table-cell>
          <table:table-cell/>
          <table:table-cell table:formula="oooc:=-INT(2.2*MIN([.$A45];10)^0.7)" office:value-type="float" office:value="-10">
            <text:p>-10</text:p>
          </table:table-cell>
          <table:table-cell table:formula="oooc:=-INT(1.5*MIN([.$A45];10)^0.7)" office:value-type="float" office:value="-6">
            <text:p>-6</text:p>
          </table:table-cell>
          <table:table-cell/>
          <table:table-cell table:formula="oooc:=-INT((1.2+MIN([.$A45];10;[.R$36])/([.R$36]))*(MIN([.$A45];10;[.R$36])^0.6)+0.5)" office:value-type="float" office:value="-2">
            <text:p>-2</text:p>
          </table:table-cell>
          <table:table-cell table:formula="oooc:=-INT((1.2+MIN([.$A45];10;[.S$36])/([.S$36]))*(MIN([.$A45];10;[.S$36])^0.6)+0.5)" office:value-type="float" office:value="-4">
            <text:p>-4</text:p>
          </table:table-cell>
          <table:table-cell table:formula="oooc:=-INT((1.2+MIN([.$A45];10;[.T$36])/([.T$36]))*(MIN([.$A45];10;[.T$36])^0.6)+0.5)" office:value-type="float" office:value="-6">
            <text:p>-6</text:p>
          </table:table-cell>
          <table:table-cell table:formula="oooc:=-INT((1.2+MIN([.$A45];10;[.U$36])/([.U$36]))*(MIN([.$A45];10;[.U$36])^0.6)+0.5)" office:value-type="float" office:value="-7">
            <text:p>-7</text:p>
          </table:table-cell>
          <table:table-cell table:formula="oooc:=-INT((1.2+MIN([.$A45];10;[.V$36])/([.V$36]))*(MIN([.$A45];10;[.V$36])^0.6)+0.5)" office:value-type="float" office:value="-8">
            <text:p>-8</text:p>
          </table:table-cell>
          <table:table-cell table:formula="oooc:=-INT((1.2+MIN([.$A45];10;[.W$36])/([.W$36]))*(MIN([.$A45];10;[.W$36])^0.6)+0.5)" office:value-type="float" office:value="-8">
            <text:p>-8</text:p>
          </table:table-cell>
          <table:table-cell table:formula="oooc:=-INT((1.2+MIN([.$A45];10;[.X$36])/([.X$36]))*(MIN([.$A45];10;[.X$36])^0.6)+0.5)" office:value-type="float" office:value="-7">
            <text:p>-7</text:p>
          </table:table-cell>
          <table:table-cell table:formula="oooc:=-INT((1.2+MIN([.$A45];10;[.Y$36])/([.Y$36]))*(MIN([.$A45];10;[.Y$36])^0.6)+0.5)" office:value-type="float" office:value="-7">
            <text:p>-7</text:p>
          </table:table-cell>
          <table:table-cell table:formula="oooc:=-INT((1.2+MIN([.$A45];10;[.Z$36])/([.Z$36]))*(MIN([.$A45];10;[.Z$36])^0.6)+0.5)" office:value-type="float" office:value="-6">
            <text:p>-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INT(25*[.$A46]^0.8+0.5)" office:value-type="float" office:value="158">
            <text:p>158</text:p>
          </table:table-cell>
          <table:table-cell table:number-columns-repeated="2"/>
          <table:table-cell table:formula="oooc:=INT((15+15*(MIN([.$A46];[.E$36])/MIN([.E$36];12))^0.5)*[.$A46]^0.8+0.5)" office:value-type="float" office:value="189">
            <text:p>189</text:p>
          </table:table-cell>
          <table:table-cell table:formula="oooc:=INT((15+15*(MIN([.$A46];[.F$36])/MIN([.F$36];12))^0.5)*[.$A46]^0.8+0.5)" office:value-type="float" office:value="189">
            <text:p>189</text:p>
          </table:table-cell>
          <table:table-cell table:formula="oooc:=INT((15+15*(MIN([.$A46];[.G$36])/MIN([.G$36];12))^0.5)*[.$A46]^0.8+0.5)" office:value-type="float" office:value="189">
            <text:p>189</text:p>
          </table:table-cell>
          <table:table-cell table:formula="oooc:=INT((15+15*(MIN([.$A46];[.H$36])/MIN([.H$36];12))^0.5)*[.$A46]^0.8+0.5)" office:value-type="float" office:value="189">
            <text:p>189</text:p>
          </table:table-cell>
          <table:table-cell table:formula="oooc:=INT((15+15*(MIN([.$A46];[.I$36])/MIN([.I$36];12))^0.5)*[.$A46]^0.8+0.5)" office:value-type="float" office:value="189">
            <text:p>189</text:p>
          </table:table-cell>
          <table:table-cell table:formula="oooc:=INT((15+15*(MIN([.$A46];[.J$36])/MIN([.J$36];12))^0.5)*[.$A46]^0.8+0.5)" office:value-type="float" office:value="185">
            <text:p>185</text:p>
          </table:table-cell>
          <table:table-cell table:formula="oooc:=INT((15+15*(MIN([.$A46];[.K$36])/MIN([.K$36];12))^0.5)*[.$A46]^0.8+0.5)" office:value-type="float" office:value="181">
            <text:p>181</text:p>
          </table:table-cell>
          <table:table-cell table:formula="oooc:=INT((15+15*(MIN([.$A46];[.L$36])/MIN([.L$36];12))^0.5)*[.$A46]^0.8+0.5)" office:value-type="float" office:value="181">
            <text:p>181</text:p>
          </table:table-cell>
          <table:table-cell table:formula="oooc:=INT((15+15*(MIN([.$A46];[.M$36])/MIN([.M$36];12))^0.5)*[.$A46]^0.8+0.5)" office:value-type="float" office:value="181">
            <text:p>181</text:p>
          </table:table-cell>
          <table:table-cell/>
          <table:table-cell table:formula="oooc:=-INT(2.2*MIN([.$A46];10)^0.7)" office:value-type="float" office:value="-11">
            <text:p>-11</text:p>
          </table:table-cell>
          <table:table-cell table:formula="oooc:=-INT(1.5*MIN([.$A46];10)^0.7)" office:value-type="float" office:value="-7">
            <text:p>-7</text:p>
          </table:table-cell>
          <table:table-cell/>
          <table:table-cell table:formula="oooc:=-INT((1.2+MIN([.$A46];10;[.R$36])/([.R$36]))*(MIN([.$A46];10;[.R$36])^0.6)+0.5)" office:value-type="float" office:value="-2">
            <text:p>-2</text:p>
          </table:table-cell>
          <table:table-cell table:formula="oooc:=-INT((1.2+MIN([.$A46];10;[.S$36])/([.S$36]))*(MIN([.$A46];10;[.S$36])^0.6)+0.5)" office:value-type="float" office:value="-4">
            <text:p>-4</text:p>
          </table:table-cell>
          <table:table-cell table:formula="oooc:=-INT((1.2+MIN([.$A46];10;[.T$36])/([.T$36]))*(MIN([.$A46];10;[.T$36])^0.6)+0.5)" office:value-type="float" office:value="-6">
            <text:p>-6</text:p>
          </table:table-cell>
          <table:table-cell table:formula="oooc:=-INT((1.2+MIN([.$A46];10;[.U$36])/([.U$36]))*(MIN([.$A46];10;[.U$36])^0.6)+0.5)" office:value-type="float" office:value="-7">
            <text:p>-7</text:p>
          </table:table-cell>
          <table:table-cell table:formula="oooc:=-INT((1.2+MIN([.$A46];10;[.V$36])/([.V$36]))*(MIN([.$A46];10;[.V$36])^0.6)+0.5)" office:value-type="float" office:value="-8">
            <text:p>-8</text:p>
          </table:table-cell>
          <table:table-cell table:formula="oooc:=-INT((1.2+MIN([.$A46];10;[.W$36])/([.W$36]))*(MIN([.$A46];10;[.W$36])^0.6)+0.5)" office:value-type="float" office:value="-8">
            <text:p>-8</text:p>
          </table:table-cell>
          <table:table-cell table:formula="oooc:=-INT((1.2+MIN([.$A46];10;[.X$36])/([.X$36]))*(MIN([.$A46];10;[.X$36])^0.6)+0.5)" office:value-type="float" office:value="-8">
            <text:p>-8</text:p>
          </table:table-cell>
          <table:table-cell table:formula="oooc:=-INT((1.2+MIN([.$A46];10;[.Y$36])/([.Y$36]))*(MIN([.$A46];10;[.Y$36])^0.6)+0.5)" office:value-type="float" office:value="-7">
            <text:p>-7</text:p>
          </table:table-cell>
          <table:table-cell table:formula="oooc:=-INT((1.2+MIN([.$A46];10;[.Z$36])/([.Z$36]))*(MIN([.$A46];10;[.Z$36])^0.6)+0.5)" office:value-type="float" office:value="-7">
            <text:p>-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INT(25*[.$A47]^0.8+0.5)" office:value-type="float" office:value="170">
            <text:p>170</text:p>
          </table:table-cell>
          <table:table-cell table:number-columns-repeated="2"/>
          <table:table-cell table:formula="oooc:=INT((15+15*(MIN([.$A47];[.E$36])/MIN([.E$36];12))^0.5)*[.$A47]^0.8+0.5)" office:value-type="float" office:value="204">
            <text:p>204</text:p>
          </table:table-cell>
          <table:table-cell table:formula="oooc:=INT((15+15*(MIN([.$A47];[.F$36])/MIN([.F$36];12))^0.5)*[.$A47]^0.8+0.5)" office:value-type="float" office:value="204">
            <text:p>204</text:p>
          </table:table-cell>
          <table:table-cell table:formula="oooc:=INT((15+15*(MIN([.$A47];[.G$36])/MIN([.G$36];12))^0.5)*[.$A47]^0.8+0.5)" office:value-type="float" office:value="204">
            <text:p>204</text:p>
          </table:table-cell>
          <table:table-cell table:formula="oooc:=INT((15+15*(MIN([.$A47];[.H$36])/MIN([.H$36];12))^0.5)*[.$A47]^0.8+0.5)" office:value-type="float" office:value="204">
            <text:p>204</text:p>
          </table:table-cell>
          <table:table-cell table:formula="oooc:=INT((15+15*(MIN([.$A47];[.I$36])/MIN([.I$36];12))^0.5)*[.$A47]^0.8+0.5)" office:value-type="float" office:value="204">
            <text:p>204</text:p>
          </table:table-cell>
          <table:table-cell table:formula="oooc:=INT((15+15*(MIN([.$A47];[.J$36])/MIN([.J$36];12))^0.5)*[.$A47]^0.8+0.5)" office:value-type="float" office:value="204">
            <text:p>204</text:p>
          </table:table-cell>
          <table:table-cell table:formula="oooc:=INT((15+15*(MIN([.$A47];[.K$36])/MIN([.K$36];12))^0.5)*[.$A47]^0.8+0.5)" office:value-type="float" office:value="200">
            <text:p>200</text:p>
          </table:table-cell>
          <table:table-cell table:formula="oooc:=INT((15+15*(MIN([.$A47];[.L$36])/MIN([.L$36];12))^0.5)*[.$A47]^0.8+0.5)" office:value-type="float" office:value="200">
            <text:p>200</text:p>
          </table:table-cell>
          <table:table-cell table:formula="oooc:=INT((15+15*(MIN([.$A47];[.M$36])/MIN([.M$36];12))^0.5)*[.$A47]^0.8+0.5)" office:value-type="float" office:value="200">
            <text:p>200</text:p>
          </table:table-cell>
          <table:table-cell/>
          <table:table-cell table:formula="oooc:=-INT(2.2*MIN([.$A47];10)^0.7)" office:value-type="float" office:value="-11">
            <text:p>-11</text:p>
          </table:table-cell>
          <table:table-cell table:formula="oooc:=-INT(1.5*MIN([.$A47];10)^0.7)" office:value-type="float" office:value="-7">
            <text:p>-7</text:p>
          </table:table-cell>
          <table:table-cell/>
          <table:table-cell table:formula="oooc:=-INT((1.2+MIN([.$A47];10;[.R$36])/([.R$36]))*(MIN([.$A47];10;[.R$36])^0.6)+0.5)" office:value-type="float" office:value="-2">
            <text:p>-2</text:p>
          </table:table-cell>
          <table:table-cell table:formula="oooc:=-INT((1.2+MIN([.$A47];10;[.S$36])/([.S$36]))*(MIN([.$A47];10;[.S$36])^0.6)+0.5)" office:value-type="float" office:value="-4">
            <text:p>-4</text:p>
          </table:table-cell>
          <table:table-cell table:formula="oooc:=-INT((1.2+MIN([.$A47];10;[.T$36])/([.T$36]))*(MIN([.$A47];10;[.T$36])^0.6)+0.5)" office:value-type="float" office:value="-6">
            <text:p>-6</text:p>
          </table:table-cell>
          <table:table-cell table:formula="oooc:=-INT((1.2+MIN([.$A47];10;[.U$36])/([.U$36]))*(MIN([.$A47];10;[.U$36])^0.6)+0.5)" office:value-type="float" office:value="-7">
            <text:p>-7</text:p>
          </table:table-cell>
          <table:table-cell table:formula="oooc:=-INT((1.2+MIN([.$A47];10;[.V$36])/([.V$36]))*(MIN([.$A47];10;[.V$36])^0.6)+0.5)" office:value-type="float" office:value="-8">
            <text:p>-8</text:p>
          </table:table-cell>
          <table:table-cell table:formula="oooc:=-INT((1.2+MIN([.$A47];10;[.W$36])/([.W$36]))*(MIN([.$A47];10;[.W$36])^0.6)+0.5)" office:value-type="float" office:value="-8">
            <text:p>-8</text:p>
          </table:table-cell>
          <table:table-cell table:formula="oooc:=-INT((1.2+MIN([.$A47];10;[.X$36])/([.X$36]))*(MIN([.$A47];10;[.X$36])^0.6)+0.5)" office:value-type="float" office:value="-8">
            <text:p>-8</text:p>
          </table:table-cell>
          <table:table-cell table:formula="oooc:=-INT((1.2+MIN([.$A47];10;[.Y$36])/([.Y$36]))*(MIN([.$A47];10;[.Y$36])^0.6)+0.5)" office:value-type="float" office:value="-7">
            <text:p>-7</text:p>
          </table:table-cell>
          <table:table-cell table:formula="oooc:=-INT((1.2+MIN([.$A47];10;[.Z$36])/([.Z$36]))*(MIN([.$A47];10;[.Z$36])^0.6)+0.5)" office:value-type="float" office:value="-7">
            <text:p>-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INT(25*[.$A48]^0.8+0.5)" office:value-type="float" office:value="183">
            <text:p>183</text:p>
          </table:table-cell>
          <table:table-cell table:number-columns-repeated="2"/>
          <table:table-cell table:formula="oooc:=INT((15+15*(MIN([.$A48];[.E$36])/MIN([.E$36];12))^0.5)*[.$A48]^0.8+0.5)" office:value-type="float" office:value="219">
            <text:p>219</text:p>
          </table:table-cell>
          <table:table-cell table:formula="oooc:=INT((15+15*(MIN([.$A48];[.F$36])/MIN([.F$36];12))^0.5)*[.$A48]^0.8+0.5)" office:value-type="float" office:value="219">
            <text:p>219</text:p>
          </table:table-cell>
          <table:table-cell table:formula="oooc:=INT((15+15*(MIN([.$A48];[.G$36])/MIN([.G$36];12))^0.5)*[.$A48]^0.8+0.5)" office:value-type="float" office:value="219">
            <text:p>219</text:p>
          </table:table-cell>
          <table:table-cell table:formula="oooc:=INT((15+15*(MIN([.$A48];[.H$36])/MIN([.H$36];12))^0.5)*[.$A48]^0.8+0.5)" office:value-type="float" office:value="219">
            <text:p>219</text:p>
          </table:table-cell>
          <table:table-cell table:formula="oooc:=INT((15+15*(MIN([.$A48];[.I$36])/MIN([.I$36];12))^0.5)*[.$A48]^0.8+0.5)" office:value-type="float" office:value="219">
            <text:p>219</text:p>
          </table:table-cell>
          <table:table-cell table:formula="oooc:=INT((15+15*(MIN([.$A48];[.J$36])/MIN([.J$36];12))^0.5)*[.$A48]^0.8+0.5)" office:value-type="float" office:value="219">
            <text:p>219</text:p>
          </table:table-cell>
          <table:table-cell table:formula="oooc:=INT((15+15*(MIN([.$A48];[.K$36])/MIN([.K$36];12))^0.5)*[.$A48]^0.8+0.5)" office:value-type="float" office:value="219">
            <text:p>219</text:p>
          </table:table-cell>
          <table:table-cell table:formula="oooc:=INT((15+15*(MIN([.$A48];[.L$36])/MIN([.L$36];12))^0.5)*[.$A48]^0.8+0.5)" office:value-type="float" office:value="219">
            <text:p>219</text:p>
          </table:table-cell>
          <table:table-cell table:formula="oooc:=INT((15+15*(MIN([.$A48];[.M$36])/MIN([.M$36];12))^0.5)*[.$A48]^0.8+0.5)" office:value-type="float" office:value="219">
            <text:p>219</text:p>
          </table:table-cell>
          <table:table-cell/>
          <table:table-cell table:formula="oooc:=-INT(2.2*MIN([.$A48];10)^0.7)" office:value-type="float" office:value="-11">
            <text:p>-11</text:p>
          </table:table-cell>
          <table:table-cell table:formula="oooc:=-INT(1.5*MIN([.$A48];10)^0.7)" office:value-type="float" office:value="-7">
            <text:p>-7</text:p>
          </table:table-cell>
          <table:table-cell/>
          <table:table-cell table:formula="oooc:=-INT((1.2+MIN([.$A48];10;[.R$36])/([.R$36]))*(MIN([.$A48];10;[.R$36])^0.6)+0.5)" office:value-type="float" office:value="-2">
            <text:p>-2</text:p>
          </table:table-cell>
          <table:table-cell table:formula="oooc:=-INT((1.2+MIN([.$A48];10;[.S$36])/([.S$36]))*(MIN([.$A48];10;[.S$36])^0.6)+0.5)" office:value-type="float" office:value="-4">
            <text:p>-4</text:p>
          </table:table-cell>
          <table:table-cell table:formula="oooc:=-INT((1.2+MIN([.$A48];10;[.T$36])/([.T$36]))*(MIN([.$A48];10;[.T$36])^0.6)+0.5)" office:value-type="float" office:value="-6">
            <text:p>-6</text:p>
          </table:table-cell>
          <table:table-cell table:formula="oooc:=-INT((1.2+MIN([.$A48];10;[.U$36])/([.U$36]))*(MIN([.$A48];10;[.U$36])^0.6)+0.5)" office:value-type="float" office:value="-7">
            <text:p>-7</text:p>
          </table:table-cell>
          <table:table-cell table:formula="oooc:=-INT((1.2+MIN([.$A48];10;[.V$36])/([.V$36]))*(MIN([.$A48];10;[.V$36])^0.6)+0.5)" office:value-type="float" office:value="-8">
            <text:p>-8</text:p>
          </table:table-cell>
          <table:table-cell table:formula="oooc:=-INT((1.2+MIN([.$A48];10;[.W$36])/([.W$36]))*(MIN([.$A48];10;[.W$36])^0.6)+0.5)" office:value-type="float" office:value="-8">
            <text:p>-8</text:p>
          </table:table-cell>
          <table:table-cell table:formula="oooc:=-INT((1.2+MIN([.$A48];10;[.X$36])/([.X$36]))*(MIN([.$A48];10;[.X$36])^0.6)+0.5)" office:value-type="float" office:value="-8">
            <text:p>-8</text:p>
          </table:table-cell>
          <table:table-cell table:formula="oooc:=-INT((1.2+MIN([.$A48];10;[.Y$36])/([.Y$36]))*(MIN([.$A48];10;[.Y$36])^0.6)+0.5)" office:value-type="float" office:value="-7">
            <text:p>-7</text:p>
          </table:table-cell>
          <table:table-cell table:formula="oooc:=-INT((1.2+MIN([.$A48];10;[.Z$36])/([.Z$36]))*(MIN([.$A48];10;[.Z$36])^0.6)+0.5)" office:value-type="float" office:value="-7">
            <text:p>-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INT(25*[.$A49]^0.8+0.5)" office:value-type="float" office:value="195">
            <text:p>195</text:p>
          </table:table-cell>
          <table:table-cell table:number-columns-repeated="2"/>
          <table:table-cell table:formula="oooc:=INT((15+15*(MIN([.$A49];[.E$36])/MIN([.E$36];12))^0.5)*[.$A49]^0.8+0.5)" office:value-type="float" office:value="233">
            <text:p>233</text:p>
          </table:table-cell>
          <table:table-cell table:formula="oooc:=INT((15+15*(MIN([.$A49];[.F$36])/MIN([.F$36];12))^0.5)*[.$A49]^0.8+0.5)" office:value-type="float" office:value="233">
            <text:p>233</text:p>
          </table:table-cell>
          <table:table-cell table:formula="oooc:=INT((15+15*(MIN([.$A49];[.G$36])/MIN([.G$36];12))^0.5)*[.$A49]^0.8+0.5)" office:value-type="float" office:value="233">
            <text:p>233</text:p>
          </table:table-cell>
          <table:table-cell table:formula="oooc:=INT((15+15*(MIN([.$A49];[.H$36])/MIN([.H$36];12))^0.5)*[.$A49]^0.8+0.5)" office:value-type="float" office:value="233">
            <text:p>233</text:p>
          </table:table-cell>
          <table:table-cell table:formula="oooc:=INT((15+15*(MIN([.$A49];[.I$36])/MIN([.I$36];12))^0.5)*[.$A49]^0.8+0.5)" office:value-type="float" office:value="233">
            <text:p>233</text:p>
          </table:table-cell>
          <table:table-cell table:formula="oooc:=INT((15+15*(MIN([.$A49];[.J$36])/MIN([.J$36];12))^0.5)*[.$A49]^0.8+0.5)" office:value-type="float" office:value="233">
            <text:p>233</text:p>
          </table:table-cell>
          <table:table-cell table:formula="oooc:=INT((15+15*(MIN([.$A49];[.K$36])/MIN([.K$36];12))^0.5)*[.$A49]^0.8+0.5)" office:value-type="float" office:value="238">
            <text:p>238</text:p>
          </table:table-cell>
          <table:table-cell table:formula="oooc:=INT((15+15*(MIN([.$A49];[.L$36])/MIN([.L$36];12))^0.5)*[.$A49]^0.8+0.5)" office:value-type="float" office:value="238">
            <text:p>238</text:p>
          </table:table-cell>
          <table:table-cell table:formula="oooc:=INT((15+15*(MIN([.$A49];[.M$36])/MIN([.M$36];12))^0.5)*[.$A49]^0.8+0.5)" office:value-type="float" office:value="238">
            <text:p>238</text:p>
          </table:table-cell>
          <table:table-cell/>
          <table:table-cell table:formula="oooc:=-INT(2.2*MIN([.$A49];10)^0.7)" office:value-type="float" office:value="-11">
            <text:p>-11</text:p>
          </table:table-cell>
          <table:table-cell table:formula="oooc:=-INT(1.5*MIN([.$A49];10)^0.7)" office:value-type="float" office:value="-7">
            <text:p>-7</text:p>
          </table:table-cell>
          <table:table-cell/>
          <table:table-cell table:formula="oooc:=-INT((1.2+MIN([.$A49];10;[.R$36])/([.R$36]))*(MIN([.$A49];10;[.R$36])^0.6)+0.5)" office:value-type="float" office:value="-2">
            <text:p>-2</text:p>
          </table:table-cell>
          <table:table-cell table:formula="oooc:=-INT((1.2+MIN([.$A49];10;[.S$36])/([.S$36]))*(MIN([.$A49];10;[.S$36])^0.6)+0.5)" office:value-type="float" office:value="-4">
            <text:p>-4</text:p>
          </table:table-cell>
          <table:table-cell table:formula="oooc:=-INT((1.2+MIN([.$A49];10;[.T$36])/([.T$36]))*(MIN([.$A49];10;[.T$36])^0.6)+0.5)" office:value-type="float" office:value="-6">
            <text:p>-6</text:p>
          </table:table-cell>
          <table:table-cell table:formula="oooc:=-INT((1.2+MIN([.$A49];10;[.U$36])/([.U$36]))*(MIN([.$A49];10;[.U$36])^0.6)+0.5)" office:value-type="float" office:value="-7">
            <text:p>-7</text:p>
          </table:table-cell>
          <table:table-cell table:formula="oooc:=-INT((1.2+MIN([.$A49];10;[.V$36])/([.V$36]))*(MIN([.$A49];10;[.V$36])^0.6)+0.5)" office:value-type="float" office:value="-8">
            <text:p>-8</text:p>
          </table:table-cell>
          <table:table-cell table:formula="oooc:=-INT((1.2+MIN([.$A49];10;[.W$36])/([.W$36]))*(MIN([.$A49];10;[.W$36])^0.6)+0.5)" office:value-type="float" office:value="-8">
            <text:p>-8</text:p>
          </table:table-cell>
          <table:table-cell table:formula="oooc:=-INT((1.2+MIN([.$A49];10;[.X$36])/([.X$36]))*(MIN([.$A49];10;[.X$36])^0.6)+0.5)" office:value-type="float" office:value="-8">
            <text:p>-8</text:p>
          </table:table-cell>
          <table:table-cell table:formula="oooc:=-INT((1.2+MIN([.$A49];10;[.Y$36])/([.Y$36]))*(MIN([.$A49];10;[.Y$36])^0.6)+0.5)" office:value-type="float" office:value="-7">
            <text:p>-7</text:p>
          </table:table-cell>
          <table:table-cell table:formula="oooc:=-INT((1.2+MIN([.$A49];10;[.Z$36])/([.Z$36]))*(MIN([.$A49];10;[.Z$36])^0.6)+0.5)" office:value-type="float" office:value="-7">
            <text:p>-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ooc:=INT(25*[.$A50]^0.8+0.5)" office:value-type="float" office:value="206">
            <text:p>206</text:p>
          </table:table-cell>
          <table:table-cell table:number-columns-repeated="2"/>
          <table:table-cell table:formula="oooc:=INT((15+15*(MIN([.$A50];[.E$36])/MIN([.E$36];12))^0.5)*[.$A50]^0.8+0.5)" office:value-type="float" office:value="248">
            <text:p>248</text:p>
          </table:table-cell>
          <table:table-cell table:formula="oooc:=INT((15+15*(MIN([.$A50];[.F$36])/MIN([.F$36];12))^0.5)*[.$A50]^0.8+0.5)" office:value-type="float" office:value="248">
            <text:p>248</text:p>
          </table:table-cell>
          <table:table-cell table:formula="oooc:=INT((15+15*(MIN([.$A50];[.G$36])/MIN([.G$36];12))^0.5)*[.$A50]^0.8+0.5)" office:value-type="float" office:value="248">
            <text:p>248</text:p>
          </table:table-cell>
          <table:table-cell table:formula="oooc:=INT((15+15*(MIN([.$A50];[.H$36])/MIN([.H$36];12))^0.5)*[.$A50]^0.8+0.5)" office:value-type="float" office:value="248">
            <text:p>248</text:p>
          </table:table-cell>
          <table:table-cell table:formula="oooc:=INT((15+15*(MIN([.$A50];[.I$36])/MIN([.I$36];12))^0.5)*[.$A50]^0.8+0.5)" office:value-type="float" office:value="248">
            <text:p>248</text:p>
          </table:table-cell>
          <table:table-cell table:formula="oooc:=INT((15+15*(MIN([.$A50];[.J$36])/MIN([.J$36];12))^0.5)*[.$A50]^0.8+0.5)" office:value-type="float" office:value="248">
            <text:p>248</text:p>
          </table:table-cell>
          <table:table-cell table:formula="oooc:=INT((15+15*(MIN([.$A50];[.K$36])/MIN([.K$36];12))^0.5)*[.$A50]^0.8+0.5)" office:value-type="float" office:value="253">
            <text:p>253</text:p>
          </table:table-cell>
          <table:table-cell table:formula="oooc:=INT((15+15*(MIN([.$A50];[.L$36])/MIN([.L$36];12))^0.5)*[.$A50]^0.8+0.5)" office:value-type="float" office:value="258">
            <text:p>258</text:p>
          </table:table-cell>
          <table:table-cell table:formula="oooc:=INT((15+15*(MIN([.$A50];[.M$36])/MIN([.M$36];12))^0.5)*[.$A50]^0.8+0.5)" office:value-type="float" office:value="258">
            <text:p>258</text:p>
          </table:table-cell>
          <table:table-cell/>
          <table:table-cell table:formula="oooc:=-INT(2.2*MIN([.$A50];10)^0.7)" office:value-type="float" office:value="-11">
            <text:p>-11</text:p>
          </table:table-cell>
          <table:table-cell table:formula="oooc:=-INT(1.5*MIN([.$A50];10)^0.7)" office:value-type="float" office:value="-7">
            <text:p>-7</text:p>
          </table:table-cell>
          <table:table-cell/>
          <table:table-cell table:formula="oooc:=-INT((1.2+MIN([.$A50];10;[.R$36])/([.R$36]))*(MIN([.$A50];10;[.R$36])^0.6)+0.5)" office:value-type="float" office:value="-2">
            <text:p>-2</text:p>
          </table:table-cell>
          <table:table-cell table:formula="oooc:=-INT((1.2+MIN([.$A50];10;[.S$36])/([.S$36]))*(MIN([.$A50];10;[.S$36])^0.6)+0.5)" office:value-type="float" office:value="-4">
            <text:p>-4</text:p>
          </table:table-cell>
          <table:table-cell table:formula="oooc:=-INT((1.2+MIN([.$A50];10;[.T$36])/([.T$36]))*(MIN([.$A50];10;[.T$36])^0.6)+0.5)" office:value-type="float" office:value="-6">
            <text:p>-6</text:p>
          </table:table-cell>
          <table:table-cell table:formula="oooc:=-INT((1.2+MIN([.$A50];10;[.U$36])/([.U$36]))*(MIN([.$A50];10;[.U$36])^0.6)+0.5)" office:value-type="float" office:value="-7">
            <text:p>-7</text:p>
          </table:table-cell>
          <table:table-cell table:formula="oooc:=-INT((1.2+MIN([.$A50];10;[.V$36])/([.V$36]))*(MIN([.$A50];10;[.V$36])^0.6)+0.5)" office:value-type="float" office:value="-8">
            <text:p>-8</text:p>
          </table:table-cell>
          <table:table-cell table:formula="oooc:=-INT((1.2+MIN([.$A50];10;[.W$36])/([.W$36]))*(MIN([.$A50];10;[.W$36])^0.6)+0.5)" office:value-type="float" office:value="-8">
            <text:p>-8</text:p>
          </table:table-cell>
          <table:table-cell table:formula="oooc:=-INT((1.2+MIN([.$A50];10;[.X$36])/([.X$36]))*(MIN([.$A50];10;[.X$36])^0.6)+0.5)" office:value-type="float" office:value="-8">
            <text:p>-8</text:p>
          </table:table-cell>
          <table:table-cell table:formula="oooc:=-INT((1.2+MIN([.$A50];10;[.Y$36])/([.Y$36]))*(MIN([.$A50];10;[.Y$36])^0.6)+0.5)" office:value-type="float" office:value="-7">
            <text:p>-7</text:p>
          </table:table-cell>
          <table:table-cell table:formula="oooc:=-INT((1.2+MIN([.$A50];10;[.Z$36])/([.Z$36]))*(MIN([.$A50];10;[.Z$36])^0.6)+0.5)" office:value-type="float" office:value="-7">
            <text:p>-7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Bribe effect</text:p>
          </table:table-cell>
          <table:table-cell table:number-columns-repeated="25"/>
        </table:table-row>
        <table:table-row table:style-name="ro1">
          <table:table-cell office:value-type="string">
            <text:p>Rev index</text:p>
          </table:table-cell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Large</text:p>
          </table:table-cell>
          <table:table-cell/>
          <table:table-cell office:value-type="string">
            <text:p>Small</text:p>
          </table:table-cell>
          <table:table-cell office:value-type="string">
            <text:p>Medium</text:p>
          </table:table-cell>
          <table:table-cell office:value-type="string">
            <text:p>Large</text:p>
          </table:table-cell>
          <table:table-cell table:number-columns-repeated="18"/>
        </table:table-row>
        <table:table-row table:style-name="ro1">
          <table:table-cell office:value-type="float" office:value="500">
            <text:p>500</text:p>
          </table:table-cell>
          <table:table-cell table:formula="oooc:=0.95*[.$A55] - 50" office:value-type="float" office:value="425">
            <text:p>425</text:p>
          </table:table-cell>
          <table:table-cell table:formula="oooc:=0.85*[.$A55] - 100" office:value-type="float" office:value="325">
            <text:p>325</text:p>
          </table:table-cell>
          <table:table-cell table:formula="oooc:= 0.75*[.$A55] - 150" office:value-type="float" office:value="225">
            <text:p>225</text:p>
          </table:table-cell>
          <table:table-cell/>
          <table:table-cell table:formula="oooc:=0.9*[.$A55] - 10" office:value-type="float" office:value="440">
            <text:p>440</text:p>
          </table:table-cell>
          <table:table-cell table:formula="oooc:=0.8*[.$A55] - 25" office:value-type="float" office:value="375">
            <text:p>375</text:p>
          </table:table-cell>
          <table:table-cell table:formula="oooc:= 0.7*[.$A55] - 50" office:value-type="float" office:value="300">
            <text:p>300</text:p>
          </table:table-cell>
          <table:table-cell table:formula="oooc:=[.F55]-[.$A55]" office:value-type="float" office:value="-60">
            <text:p>-60</text:p>
          </table:table-cell>
          <table:table-cell table:formula="oooc:=[.G55]-[.$A55]" office:value-type="float" office:value="-125">
            <text:p>-125</text:p>
          </table:table-cell>
          <table:table-cell table:formula="oooc:=[.H55]-[.$A55]" office:value-type="float" office:value="-200">
            <text:p>-200</text:p>
          </table:table-cell>
          <table:table-cell table:formula="oooc:=[.I55]/[.$I55]" office:value-type="float" office:value="1">
            <text:p>1</text:p>
          </table:table-cell>
          <table:table-cell table:formula="oooc:=[.J55]/[.$I55]" office:value-type="float" office:value="2.08333333333333">
            <text:p>2.08</text:p>
          </table:table-cell>
          <table:table-cell table:formula="oooc:=[.K55]/[.$J55]" office:value-type="float" office:value="1.6">
            <text:p>1.6</text:p>
          </table:table-cell>
          <table:table-cell table:number-columns-repeated="12"/>
        </table:table-row>
        <table:table-row table:style-name="ro1">
          <table:table-cell table:formula="oooc:=[.A55]+100" office:value-type="float" office:value="600">
            <text:p>600</text:p>
          </table:table-cell>
          <table:table-cell table:formula="oooc:=0.95*[.$A56] - 50" office:value-type="float" office:value="520">
            <text:p>520</text:p>
          </table:table-cell>
          <table:table-cell table:formula="oooc:=0.85*[.$A56] - 100" office:value-type="float" office:value="410">
            <text:p>410</text:p>
          </table:table-cell>
          <table:table-cell table:formula="oooc:= 0.75*[.$A56] - 150" office:value-type="float" office:value="300">
            <text:p>300</text:p>
          </table:table-cell>
          <table:table-cell/>
          <table:table-cell table:formula="oooc:=0.9*[.$A56] - 10" office:value-type="float" office:value="530">
            <text:p>530</text:p>
          </table:table-cell>
          <table:table-cell table:formula="oooc:=0.8*[.$A56] - 25" office:value-type="float" office:value="455">
            <text:p>455</text:p>
          </table:table-cell>
          <table:table-cell table:formula="oooc:= 0.7*[.$A56] - 50" office:value-type="float" office:value="370">
            <text:p>370</text:p>
          </table:table-cell>
          <table:table-cell table:formula="oooc:=[.F56]-[.$A56]" office:value-type="float" office:value="-70">
            <text:p>-70</text:p>
          </table:table-cell>
          <table:table-cell table:formula="oooc:=[.G56]-[.$A56]" office:value-type="float" office:value="-145">
            <text:p>-145</text:p>
          </table:table-cell>
          <table:table-cell table:formula="oooc:=[.H56]-[.$A56]" office:value-type="float" office:value="-230">
            <text:p>-230</text:p>
          </table:table-cell>
          <table:table-cell table:formula="oooc:=[.I56]/[.$I56]" office:value-type="float" office:value="1">
            <text:p>1</text:p>
          </table:table-cell>
          <table:table-cell table:formula="oooc:=[.J56]/[.$I56]" office:value-type="float" office:value="2.07142857142857">
            <text:p>2.07</text:p>
          </table:table-cell>
          <table:table-cell table:formula="oooc:=[.K56]/[.$J56]" office:value-type="float" office:value="1.58620689655172">
            <text:p>1.59</text:p>
          </table:table-cell>
          <table:table-cell table:number-columns-repeated="12"/>
        </table:table-row>
        <table:table-row table:style-name="ro1">
          <table:table-cell table:formula="oooc:=[.A56]+100" office:value-type="float" office:value="700">
            <text:p>700</text:p>
          </table:table-cell>
          <table:table-cell table:formula="oooc:=0.95*[.$A57] - 50" office:value-type="float" office:value="615">
            <text:p>615</text:p>
          </table:table-cell>
          <table:table-cell table:formula="oooc:=0.85*[.$A57] - 100" office:value-type="float" office:value="495">
            <text:p>495</text:p>
          </table:table-cell>
          <table:table-cell table:formula="oooc:= 0.75*[.$A57] - 150" office:value-type="float" office:value="375">
            <text:p>375</text:p>
          </table:table-cell>
          <table:table-cell/>
          <table:table-cell table:formula="oooc:=0.9*[.$A57] - 10" office:value-type="float" office:value="620">
            <text:p>620</text:p>
          </table:table-cell>
          <table:table-cell table:formula="oooc:=0.8*[.$A57] - 25" office:value-type="float" office:value="535">
            <text:p>535</text:p>
          </table:table-cell>
          <table:table-cell table:formula="oooc:= 0.7*[.$A57] - 50" office:value-type="float" office:value="440">
            <text:p>440</text:p>
          </table:table-cell>
          <table:table-cell table:formula="oooc:=[.F57]-[.$A57]" office:value-type="float" office:value="-80">
            <text:p>-80</text:p>
          </table:table-cell>
          <table:table-cell table:formula="oooc:=[.G57]-[.$A57]" office:value-type="float" office:value="-165">
            <text:p>-165</text:p>
          </table:table-cell>
          <table:table-cell table:formula="oooc:=[.H57]-[.$A57]" office:value-type="float" office:value="-260">
            <text:p>-260</text:p>
          </table:table-cell>
          <table:table-cell table:formula="oooc:=[.I57]/[.$I57]" office:value-type="float" office:value="1">
            <text:p>1</text:p>
          </table:table-cell>
          <table:table-cell table:formula="oooc:=[.J57]/[.$I57]" office:value-type="float" office:value="2.0625">
            <text:p>2.06</text:p>
          </table:table-cell>
          <table:table-cell table:formula="oooc:=[.K57]/[.$J57]" office:value-type="float" office:value="1.57575757575758">
            <text:p>1.58</text:p>
          </table:table-cell>
          <table:table-cell table:number-columns-repeated="12"/>
        </table:table-row>
        <table:table-row table:style-name="ro1">
          <table:table-cell table:formula="oooc:=[.A57]+100" office:value-type="float" office:value="800">
            <text:p>800</text:p>
          </table:table-cell>
          <table:table-cell table:formula="oooc:=0.95*[.$A58] - 50" office:value-type="float" office:value="710">
            <text:p>710</text:p>
          </table:table-cell>
          <table:table-cell table:formula="oooc:=0.85*[.$A58] - 100" office:value-type="float" office:value="580">
            <text:p>580</text:p>
          </table:table-cell>
          <table:table-cell table:formula="oooc:= 0.75*[.$A58] - 150" office:value-type="float" office:value="450">
            <text:p>450</text:p>
          </table:table-cell>
          <table:table-cell/>
          <table:table-cell table:formula="oooc:=0.9*[.$A58] - 10" office:value-type="float" office:value="710">
            <text:p>710</text:p>
          </table:table-cell>
          <table:table-cell table:formula="oooc:=0.8*[.$A58] - 25" office:value-type="float" office:value="615">
            <text:p>615</text:p>
          </table:table-cell>
          <table:table-cell table:formula="oooc:= 0.7*[.$A58] - 50" office:value-type="float" office:value="510">
            <text:p>510</text:p>
          </table:table-cell>
          <table:table-cell table:formula="oooc:=[.F58]-[.$A58]" office:value-type="float" office:value="-90">
            <text:p>-90</text:p>
          </table:table-cell>
          <table:table-cell table:formula="oooc:=[.G58]-[.$A58]" office:value-type="float" office:value="-185">
            <text:p>-185</text:p>
          </table:table-cell>
          <table:table-cell table:formula="oooc:=[.H58]-[.$A58]" office:value-type="float" office:value="-290">
            <text:p>-290</text:p>
          </table:table-cell>
          <table:table-cell table:formula="oooc:=[.I58]/[.$I58]" office:value-type="float" office:value="1">
            <text:p>1</text:p>
          </table:table-cell>
          <table:table-cell table:formula="oooc:=[.J58]/[.$I58]" office:value-type="float" office:value="2.05555555555556">
            <text:p>2.06</text:p>
          </table:table-cell>
          <table:table-cell table:formula="oooc:=[.K58]/[.$J58]" office:value-type="float" office:value="1.56756756756757">
            <text:p>1.57</text:p>
          </table:table-cell>
          <table:table-cell table:number-columns-repeated="12"/>
        </table:table-row>
        <table:table-row table:style-name="ro1">
          <table:table-cell table:formula="oooc:=[.A58]+100" office:value-type="float" office:value="900">
            <text:p>900</text:p>
          </table:table-cell>
          <table:table-cell table:formula="oooc:=0.95*[.$A59] - 50" office:value-type="float" office:value="805">
            <text:p>805</text:p>
          </table:table-cell>
          <table:table-cell table:formula="oooc:=0.85*[.$A59] - 100" office:value-type="float" office:value="665">
            <text:p>665</text:p>
          </table:table-cell>
          <table:table-cell table:formula="oooc:= 0.75*[.$A59] - 150" office:value-type="float" office:value="525">
            <text:p>525</text:p>
          </table:table-cell>
          <table:table-cell/>
          <table:table-cell table:formula="oooc:=0.9*[.$A59] - 10" office:value-type="float" office:value="800">
            <text:p>800</text:p>
          </table:table-cell>
          <table:table-cell table:formula="oooc:=0.8*[.$A59] - 25" office:value-type="float" office:value="695">
            <text:p>695</text:p>
          </table:table-cell>
          <table:table-cell table:formula="oooc:= 0.7*[.$A59] - 50" office:value-type="float" office:value="580">
            <text:p>580</text:p>
          </table:table-cell>
          <table:table-cell table:formula="oooc:=[.F59]-[.$A59]" office:value-type="float" office:value="-100">
            <text:p>-100</text:p>
          </table:table-cell>
          <table:table-cell table:formula="oooc:=[.G59]-[.$A59]" office:value-type="float" office:value="-205">
            <text:p>-205</text:p>
          </table:table-cell>
          <table:table-cell table:formula="oooc:=[.H59]-[.$A59]" office:value-type="float" office:value="-320">
            <text:p>-320</text:p>
          </table:table-cell>
          <table:table-cell table:formula="oooc:=[.I59]/[.$I59]" office:value-type="float" office:value="1">
            <text:p>1</text:p>
          </table:table-cell>
          <table:table-cell table:formula="oooc:=[.J59]/[.$I59]" office:value-type="float" office:value="2.05">
            <text:p>2.05</text:p>
          </table:table-cell>
          <table:table-cell table:formula="oooc:=[.K59]/[.$J59]" office:value-type="float" office:value="1.5609756097561">
            <text:p>1.56</text:p>
          </table:table-cell>
          <table:table-cell table:number-columns-repeated="12"/>
        </table:table-row>
        <table:table-row table:style-name="ro1">
          <table:table-cell table:formula="oooc:=[.A59]+100" office:value-type="float" office:value="1000">
            <text:p>1000</text:p>
          </table:table-cell>
          <table:table-cell table:formula="oooc:=0.95*[.$A60] - 50" office:value-type="float" office:value="900">
            <text:p>900</text:p>
          </table:table-cell>
          <table:table-cell table:formula="oooc:=0.85*[.$A60] - 100" office:value-type="float" office:value="750">
            <text:p>750</text:p>
          </table:table-cell>
          <table:table-cell table:formula="oooc:= 0.75*[.$A60] - 150" office:value-type="float" office:value="600">
            <text:p>600</text:p>
          </table:table-cell>
          <table:table-cell/>
          <table:table-cell table:formula="oooc:=0.9*[.$A60] - 10" office:value-type="float" office:value="890">
            <text:p>890</text:p>
          </table:table-cell>
          <table:table-cell table:formula="oooc:=0.8*[.$A60] - 25" office:value-type="float" office:value="775">
            <text:p>775</text:p>
          </table:table-cell>
          <table:table-cell table:formula="oooc:= 0.7*[.$A60] - 50" office:value-type="float" office:value="650">
            <text:p>650</text:p>
          </table:table-cell>
          <table:table-cell table:formula="oooc:=[.F60]-[.$A60]" office:value-type="float" office:value="-110">
            <text:p>-110</text:p>
          </table:table-cell>
          <table:table-cell table:formula="oooc:=[.G60]-[.$A60]" office:value-type="float" office:value="-225">
            <text:p>-225</text:p>
          </table:table-cell>
          <table:table-cell table:formula="oooc:=[.H60]-[.$A60]" office:value-type="float" office:value="-350">
            <text:p>-350</text:p>
          </table:table-cell>
          <table:table-cell table:formula="oooc:=[.I60]/[.$I60]" office:value-type="float" office:value="1">
            <text:p>1</text:p>
          </table:table-cell>
          <table:table-cell table:formula="oooc:=[.J60]/[.$I60]" office:value-type="float" office:value="2.04545454545455">
            <text:p>2.05</text:p>
          </table:table-cell>
          <table:table-cell table:formula="oooc:=[.K60]/[.$J60]" office:value-type="float" office:value="1.55555555555556">
            <text:p>1.56</text:p>
          </table:table-cell>
          <table:table-cell table:number-columns-repeated="12"/>
        </table:table-row>
        <table:table-row table:style-name="ro1">
          <table:table-cell table:formula="oooc:=[.A60]+100" office:value-type="float" office:value="1100">
            <text:p>1100</text:p>
          </table:table-cell>
          <table:table-cell table:formula="oooc:=0.95*[.$A61] - 50" office:value-type="float" office:value="995">
            <text:p>995</text:p>
          </table:table-cell>
          <table:table-cell table:formula="oooc:=0.85*[.$A61] - 100" office:value-type="float" office:value="835">
            <text:p>835</text:p>
          </table:table-cell>
          <table:table-cell table:formula="oooc:= 0.75*[.$A61] - 150" office:value-type="float" office:value="675">
            <text:p>675</text:p>
          </table:table-cell>
          <table:table-cell/>
          <table:table-cell table:formula="oooc:=0.9*[.$A61] - 10" office:value-type="float" office:value="980">
            <text:p>980</text:p>
          </table:table-cell>
          <table:table-cell table:formula="oooc:=0.8*[.$A61] - 25" office:value-type="float" office:value="855">
            <text:p>855</text:p>
          </table:table-cell>
          <table:table-cell table:formula="oooc:= 0.7*[.$A61] - 50" office:value-type="float" office:value="720">
            <text:p>720</text:p>
          </table:table-cell>
          <table:table-cell table:formula="oooc:=[.F61]-[.$A61]" office:value-type="float" office:value="-120">
            <text:p>-120</text:p>
          </table:table-cell>
          <table:table-cell table:formula="oooc:=[.G61]-[.$A61]" office:value-type="float" office:value="-245">
            <text:p>-245</text:p>
          </table:table-cell>
          <table:table-cell table:formula="oooc:=[.H61]-[.$A61]" office:value-type="float" office:value="-380">
            <text:p>-380</text:p>
          </table:table-cell>
          <table:table-cell table:formula="oooc:=[.I61]/[.$I61]" office:value-type="float" office:value="1">
            <text:p>1</text:p>
          </table:table-cell>
          <table:table-cell table:formula="oooc:=[.J61]/[.$I61]" office:value-type="float" office:value="2.04166666666667">
            <text:p>2.04</text:p>
          </table:table-cell>
          <table:table-cell table:formula="oooc:=[.K61]/[.$J61]" office:value-type="float" office:value="1.55102040816326">
            <text:p>1.55</text:p>
          </table:table-cell>
          <table:table-cell table:number-columns-repeated="12"/>
        </table:table-row>
        <table:table-row table:style-name="ro1">
          <table:table-cell table:formula="oooc:=[.A61]+100" office:value-type="float" office:value="1200">
            <text:p>1200</text:p>
          </table:table-cell>
          <table:table-cell table:formula="oooc:=0.95*[.$A62] - 50" office:value-type="float" office:value="1090">
            <text:p>1090</text:p>
          </table:table-cell>
          <table:table-cell table:formula="oooc:=0.85*[.$A62] - 100" office:value-type="float" office:value="920">
            <text:p>920</text:p>
          </table:table-cell>
          <table:table-cell table:formula="oooc:= 0.75*[.$A62] - 150" office:value-type="float" office:value="750">
            <text:p>750</text:p>
          </table:table-cell>
          <table:table-cell/>
          <table:table-cell table:formula="oooc:=0.9*[.$A62] - 10" office:value-type="float" office:value="1070">
            <text:p>1070</text:p>
          </table:table-cell>
          <table:table-cell table:formula="oooc:=0.8*[.$A62] - 25" office:value-type="float" office:value="935">
            <text:p>935</text:p>
          </table:table-cell>
          <table:table-cell table:formula="oooc:= 0.7*[.$A62] - 50" office:value-type="float" office:value="790">
            <text:p>790</text:p>
          </table:table-cell>
          <table:table-cell table:formula="oooc:=[.F62]-[.$A62]" office:value-type="float" office:value="-130">
            <text:p>-130</text:p>
          </table:table-cell>
          <table:table-cell table:formula="oooc:=[.G62]-[.$A62]" office:value-type="float" office:value="-265">
            <text:p>-265</text:p>
          </table:table-cell>
          <table:table-cell table:formula="oooc:=[.H62]-[.$A62]" office:value-type="float" office:value="-410">
            <text:p>-410</text:p>
          </table:table-cell>
          <table:table-cell table:formula="oooc:=[.I62]/[.$I62]" office:value-type="float" office:value="1">
            <text:p>1</text:p>
          </table:table-cell>
          <table:table-cell table:formula="oooc:=[.J62]/[.$I62]" office:value-type="float" office:value="2.03846153846154">
            <text:p>2.04</text:p>
          </table:table-cell>
          <table:table-cell table:formula="oooc:=[.K62]/[.$J62]" office:value-type="float" office:value="1.54716981132075">
            <text:p>1.55</text:p>
          </table:table-cell>
          <table:table-cell table:number-columns-repeated="12"/>
        </table:table-row>
        <table:table-row table:style-name="ro1">
          <table:table-cell table:formula="oooc:=[.A62]+100" office:value-type="float" office:value="1300">
            <text:p>1300</text:p>
          </table:table-cell>
          <table:table-cell table:formula="oooc:=0.95*[.$A63] - 50" office:value-type="float" office:value="1185">
            <text:p>1185</text:p>
          </table:table-cell>
          <table:table-cell table:formula="oooc:=0.85*[.$A63] - 100" office:value-type="float" office:value="1005">
            <text:p>1005</text:p>
          </table:table-cell>
          <table:table-cell table:formula="oooc:= 0.75*[.$A63] - 150" office:value-type="float" office:value="825">
            <text:p>825</text:p>
          </table:table-cell>
          <table:table-cell/>
          <table:table-cell table:formula="oooc:=0.9*[.$A63] - 10" office:value-type="float" office:value="1160">
            <text:p>1160</text:p>
          </table:table-cell>
          <table:table-cell table:formula="oooc:=0.8*[.$A63] - 25" office:value-type="float" office:value="1015">
            <text:p>1015</text:p>
          </table:table-cell>
          <table:table-cell table:formula="oooc:= 0.7*[.$A63] - 50" office:value-type="float" office:value="860">
            <text:p>860</text:p>
          </table:table-cell>
          <table:table-cell table:formula="oooc:=[.F63]-[.$A63]" office:value-type="float" office:value="-140">
            <text:p>-140</text:p>
          </table:table-cell>
          <table:table-cell table:formula="oooc:=[.G63]-[.$A63]" office:value-type="float" office:value="-285">
            <text:p>-285</text:p>
          </table:table-cell>
          <table:table-cell table:formula="oooc:=[.H63]-[.$A63]" office:value-type="float" office:value="-440">
            <text:p>-440</text:p>
          </table:table-cell>
          <table:table-cell table:formula="oooc:=[.I63]/[.$I63]" office:value-type="float" office:value="1">
            <text:p>1</text:p>
          </table:table-cell>
          <table:table-cell table:formula="oooc:=[.J63]/[.$I63]" office:value-type="float" office:value="2.03571428571429">
            <text:p>2.04</text:p>
          </table:table-cell>
          <table:table-cell table:formula="oooc:=[.K63]/[.$J63]" office:value-type="float" office:value="1.54385964912281">
            <text:p>1.54</text:p>
          </table:table-cell>
          <table:table-cell table:number-columns-repeated="12"/>
        </table:table-row>
        <table:table-row table:style-name="ro1">
          <table:table-cell table:formula="oooc:=[.A63]+100" office:value-type="float" office:value="1400">
            <text:p>1400</text:p>
          </table:table-cell>
          <table:table-cell table:formula="oooc:=0.95*[.$A64] - 50" office:value-type="float" office:value="1280">
            <text:p>1280</text:p>
          </table:table-cell>
          <table:table-cell table:formula="oooc:=0.85*[.$A64] - 100" office:value-type="float" office:value="1090">
            <text:p>1090</text:p>
          </table:table-cell>
          <table:table-cell table:formula="oooc:= 0.75*[.$A64] - 150" office:value-type="float" office:value="900">
            <text:p>900</text:p>
          </table:table-cell>
          <table:table-cell/>
          <table:table-cell table:formula="oooc:=0.9*[.$A64] - 10" office:value-type="float" office:value="1250">
            <text:p>1250</text:p>
          </table:table-cell>
          <table:table-cell table:formula="oooc:=0.8*[.$A64] - 25" office:value-type="float" office:value="1095">
            <text:p>1095</text:p>
          </table:table-cell>
          <table:table-cell table:formula="oooc:= 0.7*[.$A64] - 50" office:value-type="float" office:value="930">
            <text:p>930</text:p>
          </table:table-cell>
          <table:table-cell table:formula="oooc:=[.F64]-[.$A64]" office:value-type="float" office:value="-150">
            <text:p>-150</text:p>
          </table:table-cell>
          <table:table-cell table:formula="oooc:=[.G64]-[.$A64]" office:value-type="float" office:value="-305">
            <text:p>-305</text:p>
          </table:table-cell>
          <table:table-cell table:formula="oooc:=[.H64]-[.$A64]" office:value-type="float" office:value="-470">
            <text:p>-470</text:p>
          </table:table-cell>
          <table:table-cell table:formula="oooc:=[.I64]/[.$I64]" office:value-type="float" office:value="1">
            <text:p>1</text:p>
          </table:table-cell>
          <table:table-cell table:formula="oooc:=[.J64]/[.$I64]" office:value-type="float" office:value="2.03333333333333">
            <text:p>2.03</text:p>
          </table:table-cell>
          <table:table-cell table:formula="oooc:=[.K64]/[.$J64]" office:value-type="float" office:value="1.54098360655738">
            <text:p>1.54</text:p>
          </table:table-cell>
          <table:table-cell table:number-columns-repeated="12"/>
        </table:table-row>
        <table:table-row table:style-name="ro1">
          <table:table-cell table:formula="oooc:=[.A64]+100" office:value-type="float" office:value="1500">
            <text:p>1500</text:p>
          </table:table-cell>
          <table:table-cell table:formula="oooc:=0.95*[.$A65] - 50" office:value-type="float" office:value="1375">
            <text:p>1375</text:p>
          </table:table-cell>
          <table:table-cell table:formula="oooc:=0.85*[.$A65] - 100" office:value-type="float" office:value="1175">
            <text:p>1175</text:p>
          </table:table-cell>
          <table:table-cell table:formula="oooc:= 0.75*[.$A65] - 150" office:value-type="float" office:value="975">
            <text:p>975</text:p>
          </table:table-cell>
          <table:table-cell/>
          <table:table-cell table:formula="oooc:=0.9*[.$A65] - 10" office:value-type="float" office:value="1340">
            <text:p>1340</text:p>
          </table:table-cell>
          <table:table-cell table:formula="oooc:=0.8*[.$A65] - 25" office:value-type="float" office:value="1175">
            <text:p>1175</text:p>
          </table:table-cell>
          <table:table-cell table:formula="oooc:= 0.7*[.$A65] - 50" office:value-type="float" office:value="1000">
            <text:p>1000</text:p>
          </table:table-cell>
          <table:table-cell table:formula="oooc:=[.F65]-[.$A65]" office:value-type="float" office:value="-160">
            <text:p>-160</text:p>
          </table:table-cell>
          <table:table-cell table:formula="oooc:=[.G65]-[.$A65]" office:value-type="float" office:value="-325">
            <text:p>-325</text:p>
          </table:table-cell>
          <table:table-cell table:formula="oooc:=[.H65]-[.$A65]" office:value-type="float" office:value="-500">
            <text:p>-500</text:p>
          </table:table-cell>
          <table:table-cell table:formula="oooc:=[.I65]/[.$I65]" office:value-type="float" office:value="1">
            <text:p>1</text:p>
          </table:table-cell>
          <table:table-cell table:formula="oooc:=[.J65]/[.$I65]" office:value-type="float" office:value="2.03125">
            <text:p>2.03</text:p>
          </table:table-cell>
          <table:table-cell table:formula="oooc:=[.K65]/[.$J65]" office:value-type="float" office:value="1.53846153846154">
            <text:p>1.54</text:p>
          </table:table-cell>
          <table:table-cell table:number-columns-repeated="12"/>
        </table:table-row>
        <table:table-row table:style-name="ro1">
          <table:table-cell table:formula="oooc:=[.A65]+100" office:value-type="float" office:value="1600">
            <text:p>1600</text:p>
          </table:table-cell>
          <table:table-cell table:formula="oooc:=0.95*[.$A66] - 50" office:value-type="float" office:value="1470">
            <text:p>1470</text:p>
          </table:table-cell>
          <table:table-cell table:formula="oooc:=0.85*[.$A66] - 100" office:value-type="float" office:value="1260">
            <text:p>1260</text:p>
          </table:table-cell>
          <table:table-cell table:formula="oooc:= 0.75*[.$A66] - 150" office:value-type="float" office:value="1050">
            <text:p>1050</text:p>
          </table:table-cell>
          <table:table-cell/>
          <table:table-cell table:formula="oooc:=0.9*[.$A66] - 10" office:value-type="float" office:value="1430">
            <text:p>1430</text:p>
          </table:table-cell>
          <table:table-cell table:formula="oooc:=0.8*[.$A66] - 25" office:value-type="float" office:value="1255">
            <text:p>1255</text:p>
          </table:table-cell>
          <table:table-cell table:formula="oooc:= 0.7*[.$A66] - 50" office:value-type="float" office:value="1070">
            <text:p>1070</text:p>
          </table:table-cell>
          <table:table-cell table:formula="oooc:=[.F66]-[.$A66]" office:value-type="float" office:value="-170">
            <text:p>-170</text:p>
          </table:table-cell>
          <table:table-cell table:formula="oooc:=[.G66]-[.$A66]" office:value-type="float" office:value="-345">
            <text:p>-345</text:p>
          </table:table-cell>
          <table:table-cell table:formula="oooc:=[.H66]-[.$A66]" office:value-type="float" office:value="-530">
            <text:p>-530</text:p>
          </table:table-cell>
          <table:table-cell table:formula="oooc:=[.I66]/[.$I66]" office:value-type="float" office:value="1">
            <text:p>1</text:p>
          </table:table-cell>
          <table:table-cell table:formula="oooc:=[.J66]/[.$I66]" office:value-type="float" office:value="2.02941176470588">
            <text:p>2.03</text:p>
          </table:table-cell>
          <table:table-cell table:formula="oooc:=[.K66]/[.$J66]" office:value-type="float" office:value="1.53623188405797">
            <text:p>1.54</text:p>
          </table:table-cell>
          <table:table-cell table:number-columns-repeated="12"/>
        </table:table-row>
        <table:table-row table:style-name="ro1">
          <table:table-cell table:formula="oooc:=[.A66]+100" office:value-type="float" office:value="1700">
            <text:p>1700</text:p>
          </table:table-cell>
          <table:table-cell table:formula="oooc:=0.95*[.$A67] - 50" office:value-type="float" office:value="1565">
            <text:p>1565</text:p>
          </table:table-cell>
          <table:table-cell table:formula="oooc:=0.85*[.$A67] - 100" office:value-type="float" office:value="1345">
            <text:p>1345</text:p>
          </table:table-cell>
          <table:table-cell table:formula="oooc:= 0.75*[.$A67] - 150" office:value-type="float" office:value="1125">
            <text:p>1125</text:p>
          </table:table-cell>
          <table:table-cell/>
          <table:table-cell table:formula="oooc:=0.9*[.$A67] - 10" office:value-type="float" office:value="1520">
            <text:p>1520</text:p>
          </table:table-cell>
          <table:table-cell table:formula="oooc:=0.8*[.$A67] - 25" office:value-type="float" office:value="1335">
            <text:p>1335</text:p>
          </table:table-cell>
          <table:table-cell table:formula="oooc:= 0.7*[.$A67] - 50" office:value-type="float" office:value="1140">
            <text:p>1140</text:p>
          </table:table-cell>
          <table:table-cell table:formula="oooc:=[.F67]-[.$A67]" office:value-type="float" office:value="-180">
            <text:p>-180</text:p>
          </table:table-cell>
          <table:table-cell table:formula="oooc:=[.G67]-[.$A67]" office:value-type="float" office:value="-365">
            <text:p>-365</text:p>
          </table:table-cell>
          <table:table-cell table:formula="oooc:=[.H67]-[.$A67]" office:value-type="float" office:value="-560">
            <text:p>-560</text:p>
          </table:table-cell>
          <table:table-cell table:formula="oooc:=[.I67]/[.$I67]" office:value-type="float" office:value="1">
            <text:p>1</text:p>
          </table:table-cell>
          <table:table-cell table:formula="oooc:=[.J67]/[.$I67]" office:value-type="float" office:value="2.02777777777778">
            <text:p>2.03</text:p>
          </table:table-cell>
          <table:table-cell table:formula="oooc:=[.K67]/[.$J67]" office:value-type="float" office:value="1.53424657534247">
            <text:p>1.53</text:p>
          </table:table-cell>
          <table:table-cell table:number-columns-repeated="12"/>
        </table:table-row>
        <table:table-row table:style-name="ro1">
          <table:table-cell table:formula="oooc:=[.A67]+100" office:value-type="float" office:value="1800">
            <text:p>1800</text:p>
          </table:table-cell>
          <table:table-cell table:formula="oooc:=0.95*[.$A68] - 50" office:value-type="float" office:value="1660">
            <text:p>1660</text:p>
          </table:table-cell>
          <table:table-cell table:formula="oooc:=0.85*[.$A68] - 100" office:value-type="float" office:value="1430">
            <text:p>1430</text:p>
          </table:table-cell>
          <table:table-cell table:formula="oooc:= 0.75*[.$A68] - 150" office:value-type="float" office:value="1200">
            <text:p>1200</text:p>
          </table:table-cell>
          <table:table-cell/>
          <table:table-cell table:formula="oooc:=0.9*[.$A68] - 10" office:value-type="float" office:value="1610">
            <text:p>1610</text:p>
          </table:table-cell>
          <table:table-cell table:formula="oooc:=0.8*[.$A68] - 25" office:value-type="float" office:value="1415">
            <text:p>1415</text:p>
          </table:table-cell>
          <table:table-cell table:formula="oooc:= 0.7*[.$A68] - 50" office:value-type="float" office:value="1210">
            <text:p>1210</text:p>
          </table:table-cell>
          <table:table-cell table:formula="oooc:=[.F68]-[.$A68]" office:value-type="float" office:value="-190">
            <text:p>-190</text:p>
          </table:table-cell>
          <table:table-cell table:formula="oooc:=[.G68]-[.$A68]" office:value-type="float" office:value="-385">
            <text:p>-385</text:p>
          </table:table-cell>
          <table:table-cell table:formula="oooc:=[.H68]-[.$A68]" office:value-type="float" office:value="-590">
            <text:p>-590</text:p>
          </table:table-cell>
          <table:table-cell table:formula="oooc:=[.I68]/[.$I68]" office:value-type="float" office:value="1">
            <text:p>1</text:p>
          </table:table-cell>
          <table:table-cell table:formula="oooc:=[.J68]/[.$I68]" office:value-type="float" office:value="2.02631578947368">
            <text:p>2.03</text:p>
          </table:table-cell>
          <table:table-cell table:formula="oooc:=[.K68]/[.$J68]" office:value-type="float" office:value="1.53246753246753">
            <text:p>1.53</text:p>
          </table:table-cell>
          <table:table-cell table:number-columns-repeated="12"/>
        </table:table-row>
        <table:table-row table:style-name="ro1">
          <table:table-cell table:formula="oooc:=[.A68]+100" office:value-type="float" office:value="1900">
            <text:p>1900</text:p>
          </table:table-cell>
          <table:table-cell table:formula="oooc:=0.95*[.$A69] - 50" office:value-type="float" office:value="1755">
            <text:p>1755</text:p>
          </table:table-cell>
          <table:table-cell table:formula="oooc:=0.85*[.$A69] - 100" office:value-type="float" office:value="1515">
            <text:p>1515</text:p>
          </table:table-cell>
          <table:table-cell table:formula="oooc:= 0.75*[.$A69] - 150" office:value-type="float" office:value="1275">
            <text:p>1275</text:p>
          </table:table-cell>
          <table:table-cell/>
          <table:table-cell table:formula="oooc:=0.9*[.$A69] - 10" office:value-type="float" office:value="1700">
            <text:p>1700</text:p>
          </table:table-cell>
          <table:table-cell table:formula="oooc:=0.8*[.$A69] - 25" office:value-type="float" office:value="1495">
            <text:p>1495</text:p>
          </table:table-cell>
          <table:table-cell table:formula="oooc:= 0.7*[.$A69] - 50" office:value-type="float" office:value="1280">
            <text:p>1280</text:p>
          </table:table-cell>
          <table:table-cell table:formula="oooc:=[.F69]-[.$A69]" office:value-type="float" office:value="-200">
            <text:p>-200</text:p>
          </table:table-cell>
          <table:table-cell table:formula="oooc:=[.G69]-[.$A69]" office:value-type="float" office:value="-405">
            <text:p>-405</text:p>
          </table:table-cell>
          <table:table-cell table:formula="oooc:=[.H69]-[.$A69]" office:value-type="float" office:value="-620">
            <text:p>-620</text:p>
          </table:table-cell>
          <table:table-cell table:formula="oooc:=[.I69]/[.$I69]" office:value-type="float" office:value="1">
            <text:p>1</text:p>
          </table:table-cell>
          <table:table-cell table:formula="oooc:=[.J69]/[.$I69]" office:value-type="float" office:value="2.025">
            <text:p>2.03</text:p>
          </table:table-cell>
          <table:table-cell table:formula="oooc:=[.K69]/[.$J69]" office:value-type="float" office:value="1.53086419753086">
            <text:p>1.53</text:p>
          </table:table-cell>
          <table:table-cell table:number-columns-repeated="12"/>
        </table:table-row>
        <table:table-row table:style-name="ro1">
          <table:table-cell table:formula="oooc:=[.A69]+100" office:value-type="float" office:value="2000">
            <text:p>2000</text:p>
          </table:table-cell>
          <table:table-cell table:formula="oooc:=0.95*[.$A70] - 50" office:value-type="float" office:value="1850">
            <text:p>1850</text:p>
          </table:table-cell>
          <table:table-cell table:formula="oooc:=0.85*[.$A70] - 100" office:value-type="float" office:value="1600">
            <text:p>1600</text:p>
          </table:table-cell>
          <table:table-cell table:formula="oooc:= 0.75*[.$A70] - 150" office:value-type="float" office:value="1350">
            <text:p>1350</text:p>
          </table:table-cell>
          <table:table-cell/>
          <table:table-cell table:formula="oooc:=0.9*[.$A70] - 10" office:value-type="float" office:value="1790">
            <text:p>1790</text:p>
          </table:table-cell>
          <table:table-cell table:formula="oooc:=0.8*[.$A70] - 25" office:value-type="float" office:value="1575">
            <text:p>1575</text:p>
          </table:table-cell>
          <table:table-cell table:formula="oooc:= 0.7*[.$A70] - 50" office:value-type="float" office:value="1350">
            <text:p>1350</text:p>
          </table:table-cell>
          <table:table-cell table:formula="oooc:=[.F70]-[.$A70]" office:value-type="float" office:value="-210">
            <text:p>-210</text:p>
          </table:table-cell>
          <table:table-cell table:formula="oooc:=[.G70]-[.$A70]" office:value-type="float" office:value="-425">
            <text:p>-425</text:p>
          </table:table-cell>
          <table:table-cell table:formula="oooc:=[.H70]-[.$A70]" office:value-type="float" office:value="-650">
            <text:p>-650</text:p>
          </table:table-cell>
          <table:table-cell table:formula="oooc:=[.I70]/[.$I70]" office:value-type="float" office:value="1">
            <text:p>1</text:p>
          </table:table-cell>
          <table:table-cell table:formula="oooc:=[.J70]/[.$I70]" office:value-type="float" office:value="2.02380952380952">
            <text:p>2.02</text:p>
          </table:table-cell>
          <table:table-cell table:formula="oooc:=[.K70]/[.$J70]" office:value-type="float" office:value="1.52941176470588">
            <text:p>1.53</text:p>
          </table:table-cell>
          <table:table-cell table:number-columns-repeated="12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>
            <text:p>Rev index</text:p>
          </table:table-cell>
          <table:table-cell office:value-type="string">
            <text:p>Classical</text:p>
          </table:table-cell>
          <table:table-cell office:value-type="string">
            <text:p>Renaissance</text:p>
          </table:table-cell>
          <table:table-cell office:value-type="string">
            <text:p>Modern</text:p>
          </table:table-cell>
          <table:table-cell/>
          <table:table-cell office:value-type="string">
            <text:p>Classical</text:p>
          </table:table-cell>
          <table:table-cell office:value-type="string">
            <text:p>Renaissance</text:p>
          </table:table-cell>
          <table:table-cell office:value-type="string">
            <text:p>Modern</text:p>
          </table:table-cell>
          <table:table-cell table:number-columns-repeated="18"/>
        </table:table-row>
        <table:table-row table:style-name="ro1">
          <table:table-cell office:value-type="float" office:value="500">
            <text:p>500</text:p>
          </table:table-cell>
          <table:table-cell table:formula="oooc:=([.$A75]-300)/(10+7-1)" office:value-type="float" office:value="12.5">
            <text:p>12.5</text:p>
          </table:table-cell>
          <table:table-cell table:formula="oooc:=([.$A75]-300)/(10+7-3)" office:value-type="float" office:value="14.2857142857143">
            <text:p>14.29</text:p>
          </table:table-cell>
          <table:table-cell table:formula="oooc:=([.$A75]-300)/(10+7-5)" office:value-type="float" office:value="16.6666666666667">
            <text:p>16.67</text:p>
          </table:table-cell>
          <table:table-cell/>
          <table:table-cell table:formula="oooc:=([.$A75]-200)/(9+2*7-2*1)" office:value-type="float" office:value="14.2857142857143">
            <text:p>14.29</text:p>
          </table:table-cell>
          <table:table-cell table:formula="oooc:=([.$A75]-200)/(9+2*7-2*3)" office:value-type="float" office:value="17.6470588235294">
            <text:p>17.65</text:p>
          </table:table-cell>
          <table:table-cell table:formula="oooc:=([.$A75]-200)/(9+2*7-2*5)" office:value-type="float" office:value="23.0769230769231">
            <text:p>23.08</text:p>
          </table:table-cell>
          <table:table-cell table:number-columns-repeated="18"/>
        </table:table-row>
        <table:table-row table:style-name="ro1">
          <table:table-cell table:formula="oooc:=[.A75]+100" office:value-type="float" office:value="600">
            <text:p>600</text:p>
          </table:table-cell>
          <table:table-cell table:formula="oooc:=([.$A76]-300)/(10+7-1)" office:value-type="float" office:value="18.75">
            <text:p>18.75</text:p>
          </table:table-cell>
          <table:table-cell table:formula="oooc:=([.$A76]-300)/(10+7-3)" office:value-type="float" office:value="21.4285714285714">
            <text:p>21.43</text:p>
          </table:table-cell>
          <table:table-cell table:formula="oooc:=([.$A76]-300)/(10+7-5)" office:value-type="float" office:value="25">
            <text:p>25</text:p>
          </table:table-cell>
          <table:table-cell/>
          <table:table-cell table:formula="oooc:=([.$A76]-200)/(9+2*7-2*1)" office:value-type="float" office:value="19.047619047619">
            <text:p>19.05</text:p>
          </table:table-cell>
          <table:table-cell table:formula="oooc:=([.$A76]-200)/(9+2*7-2*3)" office:value-type="float" office:value="23.5294117647059">
            <text:p>23.53</text:p>
          </table:table-cell>
          <table:table-cell table:formula="oooc:=([.$A76]-200)/(9+2*7-2*5)" office:value-type="float" office:value="30.7692307692308">
            <text:p>30.77</text:p>
          </table:table-cell>
          <table:table-cell table:number-columns-repeated="18"/>
        </table:table-row>
        <table:table-row table:style-name="ro1">
          <table:table-cell table:formula="oooc:=[.A76]+100" office:value-type="float" office:value="700">
            <text:p>700</text:p>
          </table:table-cell>
          <table:table-cell table:formula="oooc:=([.$A77]-300)/(10+7-1)" office:value-type="float" office:value="25">
            <text:p>25</text:p>
          </table:table-cell>
          <table:table-cell table:formula="oooc:=([.$A77]-300)/(10+7-3)" office:value-type="float" office:value="28.5714285714286">
            <text:p>28.57</text:p>
          </table:table-cell>
          <table:table-cell table:formula="oooc:=([.$A77]-300)/(10+7-5)" office:value-type="float" office:value="33.3333333333333">
            <text:p>33.33</text:p>
          </table:table-cell>
          <table:table-cell/>
          <table:table-cell table:formula="oooc:=([.$A77]-200)/(9+2*7-2*1)" office:value-type="float" office:value="23.8095238095238">
            <text:p>23.81</text:p>
          </table:table-cell>
          <table:table-cell table:formula="oooc:=([.$A77]-200)/(9+2*7-2*3)" office:value-type="float" office:value="29.4117647058823">
            <text:p>29.41</text:p>
          </table:table-cell>
          <table:table-cell table:formula="oooc:=([.$A77]-200)/(9+2*7-2*5)" office:value-type="float" office:value="38.4615384615385">
            <text:p>38.46</text:p>
          </table:table-cell>
          <table:table-cell table:number-columns-repeated="18"/>
        </table:table-row>
        <table:table-row table:style-name="ro1">
          <table:table-cell table:formula="oooc:=[.A77]+100" office:value-type="float" office:value="800">
            <text:p>800</text:p>
          </table:table-cell>
          <table:table-cell table:formula="oooc:=([.$A78]-300)/(10+7-1)" office:value-type="float" office:value="31.25">
            <text:p>31.25</text:p>
          </table:table-cell>
          <table:table-cell table:formula="oooc:=([.$A78]-300)/(10+7-3)" office:value-type="float" office:value="35.7142857142857">
            <text:p>35.71</text:p>
          </table:table-cell>
          <table:table-cell table:formula="oooc:=([.$A78]-300)/(10+7-5)" office:value-type="float" office:value="41.6666666666667">
            <text:p>41.67</text:p>
          </table:table-cell>
          <table:table-cell/>
          <table:table-cell table:formula="oooc:=([.$A78]-200)/(9+2*7-2*1)" office:value-type="float" office:value="28.5714285714286">
            <text:p>28.57</text:p>
          </table:table-cell>
          <table:table-cell table:formula="oooc:=([.$A78]-200)/(9+2*7-2*3)" office:value-type="float" office:value="35.2941176470588">
            <text:p>35.29</text:p>
          </table:table-cell>
          <table:table-cell table:formula="oooc:=([.$A78]-200)/(9+2*7-2*5)" office:value-type="float" office:value="46.1538461538462">
            <text:p>46.15</text:p>
          </table:table-cell>
          <table:table-cell table:number-columns-repeated="18"/>
        </table:table-row>
        <table:table-row table:style-name="ro1">
          <table:table-cell table:formula="oooc:=[.A78]+100" office:value-type="float" office:value="900">
            <text:p>900</text:p>
          </table:table-cell>
          <table:table-cell table:formula="oooc:=([.$A79]-300)/(10+7-1)" office:value-type="float" office:value="37.5">
            <text:p>37.5</text:p>
          </table:table-cell>
          <table:table-cell table:formula="oooc:=([.$A79]-300)/(10+7-3)" office:value-type="float" office:value="42.8571428571429">
            <text:p>42.86</text:p>
          </table:table-cell>
          <table:table-cell table:formula="oooc:=([.$A79]-300)/(10+7-5)" office:value-type="float" office:value="50">
            <text:p>50</text:p>
          </table:table-cell>
          <table:table-cell/>
          <table:table-cell table:formula="oooc:=([.$A79]-200)/(9+2*7-2*1)" office:value-type="float" office:value="33.3333333333333">
            <text:p>33.33</text:p>
          </table:table-cell>
          <table:table-cell table:formula="oooc:=([.$A79]-200)/(9+2*7-2*3)" office:value-type="float" office:value="41.1764705882353">
            <text:p>41.18</text:p>
          </table:table-cell>
          <table:table-cell table:formula="oooc:=([.$A79]-200)/(9+2*7-2*5)" office:value-type="float" office:value="53.8461538461539">
            <text:p>53.85</text:p>
          </table:table-cell>
          <table:table-cell table:number-columns-repeated="18"/>
        </table:table-row>
        <table:table-row table:style-name="ro1">
          <table:table-cell table:formula="oooc:=[.A79]+100" office:value-type="float" office:value="1000">
            <text:p>1000</text:p>
          </table:table-cell>
          <table:table-cell table:formula="oooc:=([.$A80]-300)/(10+7-1)" office:value-type="float" office:value="43.75">
            <text:p>43.75</text:p>
          </table:table-cell>
          <table:table-cell table:formula="oooc:=([.$A80]-300)/(10+7-3)" office:value-type="float" office:value="50">
            <text:p>50</text:p>
          </table:table-cell>
          <table:table-cell table:formula="oooc:=([.$A80]-300)/(10+7-5)" office:value-type="float" office:value="58.3333333333333">
            <text:p>58.33</text:p>
          </table:table-cell>
          <table:table-cell/>
          <table:table-cell table:formula="oooc:=([.$A80]-200)/(9+2*7-2*1)" office:value-type="float" office:value="38.0952380952381">
            <text:p>38.1</text:p>
          </table:table-cell>
          <table:table-cell table:formula="oooc:=([.$A80]-200)/(9+2*7-2*3)" office:value-type="float" office:value="47.0588235294118">
            <text:p>47.06</text:p>
          </table:table-cell>
          <table:table-cell table:formula="oooc:=([.$A80]-200)/(9+2*7-2*5)" office:value-type="float" office:value="61.5384615384615">
            <text:p>61.54</text:p>
          </table:table-cell>
          <table:table-cell table:number-columns-repeated="18"/>
        </table:table-row>
        <table:table-row table:style-name="ro1">
          <table:table-cell table:formula="oooc:=[.A80]+100" office:value-type="float" office:value="1100">
            <text:p>1100</text:p>
          </table:table-cell>
          <table:table-cell table:formula="oooc:=([.$A81]-300)/(10+7-1)" office:value-type="float" office:value="50">
            <text:p>50</text:p>
          </table:table-cell>
          <table:table-cell table:formula="oooc:=([.$A81]-300)/(10+7-3)" office:value-type="float" office:value="57.1428571428571">
            <text:p>57.14</text:p>
          </table:table-cell>
          <table:table-cell table:formula="oooc:=([.$A81]-300)/(10+7-5)" office:value-type="float" office:value="66.6666666666667">
            <text:p>66.67</text:p>
          </table:table-cell>
          <table:table-cell/>
          <table:table-cell table:formula="oooc:=([.$A81]-200)/(9+2*7-2*1)" office:value-type="float" office:value="42.8571428571429">
            <text:p>42.86</text:p>
          </table:table-cell>
          <table:table-cell table:formula="oooc:=([.$A81]-200)/(9+2*7-2*3)" office:value-type="float" office:value="52.9411764705882">
            <text:p>52.94</text:p>
          </table:table-cell>
          <table:table-cell table:formula="oooc:=([.$A81]-200)/(9+2*7-2*5)" office:value-type="float" office:value="69.2307692307692">
            <text:p>69.23</text:p>
          </table:table-cell>
          <table:table-cell table:number-columns-repeated="18"/>
        </table:table-row>
        <table:table-row table:style-name="ro1">
          <table:table-cell table:formula="oooc:=[.A81]+100" office:value-type="float" office:value="1200">
            <text:p>1200</text:p>
          </table:table-cell>
          <table:table-cell table:formula="oooc:=([.$A82]-300)/(10+7-1)" office:value-type="float" office:value="56.25">
            <text:p>56.25</text:p>
          </table:table-cell>
          <table:table-cell table:formula="oooc:=([.$A82]-300)/(10+7-3)" office:value-type="float" office:value="64.2857142857143">
            <text:p>64.29</text:p>
          </table:table-cell>
          <table:table-cell table:formula="oooc:=([.$A82]-300)/(10+7-5)" office:value-type="float" office:value="75">
            <text:p>75</text:p>
          </table:table-cell>
          <table:table-cell/>
          <table:table-cell table:formula="oooc:=([.$A82]-200)/(9+2*7-2*1)" office:value-type="float" office:value="47.6190476190476">
            <text:p>47.62</text:p>
          </table:table-cell>
          <table:table-cell table:formula="oooc:=([.$A82]-200)/(9+2*7-2*3)" office:value-type="float" office:value="58.8235294117647">
            <text:p>58.82</text:p>
          </table:table-cell>
          <table:table-cell table:formula="oooc:=([.$A82]-200)/(9+2*7-2*5)" office:value-type="float" office:value="76.9230769230769">
            <text:p>76.92</text:p>
          </table:table-cell>
          <table:table-cell table:number-columns-repeated="18"/>
        </table:table-row>
        <table:table-row table:style-name="ro1">
          <table:table-cell table:formula="oooc:=[.A82]+100" office:value-type="float" office:value="1300">
            <text:p>1300</text:p>
          </table:table-cell>
          <table:table-cell table:formula="oooc:=([.$A83]-300)/(10+7-1)" office:value-type="float" office:value="62.5">
            <text:p>62.5</text:p>
          </table:table-cell>
          <table:table-cell table:formula="oooc:=([.$A83]-300)/(10+7-3)" office:value-type="float" office:value="71.4285714285714">
            <text:p>71.43</text:p>
          </table:table-cell>
          <table:table-cell table:formula="oooc:=([.$A83]-300)/(10+7-5)" office:value-type="float" office:value="83.3333333333333">
            <text:p>83.33</text:p>
          </table:table-cell>
          <table:table-cell/>
          <table:table-cell table:formula="oooc:=([.$A83]-200)/(9+2*7-2*1)" office:value-type="float" office:value="52.3809523809524">
            <text:p>52.38</text:p>
          </table:table-cell>
          <table:table-cell table:formula="oooc:=([.$A83]-200)/(9+2*7-2*3)" office:value-type="float" office:value="64.7058823529412">
            <text:p>64.71</text:p>
          </table:table-cell>
          <table:table-cell table:formula="oooc:=([.$A83]-200)/(9+2*7-2*5)" office:value-type="float" office:value="84.6153846153846">
            <text:p>84.62</text:p>
          </table:table-cell>
          <table:table-cell table:number-columns-repeated="18"/>
        </table:table-row>
        <table:table-row table:style-name="ro1">
          <table:table-cell table:formula="oooc:=[.A83]+100" office:value-type="float" office:value="1400">
            <text:p>1400</text:p>
          </table:table-cell>
          <table:table-cell table:formula="oooc:=([.$A84]-300)/(10+7-1)" office:value-type="float" office:value="68.75">
            <text:p>68.75</text:p>
          </table:table-cell>
          <table:table-cell table:formula="oooc:=([.$A84]-300)/(10+7-3)" office:value-type="float" office:value="78.5714285714286">
            <text:p>78.57</text:p>
          </table:table-cell>
          <table:table-cell table:formula="oooc:=([.$A84]-300)/(10+7-5)" office:value-type="float" office:value="91.6666666666667">
            <text:p>91.67</text:p>
          </table:table-cell>
          <table:table-cell/>
          <table:table-cell table:formula="oooc:=([.$A84]-200)/(9+2*7-2*1)" office:value-type="float" office:value="57.1428571428571">
            <text:p>57.14</text:p>
          </table:table-cell>
          <table:table-cell table:formula="oooc:=([.$A84]-200)/(9+2*7-2*3)" office:value-type="float" office:value="70.5882352941177">
            <text:p>70.59</text:p>
          </table:table-cell>
          <table:table-cell table:formula="oooc:=([.$A84]-200)/(9+2*7-2*5)" office:value-type="float" office:value="92.3076923076923">
            <text:p>92.31</text:p>
          </table:table-cell>
          <table:table-cell table:number-columns-repeated="18"/>
        </table:table-row>
        <table:table-row table:style-name="ro1">
          <table:table-cell table:formula="oooc:=[.A84]+100" office:value-type="float" office:value="1500">
            <text:p>1500</text:p>
          </table:table-cell>
          <table:table-cell table:formula="oooc:=([.$A85]-300)/(10+7-1)" office:value-type="float" office:value="75">
            <text:p>75</text:p>
          </table:table-cell>
          <table:table-cell table:formula="oooc:=([.$A85]-300)/(10+7-3)" office:value-type="float" office:value="85.7142857142857">
            <text:p>85.71</text:p>
          </table:table-cell>
          <table:table-cell table:formula="oooc:=([.$A85]-300)/(10+7-5)" office:value-type="float" office:value="100">
            <text:p>100</text:p>
          </table:table-cell>
          <table:table-cell/>
          <table:table-cell table:formula="oooc:=([.$A85]-200)/(9+2*7-2*1)" office:value-type="float" office:value="61.9047619047619">
            <text:p>61.9</text:p>
          </table:table-cell>
          <table:table-cell table:formula="oooc:=([.$A85]-200)/(9+2*7-2*3)" office:value-type="float" office:value="76.4705882352941">
            <text:p>76.47</text:p>
          </table:table-cell>
          <table:table-cell table:formula="oooc:=([.$A85]-200)/(9+2*7-2*5)" office:value-type="float" office:value="100">
            <text:p>100</text:p>
          </table:table-cell>
          <table:table-cell table:number-columns-repeated="18"/>
        </table:table-row>
        <table:table-row table:style-name="ro1">
          <table:table-cell table:formula="oooc:=[.A85]+100" office:value-type="float" office:value="1600">
            <text:p>1600</text:p>
          </table:table-cell>
          <table:table-cell table:formula="oooc:=([.$A86]-300)/(10+7-1)" office:value-type="float" office:value="81.25">
            <text:p>81.25</text:p>
          </table:table-cell>
          <table:table-cell table:formula="oooc:=([.$A86]-300)/(10+7-3)" office:value-type="float" office:value="92.8571428571429">
            <text:p>92.86</text:p>
          </table:table-cell>
          <table:table-cell table:formula="oooc:=([.$A86]-300)/(10+7-5)" office:value-type="float" office:value="108.333333333333">
            <text:p>108.33</text:p>
          </table:table-cell>
          <table:table-cell/>
          <table:table-cell table:formula="oooc:=([.$A86]-200)/(9+2*7-2*1)" office:value-type="float" office:value="66.6666666666667">
            <text:p>66.67</text:p>
          </table:table-cell>
          <table:table-cell table:formula="oooc:=([.$A86]-200)/(9+2*7-2*3)" office:value-type="float" office:value="82.3529411764706">
            <text:p>82.35</text:p>
          </table:table-cell>
          <table:table-cell table:formula="oooc:=([.$A86]-200)/(9+2*7-2*5)" office:value-type="float" office:value="107.692307692308">
            <text:p>107.69</text:p>
          </table:table-cell>
          <table:table-cell table:number-columns-repeated="18"/>
        </table:table-row>
        <table:table-row table:style-name="ro1">
          <table:table-cell table:formula="oooc:=[.A86]+100" office:value-type="float" office:value="1700">
            <text:p>1700</text:p>
          </table:table-cell>
          <table:table-cell table:formula="oooc:=([.$A87]-300)/(10+7-1)" office:value-type="float" office:value="87.5">
            <text:p>87.5</text:p>
          </table:table-cell>
          <table:table-cell table:formula="oooc:=([.$A87]-300)/(10+7-3)" office:value-type="float" office:value="100">
            <text:p>100</text:p>
          </table:table-cell>
          <table:table-cell table:formula="oooc:=([.$A87]-300)/(10+7-5)" office:value-type="float" office:value="116.666666666667">
            <text:p>116.67</text:p>
          </table:table-cell>
          <table:table-cell/>
          <table:table-cell table:formula="oooc:=([.$A87]-200)/(9+2*7-2*1)" office:value-type="float" office:value="71.4285714285714">
            <text:p>71.43</text:p>
          </table:table-cell>
          <table:table-cell table:formula="oooc:=([.$A87]-200)/(9+2*7-2*3)" office:value-type="float" office:value="88.2352941176471">
            <text:p>88.24</text:p>
          </table:table-cell>
          <table:table-cell table:formula="oooc:=([.$A87]-200)/(9+2*7-2*5)" office:value-type="float" office:value="115.384615384615">
            <text:p>115.38</text:p>
          </table:table-cell>
          <table:table-cell table:number-columns-repeated="18"/>
        </table:table-row>
        <table:table-row table:style-name="ro1">
          <table:table-cell table:formula="oooc:=[.A87]+100" office:value-type="float" office:value="1800">
            <text:p>1800</text:p>
          </table:table-cell>
          <table:table-cell table:formula="oooc:=([.$A88]-300)/(10+7-1)" office:value-type="float" office:value="93.75">
            <text:p>93.75</text:p>
          </table:table-cell>
          <table:table-cell table:formula="oooc:=([.$A88]-300)/(10+7-3)" office:value-type="float" office:value="107.142857142857">
            <text:p>107.14</text:p>
          </table:table-cell>
          <table:table-cell table:formula="oooc:=([.$A88]-300)/(10+7-5)" office:value-type="float" office:value="125">
            <text:p>125</text:p>
          </table:table-cell>
          <table:table-cell/>
          <table:table-cell table:formula="oooc:=([.$A88]-200)/(9+2*7-2*1)" office:value-type="float" office:value="76.1904761904762">
            <text:p>76.19</text:p>
          </table:table-cell>
          <table:table-cell table:formula="oooc:=([.$A88]-200)/(9+2*7-2*3)" office:value-type="float" office:value="94.1176470588235">
            <text:p>94.12</text:p>
          </table:table-cell>
          <table:table-cell table:formula="oooc:=([.$A88]-200)/(9+2*7-2*5)" office:value-type="float" office:value="123.076923076923">
            <text:p>123.08</text:p>
          </table:table-cell>
          <table:table-cell table:number-columns-repeated="18"/>
        </table:table-row>
        <table:table-row table:style-name="ro1">
          <table:table-cell table:formula="oooc:=[.A88]+100" office:value-type="float" office:value="1900">
            <text:p>1900</text:p>
          </table:table-cell>
          <table:table-cell table:formula="oooc:=([.$A89]-300)/(10+7-1)" office:value-type="float" office:value="100">
            <text:p>100</text:p>
          </table:table-cell>
          <table:table-cell table:formula="oooc:=([.$A89]-300)/(10+7-3)" office:value-type="float" office:value="114.285714285714">
            <text:p>114.29</text:p>
          </table:table-cell>
          <table:table-cell table:formula="oooc:=([.$A89]-300)/(10+7-5)" office:value-type="float" office:value="133.333333333333">
            <text:p>133.33</text:p>
          </table:table-cell>
          <table:table-cell/>
          <table:table-cell table:formula="oooc:=([.$A89]-200)/(9+2*7-2*1)" office:value-type="float" office:value="80.952380952381">
            <text:p>80.95</text:p>
          </table:table-cell>
          <table:table-cell table:formula="oooc:=([.$A89]-200)/(9+2*7-2*3)" office:value-type="float" office:value="100">
            <text:p>100</text:p>
          </table:table-cell>
          <table:table-cell table:formula="oooc:=([.$A89]-200)/(9+2*7-2*5)" office:value-type="float" office:value="130.769230769231">
            <text:p>130.77</text:p>
          </table:table-cell>
          <table:table-cell table:number-columns-repeated="18"/>
        </table:table-row>
        <table:table-row table:style-name="ro1">
          <table:table-cell table:formula="oooc:=[.A89]+100" office:value-type="float" office:value="2000">
            <text:p>2000</text:p>
          </table:table-cell>
          <table:table-cell table:formula="oooc:=([.$A90]-300)/(10+7-1)" office:value-type="float" office:value="106.25">
            <text:p>106.25</text:p>
          </table:table-cell>
          <table:table-cell table:formula="oooc:=([.$A90]-300)/(10+7-3)" office:value-type="float" office:value="121.428571428571">
            <text:p>121.43</text:p>
          </table:table-cell>
          <table:table-cell table:formula="oooc:=([.$A90]-300)/(10+7-5)" office:value-type="float" office:value="141.666666666667">
            <text:p>141.67</text:p>
          </table:table-cell>
          <table:table-cell/>
          <table:table-cell table:formula="oooc:=([.$A90]-200)/(9+2*7-2*1)" office:value-type="float" office:value="85.7142857142857">
            <text:p>85.71</text:p>
          </table:table-cell>
          <table:table-cell table:formula="oooc:=([.$A90]-200)/(9+2*7-2*3)" office:value-type="float" office:value="105.882352941176">
            <text:p>105.88</text:p>
          </table:table-cell>
          <table:table-cell table:formula="oooc:=([.$A90]-200)/(9+2*7-2*5)" office:value-type="float" office:value="138.461538461538">
            <text:p>138.46</text:p>
          </table:table-cell>
          <table:table-cell table:number-columns-repeated="18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Economy</text:p>
          </table:table-cell>
          <table:table-cell table:number-columns-repeated="25"/>
        </table:table-row>
        <table:table-row table:style-name="ro1">
          <table:table-cell office:value-type="float" office:value="100">
            <text:p>100</text:p>
          </table:table-cell>
          <table:table-cell table:formula="oooc:=[.$A94]^(0.65)" office:value-type="float" office:value="19.9526231496888">
            <text:p>19.95</text:p>
          </table:table-cell>
          <table:table-cell table:formula="oooc:=[.$A94]^(0.6)" office:value-type="float" office:value="15.8489319246111">
            <text:p>15.85</text:p>
          </table:table-cell>
          <table:table-cell table:formula="oooc:=[.$A94]^(0.7)" office:value-type="float" office:value="25.1188643150958">
            <text:p>25.12</text:p>
          </table:table-cell>
          <table:table-cell table:number-columns-repeated="22"/>
        </table:table-row>
        <table:table-row table:style-name="ro1">
          <table:table-cell table:formula="oooc:=[.A94]*1.5" office:value-type="float" office:value="150">
            <text:p>150</text:p>
          </table:table-cell>
          <table:table-cell table:formula="oooc:=[.$A95]^(0.65)" office:value-type="float" office:value="25.969244686205">
            <text:p>25.97</text:p>
          </table:table-cell>
          <table:table-cell table:formula="oooc:=[.$A95]^(0.6)" office:value-type="float" office:value="20.2141160853993">
            <text:p>20.21</text:p>
          </table:table-cell>
          <table:table-cell table:formula="oooc:=[.$A95]^(0.7)" office:value-type="float" office:value="33.3629067292786">
            <text:p>33.36</text:p>
          </table:table-cell>
          <table:table-cell table:number-columns-repeated="22"/>
        </table:table-row>
        <table:table-row table:style-name="ro1">
          <table:table-cell table:formula="oooc:=[.A95]*1.5" office:value-type="float" office:value="225">
            <text:p>225</text:p>
          </table:table-cell>
          <table:table-cell table:formula="oooc:=[.$A96]^(0.65)" office:value-type="float" office:value="33.8001507126398">
            <text:p>33.8</text:p>
          </table:table-cell>
          <table:table-cell table:formula="oooc:=[.$A96]^(0.6)" office:value-type="float" office:value="25.7815789138122">
            <text:p>25.78</text:p>
          </table:table-cell>
          <table:table-cell table:formula="oooc:=[.$A96]^(0.7)" office:value-type="float" office:value="44.3126540859417">
            <text:p>44.31</text:p>
          </table:table-cell>
          <table:table-cell table:number-columns-repeated="22"/>
        </table:table-row>
        <table:table-row table:style-name="ro1">
          <table:table-cell table:formula="oooc:=[.A96]*1.5" office:value-type="float" office:value="337.5">
            <text:p>337.5</text:p>
          </table:table-cell>
          <table:table-cell table:formula="oooc:=[.$A97]^(0.65)" office:value-type="float" office:value="43.9924303537423">
            <text:p>43.99</text:p>
          </table:table-cell>
          <table:table-cell table:formula="oooc:=[.$A97]^(0.6)" office:value-type="float" office:value="32.8824574114933">
            <text:p>32.88</text:p>
          </table:table-cell>
          <table:table-cell table:formula="oooc:=[.$A97]^(0.7)" office:value-type="float" office:value="58.8561221021278">
            <text:p>58.86</text:p>
          </table:table-cell>
          <table:table-cell table:number-columns-repeated="22"/>
        </table:table-row>
        <table:table-row table:style-name="ro1">
          <table:table-cell table:formula="oooc:=[.A97]*1.5" office:value-type="float" office:value="506.25">
            <text:p>506.25</text:p>
          </table:table-cell>
          <table:table-cell table:formula="oooc:=[.$A98]^(0.65)" office:value-type="float" office:value="57.2581449379495">
            <text:p>57.26</text:p>
          </table:table-cell>
          <table:table-cell table:formula="oooc:=[.$A98]^(0.6)" office:value-type="float" office:value="41.9390918234027">
            <text:p>41.94</text:p>
          </table:table-cell>
          <table:table-cell table:formula="oooc:=[.$A98]^(0.7)" office:value-type="float" office:value="78.1727743543024">
            <text:p>78.17</text:p>
          </table:table-cell>
          <table:table-cell table:number-columns-repeated="22"/>
        </table:table-row>
        <table:table-row table:style-name="ro1">
          <table:table-cell table:formula="oooc:=[.A98]*1.5" office:value-type="float" office:value="759.375">
            <text:p>759.38</text:p>
          </table:table-cell>
          <table:table-cell table:formula="oooc:=[.$A99]^(0.65)" office:value-type="float" office:value="74.524074604947">
            <text:p>74.52</text:p>
          </table:table-cell>
          <table:table-cell table:formula="oooc:=[.$A99]^(0.6)" office:value-type="float" office:value="53.4901452455626">
            <text:p>53.49</text:p>
          </table:table-cell>
          <table:table-cell table:formula="oooc:=[.$A99]^(0.7)" office:value-type="float" office:value="103.829175827195">
            <text:p>103.83</text:p>
          </table:table-cell>
          <table:table-cell table:number-columns-repeated="22"/>
        </table:table-row>
        <table:table-row table:style-name="ro1">
          <table:table-cell table:formula="oooc:=[.A99]*1.5" office:value-type="float" office:value="1139.0625">
            <text:p>1139.06</text:p>
          </table:table-cell>
          <table:table-cell table:formula="oooc:=[.$A100]^(0.65)" office:value-type="float" office:value="96.9964657734265">
            <text:p>97</text:p>
          </table:table-cell>
          <table:table-cell table:formula="oooc:=[.$A100]^(0.6)" office:value-type="float" office:value="68.2226417882227">
            <text:p>68.22</text:p>
          </table:table-cell>
          <table:table-cell table:formula="oooc:=[.$A100]^(0.7)" office:value-type="float" office:value="137.906040075975">
            <text:p>137.91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CivSizeEraMod</text:p>
          </table:table-cell>
          <table:table-cell table:number-columns-repeated="25"/>
        </table:table-row>
        <table:table-row table:style-name="ro1">
          <table:table-cell office:value-type="float" office:value="0">
            <text:p>0</text:p>
          </table:table-cell>
          <table:table-cell table:formula="oooc:=0.85-0.2*([.A104]^1)" office:value-type="float" office:value="0.85">
            <text:p>0.85</text:p>
          </table:table-cell>
          <table:table-cell table:number-columns-repeated="24"/>
        </table:table-row>
        <table:table-row table:style-name="ro1">
          <table:table-cell table:formula="oooc:=[.A104]+1" office:value-type="float" office:value="1">
            <text:p>1</text:p>
          </table:table-cell>
          <table:table-cell table:formula="oooc:=0.85-0.2*([.A105]^1)" office:value-type="float" office:value="0.65">
            <text:p>0.65</text:p>
          </table:table-cell>
          <table:table-cell table:number-columns-repeated="24"/>
        </table:table-row>
        <table:table-row table:style-name="ro1">
          <table:table-cell table:formula="oooc:=[.A105]+1" office:value-type="float" office:value="2">
            <text:p>2</text:p>
          </table:table-cell>
          <table:table-cell table:formula="oooc:=0.85-0.2*([.A106]^1)" office:value-type="float" office:value="0.45">
            <text:p>0.45</text:p>
          </table:table-cell>
          <table:table-cell table:number-columns-repeated="24"/>
        </table:table-row>
        <table:table-row table:style-name="ro1">
          <table:table-cell table:formula="oooc:=[.A106]+1" office:value-type="float" office:value="3">
            <text:p>3</text:p>
          </table:table-cell>
          <table:table-cell table:formula="oooc:=0.85-0.2*([.A107]^1)" office:value-type="float" office:value="0.25">
            <text:p>0.25</text:p>
          </table:table-cell>
          <table:table-cell table:number-columns-repeated="24"/>
        </table:table-row>
        <table:table-row table:style-name="ro1">
          <table:table-cell table:formula="oooc:=[.A107]+1" office:value-type="float" office:value="4">
            <text:p>4</text:p>
          </table:table-cell>
          <table:table-cell table:formula="oooc:=0.85-0.2*([.A108]^1)" office:value-type="float" office:value="0.0499999999999999">
            <text:p>0.05</text:p>
          </table:table-cell>
          <table:table-cell table:number-columns-repeated="24"/>
        </table:table-row>
        <table:table-row table:style-name="ro1">
          <table:table-cell table:formula="oooc:=[.A108]+1" office:value-type="float" office:value="5">
            <text:p>5</text:p>
          </table:table-cell>
          <table:table-cell table:formula="oooc:=0.85-0.2*([.A109]^1)" office:value-type="float" office:value="-0.15">
            <text:p>-0.15</text:p>
          </table:table-cell>
          <table:table-cell table:number-columns-repeated="24"/>
        </table:table-row>
        <table:table-row table:style-name="ro1">
          <table:table-cell table:formula="oooc:=[.A109]+1" office:value-type="float" office:value="6">
            <text:p>6</text:p>
          </table:table-cell>
          <table:table-cell table:formula="oooc:=0.85-0.2*([.A110]^1)" office:value-type="float" office:value="-0.35">
            <text:p>-0.35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opMod</text:p>
          </table:table-cell>
          <table:table-cell table:number-columns-repeated="3"/>
          <table:table-cell office:value-type="string">
            <text:p>Pop</text:p>
          </table:table-cell>
          <table:table-cell office:value-type="string">
            <text:p>EffPop</text:p>
          </table:table-cell>
          <table:table-cell office:value-type="string">
            <text:p>Low</text:p>
          </table:table-cell>
          <table:table-cell office:value-type="string">
            <text:p>Old Low</text:p>
          </table:table-cell>
          <table:table-cell office:value-type="string">
            <text:p>Med</text:p>
          </table:table-cell>
          <table:table-cell office:value-type="string">
            <text:p>Old Med</text:p>
          </table:table-cell>
          <table:table-cell office:value-type="string">
            <text:p>High</text:p>
          </table:table-cell>
          <table:table-cell office:value-type="string">
            <text:p>Old High</text:p>
          </table:table-cell>
          <table:table-cell table:number-columns-repeated="14"/>
        </table:table-row>
        <table:table-row table:style-name="ro1">
          <table:table-cell office:value-type="float" office:value="600">
            <text:p>600</text:p>
          </table:table-cell>
          <table:table-cell table:formula="oooc:=[.A114]/1700" office:value-type="float" office:value="0.352941176470588">
            <text:p>0.35</text:p>
          </table:table-cell>
          <table:table-cell table:formula="oooc:=MAX(MAX([.$B114]-0.35;0)^0.5;0.3)" office:value-type="float" office:value="0.3">
            <text:p>0.3</text:p>
          </table:table-cell>
          <table:table-cell table:formula="oooc:=MAX(MAX([.$B114]-0.35;0)^0.5/2;0.2)" office:value-type="float" office:value="0.2">
            <text:p>0.2</text:p>
          </table:table-cell>
          <table:table-cell office:value-type="float" office:value="1">
            <text:p>1</text:p>
          </table:table-cell>
          <table:table-cell table:formula="oooc:=[.E114]^(0.8)+1" office:value-type="float" office:value="2">
            <text:p>2</text:p>
          </table:table-cell>
          <table:table-cell table:formula="oooc:=[.F114]*0.3" office:value-type="float" office:value="0.6">
            <text:p>0.6</text:p>
          </table:table-cell>
          <table:table-cell table:formula="oooc:=([.E114]+1)*[.$B$115]" office:value-type="float" office:value="0.823529411764706">
            <text:p>0.82</text:p>
          </table:table-cell>
          <table:table-cell table:formula="oooc:=[.F114]*[.$C$122]" office:value-type="float" office:value="1.37626946745862">
            <text:p>1.38</text:p>
          </table:table-cell>
          <table:table-cell table:formula="oooc:=([.E114]+1)*[.$B$122]" office:value-type="float" office:value="1.64705882352941">
            <text:p>1.65</text:p>
          </table:table-cell>
          <table:table-cell table:formula="oooc:=[.F114]*[.$C$128]" office:value-type="float" office:value="1.81820855595313">
            <text:p>1.82</text:p>
          </table:table-cell>
          <table:table-cell table:formula="oooc:=([.E114]+1)*[.$B$128]" office:value-type="float" office:value="2.35294117647059">
            <text:p>2.35</text:p>
          </table:table-cell>
          <table:table-cell table:number-columns-repeated="14"/>
        </table:table-row>
        <table:table-row table:style-name="ro1">
          <table:table-cell table:formula="oooc:=[.A114]+100" office:value-type="float" office:value="700">
            <text:p>700</text:p>
          </table:table-cell>
          <table:table-cell table:formula="oooc:=[.A115]/1700" office:value-type="float" office:value="0.411764705882353">
            <text:p>0.41</text:p>
          </table:table-cell>
          <table:table-cell table:formula="oooc:=MAX(MAX([.$B115]-0.35;0)^0.5;0.3)" office:value-type="float" office:value="0.3">
            <text:p>0.3</text:p>
          </table:table-cell>
          <table:table-cell table:formula="oooc:=MAX(MAX([.$B115]-0.35;0)^0.5/2;0.2)" office:value-type="float" office:value="0.2">
            <text:p>0.2</text:p>
          </table:table-cell>
          <table:table-cell office:value-type="float" office:value="2">
            <text:p>2</text:p>
          </table:table-cell>
          <table:table-cell table:formula="oooc:=[.E115]^(0.8)+1" office:value-type="float" office:value="2.74110112659225">
            <text:p>2.74</text:p>
          </table:table-cell>
          <table:table-cell table:formula="oooc:=[.F115]*0.3" office:value-type="float" office:value="0.822330337977675">
            <text:p>0.82</text:p>
          </table:table-cell>
          <table:table-cell table:formula="oooc:=([.E115]+1)*[.$B$115]" office:value-type="float" office:value="1.23529411764706">
            <text:p>1.24</text:p>
          </table:table-cell>
          <table:table-cell table:formula="oooc:=[.F115]*[.$C$122]" office:value-type="float" office:value="1.88624689387266">
            <text:p>1.89</text:p>
          </table:table-cell>
          <table:table-cell table:formula="oooc:=([.E115]+1)*[.$B$122]" office:value-type="float" office:value="2.47058823529412">
            <text:p>2.47</text:p>
          </table:table-cell>
          <table:table-cell table:formula="oooc:=[.F115]*[.$C$128]" office:value-type="float" office:value="2.4919467605514">
            <text:p>2.49</text:p>
          </table:table-cell>
          <table:table-cell table:formula="oooc:=([.E115]+1)*[.$B$128]" office:value-type="float" office:value="3.52941176470588">
            <text:p>3.53</text:p>
          </table:table-cell>
          <table:table-cell table:number-columns-repeated="14"/>
        </table:table-row>
        <table:table-row table:style-name="ro1">
          <table:table-cell table:formula="oooc:=[.A115]+100" office:value-type="float" office:value="800">
            <text:p>800</text:p>
          </table:table-cell>
          <table:table-cell table:formula="oooc:=[.A116]/1700" office:value-type="float" office:value="0.470588235294118">
            <text:p>0.47</text:p>
          </table:table-cell>
          <table:table-cell table:formula="oooc:=MAX(MAX([.$B116]-0.35;0)^0.5;0.3)" office:value-type="float" office:value="0.34725816807401">
            <text:p>0.35</text:p>
          </table:table-cell>
          <table:table-cell table:formula="oooc:=MAX(MAX([.$B116]-0.35;0)^0.5/2;0.2)" office:value-type="float" office:value="0.2">
            <text:p>0.2</text:p>
          </table:table-cell>
          <table:table-cell office:value-type="float" office:value="3">
            <text:p>3</text:p>
          </table:table-cell>
          <table:table-cell table:formula="oooc:=[.E116]^(0.8)+1" office:value-type="float" office:value="3.40822468528069">
            <text:p>3.41</text:p>
          </table:table-cell>
          <table:table-cell table:formula="oooc:=[.F116]*0.3" office:value-type="float" office:value="1.02246740558421">
            <text:p>1.02</text:p>
          </table:table-cell>
          <table:table-cell table:formula="oooc:=([.E116]+1)*[.$B$115]" office:value-type="float" office:value="1.64705882352941">
            <text:p>1.65</text:p>
          </table:table-cell>
          <table:table-cell table:formula="oooc:=[.F116]*[.$C$122]" office:value-type="float" office:value="2.34531778629528">
            <text:p>2.35</text:p>
          </table:table-cell>
          <table:table-cell table:formula="oooc:=([.E116]+1)*[.$B$122]" office:value-type="float" office:value="3.29411764705882">
            <text:p>3.29</text:p>
          </table:table-cell>
          <table:table-cell table:formula="oooc:=[.F116]*[.$C$128]" office:value-type="float" office:value="3.09843164169401">
            <text:p>3.1</text:p>
          </table:table-cell>
          <table:table-cell table:formula="oooc:=([.E116]+1)*[.$B$128]" office:value-type="float" office:value="4.70588235294118">
            <text:p>4.71</text:p>
          </table:table-cell>
          <table:table-cell table:number-columns-repeated="14"/>
        </table:table-row>
        <table:table-row table:style-name="ro1">
          <table:table-cell table:formula="oooc:=[.A116]+100" office:value-type="float" office:value="900">
            <text:p>900</text:p>
          </table:table-cell>
          <table:table-cell table:formula="oooc:=[.A117]/1700" office:value-type="float" office:value="0.529411764705882">
            <text:p>0.53</text:p>
          </table:table-cell>
          <table:table-cell table:formula="oooc:=MAX(MAX([.$B117]-0.35;0)^0.5;0.3)" office:value-type="float" office:value="0.42357025946811">
            <text:p>0.42</text:p>
          </table:table-cell>
          <table:table-cell table:formula="oooc:=MAX(MAX([.$B117]-0.35;0)^0.5/2;0.2)" office:value-type="float" office:value="0.211785129734055">
            <text:p>0.21</text:p>
          </table:table-cell>
          <table:table-cell office:value-type="float" office:value="4">
            <text:p>4</text:p>
          </table:table-cell>
          <table:table-cell table:formula="oooc:=[.E117]^(0.8)+1" office:value-type="float" office:value="4.0314331330208">
            <text:p>4.03</text:p>
          </table:table-cell>
          <table:table-cell table:formula="oooc:=[.F117]*0.3" office:value-type="float" office:value="1.20942993990624">
            <text:p>1.21</text:p>
          </table:table-cell>
          <table:table-cell table:formula="oooc:=([.E117]+1)*[.$B$115]" office:value-type="float" office:value="2.05882352941176">
            <text:p>2.06</text:p>
          </table:table-cell>
          <table:table-cell table:formula="oooc:=[.F117]*[.$C$122]" office:value-type="float" office:value="2.77416916553878">
            <text:p>2.77</text:p>
          </table:table-cell>
          <table:table-cell table:formula="oooc:=([.E117]+1)*[.$B$122]" office:value-type="float" office:value="4.11764705882353">
            <text:p>4.12</text:p>
          </table:table-cell>
          <table:table-cell table:formula="oooc:=[.F117]*[.$C$128]" office:value-type="float" office:value="3.66499310760568">
            <text:p>3.66</text:p>
          </table:table-cell>
          <table:table-cell table:formula="oooc:=([.E117]+1)*[.$B$128]" office:value-type="float" office:value="5.88235294117647">
            <text:p>5.88</text:p>
          </table:table-cell>
          <table:table-cell table:number-columns-repeated="14"/>
        </table:table-row>
        <table:table-row table:style-name="ro1">
          <table:table-cell table:formula="oooc:=[.A117]+100" office:value-type="float" office:value="1000">
            <text:p>1000</text:p>
          </table:table-cell>
          <table:table-cell table:formula="oooc:=[.A118]/1700" office:value-type="float" office:value="0.588235294117647">
            <text:p>0.59</text:p>
          </table:table-cell>
          <table:table-cell table:formula="oooc:=MAX(MAX([.$B118]-0.35;0)^0.5;0.3)" office:value-type="float" office:value="0.488093530091976">
            <text:p>0.49</text:p>
          </table:table-cell>
          <table:table-cell table:formula="oooc:=MAX(MAX([.$B118]-0.35;0)^0.5/2;0.2)" office:value-type="float" office:value="0.244046765045988">
            <text:p>0.24</text:p>
          </table:table-cell>
          <table:table-cell office:value-type="float" office:value="5">
            <text:p>5</text:p>
          </table:table-cell>
          <table:table-cell table:formula="oooc:=[.E118]^(0.8)+1" office:value-type="float" office:value="4.62389831838848">
            <text:p>4.62</text:p>
          </table:table-cell>
          <table:table-cell table:formula="oooc:=[.F118]*0.3" office:value-type="float" office:value="1.38716949551654">
            <text:p>1.39</text:p>
          </table:table-cell>
          <table:table-cell table:formula="oooc:=([.E118]+1)*[.$B$115]" office:value-type="float" office:value="2.47058823529412">
            <text:p>2.47</text:p>
          </table:table-cell>
          <table:table-cell table:formula="oooc:=[.F118]*[.$C$122]" office:value-type="float" office:value="3.18186503811565">
            <text:p>3.18</text:p>
          </table:table-cell>
          <table:table-cell table:formula="oooc:=([.E118]+1)*[.$B$122]" office:value-type="float" office:value="4.94117647058824">
            <text:p>4.94</text:p>
          </table:table-cell>
          <table:table-cell table:formula="oooc:=[.F118]*[.$C$128]" office:value-type="float" office:value="4.20360574217562">
            <text:p>4.2</text:p>
          </table:table-cell>
          <table:table-cell table:formula="oooc:=([.E118]+1)*[.$B$128]" office:value-type="float" office:value="7.05882352941176">
            <text:p>7.06</text:p>
          </table:table-cell>
          <table:table-cell table:number-columns-repeated="14"/>
        </table:table-row>
        <table:table-row table:style-name="ro1">
          <table:table-cell table:formula="oooc:=[.A118]+100" office:value-type="float" office:value="1100">
            <text:p>1100</text:p>
          </table:table-cell>
          <table:table-cell table:formula="oooc:=[.A119]/1700" office:value-type="float" office:value="0.647058823529412">
            <text:p>0.65</text:p>
          </table:table-cell>
          <table:table-cell table:formula="oooc:=MAX(MAX([.$B119]-0.35;0)^0.5;0.3)" office:value-type="float" office:value="0.545031029877577">
            <text:p>0.55</text:p>
          </table:table-cell>
          <table:table-cell table:formula="oooc:=MAX(MAX([.$B119]-0.35;0)^0.5/2;0.2)" office:value-type="float" office:value="0.272515514938788">
            <text:p>0.27</text:p>
          </table:table-cell>
          <table:table-cell office:value-type="float" office:value="6">
            <text:p>6</text:p>
          </table:table-cell>
          <table:table-cell table:formula="oooc:=[.E119]^(0.8)+1" office:value-type="float" office:value="5.19296271262948">
            <text:p>5.19</text:p>
          </table:table-cell>
          <table:table-cell table:formula="oooc:=[.F119]*0.3" office:value-type="float" office:value="1.55788881378884">
            <text:p>1.56</text:p>
          </table:table-cell>
          <table:table-cell table:formula="oooc:=([.E119]+1)*[.$B$115]" office:value-type="float" office:value="2.88235294117647">
            <text:p>2.88</text:p>
          </table:table-cell>
          <table:table-cell table:formula="oooc:=[.F119]*[.$C$122]" office:value-type="float" office:value="3.57345801352151">
            <text:p>3.57</text:p>
          </table:table-cell>
          <table:table-cell table:formula="oooc:=([.E119]+1)*[.$B$122]" office:value-type="float" office:value="5.76470588235294">
            <text:p>5.76</text:p>
          </table:table-cell>
          <table:table-cell table:formula="oooc:=[.F119]*[.$C$128]" office:value-type="float" office:value="4.72094461742425">
            <text:p>4.72</text:p>
          </table:table-cell>
          <table:table-cell table:formula="oooc:=([.E119]+1)*[.$B$128]" office:value-type="float" office:value="8.23529411764706">
            <text:p>8.24</text:p>
          </table:table-cell>
          <table:table-cell table:number-columns-repeated="14"/>
        </table:table-row>
        <table:table-row table:style-name="ro1">
          <table:table-cell table:formula="oooc:=[.A119]+100" office:value-type="float" office:value="1200">
            <text:p>1200</text:p>
          </table:table-cell>
          <table:table-cell table:formula="oooc:=[.A120]/1700" office:value-type="float" office:value="0.705882352941176">
            <text:p>0.71</text:p>
          </table:table-cell>
          <table:table-cell table:formula="oooc:=MAX(MAX([.$B120]-0.35;0)^0.5;0.3)" office:value-type="float" office:value="0.596558759001305">
            <text:p>0.6</text:p>
          </table:table-cell>
          <table:table-cell table:formula="oooc:=MAX(MAX([.$B120]-0.35;0)^0.5/2;0.2)" office:value-type="float" office:value="0.298279379500652">
            <text:p>0.3</text:p>
          </table:table-cell>
          <table:table-cell office:value-type="float" office:value="7">
            <text:p>7</text:p>
          </table:table-cell>
          <table:table-cell table:formula="oooc:=[.E120]^(0.8)+1" office:value-type="float" office:value="5.74327639380337">
            <text:p>5.74</text:p>
          </table:table-cell>
          <table:table-cell table:formula="oooc:=[.F120]*0.3" office:value-type="float" office:value="1.72298291814101">
            <text:p>1.72</text:p>
          </table:table-cell>
          <table:table-cell table:formula="oooc:=([.E120]+1)*[.$B$115]" office:value-type="float" office:value="3.29411764705882">
            <text:p>3.29</text:p>
          </table:table-cell>
          <table:table-cell table:formula="oooc:=[.F120]*[.$C$122]" office:value-type="float" office:value="3.9521479719837">
            <text:p>3.95</text:p>
          </table:table-cell>
          <table:table-cell table:formula="oooc:=([.E120]+1)*[.$B$122]" office:value-type="float" office:value="6.58823529411765">
            <text:p>6.59</text:p>
          </table:table-cell>
          <table:table-cell table:formula="oooc:=[.F120]*[.$C$128]" office:value-type="float" office:value="5.22123713920847">
            <text:p>5.22</text:p>
          </table:table-cell>
          <table:table-cell table:formula="oooc:=([.E120]+1)*[.$B$128]" office:value-type="float" office:value="9.41176470588235">
            <text:p>9.41</text:p>
          </table:table-cell>
          <table:table-cell table:number-columns-repeated="14"/>
        </table:table-row>
        <table:table-row table:style-name="ro1">
          <table:table-cell table:formula="oooc:=[.A120]+100" office:value-type="float" office:value="1300">
            <text:p>1300</text:p>
          </table:table-cell>
          <table:table-cell table:formula="oooc:=[.A121]/1700" office:value-type="float" office:value="0.764705882352941">
            <text:p>0.76</text:p>
          </table:table-cell>
          <table:table-cell table:formula="oooc:=MAX(MAX([.$B121]-0.35;0)^0.5;0.3)" office:value-type="float" office:value="0.643976616309118">
            <text:p>0.64</text:p>
          </table:table-cell>
          <table:table-cell table:formula="oooc:=MAX(MAX([.$B121]-0.35;0)^0.5/2;0.2)" office:value-type="float" office:value="0.321988308154559">
            <text:p>0.32</text:p>
          </table:table-cell>
          <table:table-cell office:value-type="float" office:value="8">
            <text:p>8</text:p>
          </table:table-cell>
          <table:table-cell table:formula="oooc:=[.E121]^(0.8)+1" office:value-type="float" office:value="6.27803164309158">
            <text:p>6.28</text:p>
          </table:table-cell>
          <table:table-cell table:formula="oooc:=[.F121]*0.3" office:value-type="float" office:value="1.88340949292747">
            <text:p>1.88</text:p>
          </table:table-cell>
          <table:table-cell table:formula="oooc:=([.E121]+1)*[.$B$115]" office:value-type="float" office:value="3.70588235294118">
            <text:p>3.71</text:p>
          </table:table-cell>
          <table:table-cell table:formula="oooc:=[.F121]*[.$C$122]" office:value-type="float" office:value="4.32013163306299">
            <text:p>4.32</text:p>
          </table:table-cell>
          <table:table-cell table:formula="oooc:=([.E121]+1)*[.$B$122]" office:value-type="float" office:value="7.41176470588235">
            <text:p>7.41</text:p>
          </table:table-cell>
          <table:table-cell table:formula="oooc:=[.F121]*[.$C$128]" office:value-type="float" office:value="5.70738542400681">
            <text:p>5.71</text:p>
          </table:table-cell>
          <table:table-cell table:formula="oooc:=([.E121]+1)*[.$B$128]" office:value-type="float" office:value="10.5882352941176">
            <text:p>10.59</text:p>
          </table:table-cell>
          <table:table-cell table:number-columns-repeated="14"/>
        </table:table-row>
        <table:table-row table:style-name="ro1">
          <table:table-cell table:formula="oooc:=[.A121]+100" office:value-type="float" office:value="1400">
            <text:p>1400</text:p>
          </table:table-cell>
          <table:table-cell table:formula="oooc:=[.A122]/1700" office:value-type="float" office:value="0.823529411764706">
            <text:p>0.82</text:p>
          </table:table-cell>
          <table:table-cell table:formula="oooc:=MAX(MAX([.$B122]-0.35;0)^0.5;0.3)" office:value-type="float" office:value="0.688134733729308">
            <text:p>0.69</text:p>
          </table:table-cell>
          <table:table-cell table:formula="oooc:=MAX(MAX([.$B122]-0.35;0)^0.5/2;0.2)" office:value-type="float" office:value="0.344067366864654">
            <text:p>0.34</text:p>
          </table:table-cell>
          <table:table-cell office:value-type="float" office:value="9">
            <text:p>9</text:p>
          </table:table-cell>
          <table:table-cell table:formula="oooc:=[.E122]^(0.8)+1" office:value-type="float" office:value="6.79954613479529">
            <text:p>6.8</text:p>
          </table:table-cell>
          <table:table-cell table:formula="oooc:=[.F122]*0.3" office:value-type="float" office:value="2.03986384043859">
            <text:p>2.04</text:p>
          </table:table-cell>
          <table:table-cell table:formula="oooc:=([.E122]+1)*[.$B$115]" office:value-type="float" office:value="4.11764705882353">
            <text:p>4.12</text:p>
          </table:table-cell>
          <table:table-cell table:formula="oooc:=[.F122]*[.$C$122]" office:value-type="float" office:value="4.6790038689475">
            <text:p>4.68</text:p>
          </table:table-cell>
          <table:table-cell table:formula="oooc:=([.E122]+1)*[.$B$122]" office:value-type="float" office:value="8.23529411764706">
            <text:p>8.24</text:p>
          </table:table-cell>
          <table:table-cell table:formula="oooc:=[.F122]*[.$C$128]" office:value-type="float" office:value="6.18149647944142">
            <text:p>6.18</text:p>
          </table:table-cell>
          <table:table-cell table:formula="oooc:=([.E122]+1)*[.$B$128]" office:value-type="float" office:value="11.7647058823529">
            <text:p>11.76</text:p>
          </table:table-cell>
          <table:table-cell table:number-columns-repeated="14"/>
        </table:table-row>
        <table:table-row table:style-name="ro1">
          <table:table-cell table:formula="oooc:=[.A122]+100" office:value-type="float" office:value="1500">
            <text:p>1500</text:p>
          </table:table-cell>
          <table:table-cell table:formula="oooc:=[.A123]/1700" office:value-type="float" office:value="0.882352941176471">
            <text:p>0.88</text:p>
          </table:table-cell>
          <table:table-cell table:formula="oooc:=MAX(MAX([.$B123]-0.35;0)^0.5;0.3)" office:value-type="float" office:value="0.729625205962945">
            <text:p>0.73</text:p>
          </table:table-cell>
          <table:table-cell table:formula="oooc:=MAX(MAX([.$B123]-0.35;0)^0.5/2;0.2)" office:value-type="float" office:value="0.364812602981473">
            <text:p>0.36</text:p>
          </table:table-cell>
          <table:table-cell office:value-type="float" office:value="10">
            <text:p>10</text:p>
          </table:table-cell>
          <table:table-cell table:formula="oooc:=[.E123]^(0.8)+1" office:value-type="float" office:value="7.30957344480193">
            <text:p>7.31</text:p>
          </table:table-cell>
          <table:table-cell table:formula="oooc:=[.F123]*0.3" office:value-type="float" office:value="2.19287203344058">
            <text:p>2.19</text:p>
          </table:table-cell>
          <table:table-cell table:formula="oooc:=([.E123]+1)*[.$B$115]" office:value-type="float" office:value="4.52941176470588">
            <text:p>4.53</text:p>
          </table:table-cell>
          <table:table-cell table:formula="oooc:=[.F123]*[.$C$122]" office:value-type="float" office:value="5.0299713761136">
            <text:p>5.03</text:p>
          </table:table-cell>
          <table:table-cell table:formula="oooc:=([.E123]+1)*[.$B$122]" office:value-type="float" office:value="9.05882352941176">
            <text:p>9.06</text:p>
          </table:table-cell>
          <table:table-cell table:formula="oooc:=[.F123]*[.$C$128]" office:value-type="float" office:value="6.64516448885335">
            <text:p>6.65</text:p>
          </table:table-cell>
          <table:table-cell table:formula="oooc:=([.E123]+1)*[.$B$128]" office:value-type="float" office:value="12.9411764705882">
            <text:p>12.94</text:p>
          </table:table-cell>
          <table:table-cell table:number-columns-repeated="14"/>
        </table:table-row>
        <table:table-row table:style-name="ro1">
          <table:table-cell table:formula="oooc:=[.A123]+100" office:value-type="float" office:value="1600">
            <text:p>1600</text:p>
          </table:table-cell>
          <table:table-cell table:formula="oooc:=[.A124]/1700" office:value-type="float" office:value="0.941176470588235">
            <text:p>0.94</text:p>
          </table:table-cell>
          <table:table-cell table:formula="oooc:=MAX(MAX([.$B124]-0.35;0)^0.5;0.3)" office:value-type="float" office:value="0.768880010527153">
            <text:p>0.77</text:p>
          </table:table-cell>
          <table:table-cell table:formula="oooc:=MAX(MAX([.$B124]-0.35;0)^0.5/2;0.2)" office:value-type="float" office:value="0.384440005263577">
            <text:p>0.38</text:p>
          </table:table-cell>
          <table:table-cell office:value-type="float" office:value="11">
            <text:p>11</text:p>
          </table:table-cell>
          <table:table-cell table:formula="oooc:=[.E124]^(0.8)+1" office:value-type="float" office:value="7.8094831275223">
            <text:p>7.81</text:p>
          </table:table-cell>
          <table:table-cell table:formula="oooc:=[.F124]*0.3" office:value-type="float" office:value="2.34284493825669">
            <text:p>2.34</text:p>
          </table:table-cell>
          <table:table-cell table:formula="oooc:=([.E124]+1)*[.$B$115]" office:value-type="float" office:value="4.94117647058824">
            <text:p>4.94</text:p>
          </table:table-cell>
          <table:table-cell table:formula="oooc:=[.F124]*[.$C$122]" office:value-type="float" office:value="5.37397659252108">
            <text:p>5.37</text:p>
          </table:table-cell>
          <table:table-cell table:formula="oooc:=([.E124]+1)*[.$B$122]" office:value-type="float" office:value="9.88235294117647">
            <text:p>9.88</text:p>
          </table:table-cell>
          <table:table-cell table:formula="oooc:=[.F124]*[.$C$128]" office:value-type="float" office:value="7.09963452001634">
            <text:p>7.1</text:p>
          </table:table-cell>
          <table:table-cell table:formula="oooc:=([.E124]+1)*[.$B$128]" office:value-type="float" office:value="14.1176470588235">
            <text:p>14.12</text:p>
          </table:table-cell>
          <table:table-cell table:number-columns-repeated="14"/>
        </table:table-row>
        <table:table-row table:style-name="ro1">
          <table:table-cell table:formula="oooc:=[.A124]+100" office:value-type="float" office:value="1700">
            <text:p>1700</text:p>
          </table:table-cell>
          <table:table-cell table:formula="oooc:=[.A125]/1700" office:value-type="float" office:value="1">
            <text:p>1</text:p>
          </table:table-cell>
          <table:table-cell table:formula="oooc:=MAX(MAX([.$B125]-0.35;0)^0.5;0.3)" office:value-type="float" office:value="0.806225774829855">
            <text:p>0.81</text:p>
          </table:table-cell>
          <table:table-cell table:formula="oooc:=MAX(MAX([.$B125]-0.35;0)^0.5/2;0.2)" office:value-type="float" office:value="0.403112887414927">
            <text:p>0.4</text:p>
          </table:table-cell>
          <table:table-cell office:value-type="float" office:value="12">
            <text:p>12</text:p>
          </table:table-cell>
          <table:table-cell table:formula="oooc:=[.E125]^(0.8)+1" office:value-type="float" office:value="8.30037210271847">
            <text:p>8.3</text:p>
          </table:table-cell>
          <table:table-cell table:formula="oooc:=[.F125]*0.3" office:value-type="float" office:value="2.49011163081554">
            <text:p>2.49</text:p>
          </table:table-cell>
          <table:table-cell table:formula="oooc:=([.E125]+1)*[.$B$115]" office:value-type="float" office:value="5.35294117647059">
            <text:p>5.35</text:p>
          </table:table-cell>
          <table:table-cell table:formula="oooc:=[.F125]*[.$C$122]" office:value-type="float" office:value="5.71177434675835">
            <text:p>5.71</text:p>
          </table:table-cell>
          <table:table-cell table:formula="oooc:=([.E125]+1)*[.$B$122]" office:value-type="float" office:value="10.7058823529412">
            <text:p>10.71</text:p>
          </table:table-cell>
          <table:table-cell table:formula="oooc:=[.F125]*[.$C$128]" office:value-type="float" office:value="7.54590378737871">
            <text:p>7.55</text:p>
          </table:table-cell>
          <table:table-cell table:formula="oooc:=([.E125]+1)*[.$B$128]" office:value-type="float" office:value="15.2941176470588">
            <text:p>15.29</text:p>
          </table:table-cell>
          <table:table-cell table:number-columns-repeated="14"/>
        </table:table-row>
        <table:table-row table:style-name="ro1">
          <table:table-cell table:formula="oooc:=[.A125]+100" office:value-type="float" office:value="1800">
            <text:p>1800</text:p>
          </table:table-cell>
          <table:table-cell table:formula="oooc:=[.A126]/1700" office:value-type="float" office:value="1.05882352941176">
            <text:p>1.06</text:p>
          </table:table-cell>
          <table:table-cell table:formula="oooc:=MAX(MAX([.$B126]-0.35;0)^0.5;0.3)" office:value-type="float" office:value="0.841916581029121">
            <text:p>0.84</text:p>
          </table:table-cell>
          <table:table-cell table:formula="oooc:=MAX(MAX([.$B126]-0.35;0)^0.5/2;0.2)" office:value-type="float" office:value="0.420958290514561">
            <text:p>0.42</text:p>
          </table:table-cell>
          <table:table-cell office:value-type="float" office:value="13">
            <text:p>13</text:p>
          </table:table-cell>
          <table:table-cell table:formula="oooc:=[.E126]^(0.8)+1" office:value-type="float" office:value="8.78313712203947">
            <text:p>8.78</text:p>
          </table:table-cell>
          <table:table-cell table:formula="oooc:=[.F126]*0.3" office:value-type="float" office:value="2.63494113661184">
            <text:p>2.63</text:p>
          </table:table-cell>
          <table:table-cell table:formula="oooc:=([.E126]+1)*[.$B$115]" office:value-type="float" office:value="5.76470588235294">
            <text:p>5.76</text:p>
          </table:table-cell>
          <table:table-cell table:formula="oooc:=[.F126]*[.$C$122]" office:value-type="float" office:value="6.04398172478263">
            <text:p>6.04</text:p>
          </table:table-cell>
          <table:table-cell table:formula="oooc:=([.E126]+1)*[.$B$122]" office:value-type="float" office:value="11.5294117647059">
            <text:p>11.53</text:p>
          </table:table-cell>
          <table:table-cell table:formula="oooc:=[.F126]*[.$C$128]" office:value-type="float" office:value="7.98478753170087">
            <text:p>7.98</text:p>
          </table:table-cell>
          <table:table-cell table:formula="oooc:=([.E126]+1)*[.$B$128]" office:value-type="float" office:value="16.4705882352941">
            <text:p>16.47</text:p>
          </table:table-cell>
          <table:table-cell table:number-columns-repeated="14"/>
        </table:table-row>
        <table:table-row table:style-name="ro1">
          <table:table-cell table:formula="oooc:=[.A126]+100" office:value-type="float" office:value="1900">
            <text:p>1900</text:p>
          </table:table-cell>
          <table:table-cell table:formula="oooc:=[.A127]/1700" office:value-type="float" office:value="1.11764705882353">
            <text:p>1.12</text:p>
          </table:table-cell>
          <table:table-cell table:formula="oooc:=MAX(MAX([.$B127]-0.35;0)^0.5;0.3)" office:value-type="float" office:value="0.876154700280452">
            <text:p>0.88</text:p>
          </table:table-cell>
          <table:table-cell table:formula="oooc:=MAX(MAX([.$B127]-0.35;0)^0.5/2;0.2)" office:value-type="float" office:value="0.438077350140226">
            <text:p>0.44</text:p>
          </table:table-cell>
          <table:table-cell office:value-type="float" office:value="14">
            <text:p>14</text:p>
          </table:table-cell>
          <table:table-cell table:formula="oooc:=[.E127]^(0.8)+1" office:value-type="float" office:value="9.25852387298946">
            <text:p>9.26</text:p>
          </table:table-cell>
          <table:table-cell table:formula="oooc:=[.F127]*0.3" office:value-type="float" office:value="2.77755716189684">
            <text:p>2.78</text:p>
          </table:table-cell>
          <table:table-cell table:formula="oooc:=([.E127]+1)*[.$B$115]" office:value-type="float" office:value="6.17647058823529">
            <text:p>6.18</text:p>
          </table:table-cell>
          <table:table-cell table:formula="oooc:=[.F127]*[.$C$122]" office:value-type="float" office:value="6.37111186006604">
            <text:p>6.37</text:p>
          </table:table-cell>
          <table:table-cell table:formula="oooc:=([.E127]+1)*[.$B$122]" office:value-type="float" office:value="12.3529411764706">
            <text:p>12.35</text:p>
          </table:table-cell>
          <table:table-cell table:formula="oooc:=[.F127]*[.$C$128]" office:value-type="float" office:value="8.41696366068289">
            <text:p>8.42</text:p>
          </table:table-cell>
          <table:table-cell table:formula="oooc:=([.E127]+1)*[.$B$128]" office:value-type="float" office:value="17.6470588235294">
            <text:p>17.65</text:p>
          </table:table-cell>
          <table:table-cell table:number-columns-repeated="14"/>
        </table:table-row>
        <table:table-row table:style-name="ro1">
          <table:table-cell table:formula="oooc:=[.A127]+100" office:value-type="float" office:value="2000">
            <text:p>2000</text:p>
          </table:table-cell>
          <table:table-cell table:formula="oooc:=[.A128]/1700" office:value-type="float" office:value="1.17647058823529">
            <text:p>1.18</text:p>
          </table:table-cell>
          <table:table-cell table:formula="oooc:=MAX(MAX([.$B128]-0.35;0)^0.5;0.3)" office:value-type="float" office:value="0.909104277976566">
            <text:p>0.91</text:p>
          </table:table-cell>
          <table:table-cell table:formula="oooc:=MAX(MAX([.$B128]-0.35;0)^0.5/2;0.2)" office:value-type="float" office:value="0.454552138988283">
            <text:p>0.45</text:p>
          </table:table-cell>
          <table:table-cell office:value-type="float" office:value="15">
            <text:p>15</text:p>
          </table:table-cell>
          <table:table-cell table:formula="oooc:=[.E128]^(0.8)+1" office:value-type="float" office:value="9.72716138729032">
            <text:p>9.73</text:p>
          </table:table-cell>
          <table:table-cell table:formula="oooc:=[.F128]*0.3" office:value-type="float" office:value="2.9181484161871">
            <text:p>2.92</text:p>
          </table:table-cell>
          <table:table-cell table:formula="oooc:=([.E128]+1)*[.$B$115]" office:value-type="float" office:value="6.58823529411765">
            <text:p>6.59</text:p>
          </table:table-cell>
          <table:table-cell table:formula="oooc:=[.F128]*[.$C$122]" office:value-type="float" office:value="6.69359761118503">
            <text:p>6.69</text:p>
          </table:table-cell>
          <table:table-cell table:formula="oooc:=([.E128]+1)*[.$B$122]" office:value-type="float" office:value="13.1764705882353">
            <text:p>13.18</text:p>
          </table:table-cell>
          <table:table-cell table:formula="oooc:=[.F128]*[.$C$128]" office:value-type="float" office:value="8.8430040297541">
            <text:p>8.84</text:p>
          </table:table-cell>
          <table:table-cell table:formula="oooc:=([.E128]+1)*[.$B$128]" office:value-type="float" office:value="18.8235294117647">
            <text:p>18.82</text:p>
          </table:table-cell>
          <table:table-cell table:number-columns-repeated="14"/>
        </table:table-row>
        <table:table-row table:style-name="ro1">
          <table:table-cell table:formula="oooc:=[.A128]+100" office:value-type="float" office:value="2100">
            <text:p>2100</text:p>
          </table:table-cell>
          <table:table-cell table:formula="oooc:=[.A129]/1700" office:value-type="float" office:value="1.23529411764706">
            <text:p>1.24</text:p>
          </table:table-cell>
          <table:table-cell table:formula="oooc:=MAX(MAX([.$B129]-0.35;0)^0.5;0.3)" office:value-type="float" office:value="0.940900694891368">
            <text:p>0.94</text:p>
          </table:table-cell>
          <table:table-cell table:formula="oooc:=MAX(MAX([.$B129]-0.35;0)^0.5/2;0.2)" office:value-type="float" office:value="0.470450347445684">
            <text:p>0.47</text:p>
          </table:table-cell>
          <table:table-cell office:value-type="float" office:value="16">
            <text:p>16</text:p>
          </table:table-cell>
          <table:table-cell table:formula="oooc:=[.E129]^(0.8)+1" office:value-type="float" office:value="10.1895868399763">
            <text:p>10.19</text:p>
          </table:table-cell>
          <table:table-cell table:formula="oooc:=[.F129]*0.3" office:value-type="float" office:value="3.05687605199288">
            <text:p>3.06</text:p>
          </table:table-cell>
          <table:table-cell table:formula="oooc:=([.E129]+1)*[.$B$115]" office:value-type="float" office:value="7">
            <text:p>7</text:p>
          </table:table-cell>
          <table:table-cell table:formula="oooc:=[.F129]*[.$C$122]" office:value-type="float" office:value="7.01180862693874">
            <text:p>7.01</text:p>
          </table:table-cell>
          <table:table-cell table:formula="oooc:=([.E129]+1)*[.$B$122]" office:value-type="float" office:value="14">
            <text:p>14</text:p>
          </table:table-cell>
          <table:table-cell table:formula="oooc:=[.F129]*[.$C$128]" office:value-type="float" office:value="9.26339698703616">
            <text:p>9.26</text:p>
          </table:table-cell>
          <table:table-cell table:formula="oooc:=([.E129]+1)*[.$B$128]" office:value-type="float" office:value="20">
            <text:p>20</text:p>
          </table:table-cell>
          <table:table-cell table:number-columns-repeated="14"/>
        </table:table-row>
        <table:table-row table:style-name="ro1">
          <table:table-cell table:formula="oooc:=[.A129]+100" office:value-type="float" office:value="2200">
            <text:p>2200</text:p>
          </table:table-cell>
          <table:table-cell table:formula="oooc:=[.A130]/1700" office:value-type="float" office:value="1.29411764705882">
            <text:p>1.29</text:p>
          </table:table-cell>
          <table:table-cell table:formula="oooc:=MAX(MAX([.$B130]-0.35;0)^0.5;0.3)" office:value-type="float" office:value="0.971657165392621">
            <text:p>0.97</text:p>
          </table:table-cell>
          <table:table-cell table:formula="oooc:=MAX(MAX([.$B130]-0.35;0)^0.5/2;0.2)" office:value-type="float" office:value="0.485828582696311">
            <text:p>0.49</text:p>
          </table:table-cell>
          <table:table-cell office:value-type="float" office:value="17">
            <text:p>17</text:p>
          </table:table-cell>
          <table:table-cell table:formula="oooc:=[.E130]^(0.8)+1" office:value-type="float" office:value="10.6462638564169">
            <text:p>10.65</text:p>
          </table:table-cell>
          <table:table-cell table:formula="oooc:=[.F130]*0.3" office:value-type="float" office:value="3.19387915692506">
            <text:p>3.19</text:p>
          </table:table-cell>
          <table:table-cell table:formula="oooc:=([.E130]+1)*[.$B$115]" office:value-type="float" office:value="7.41176470588235">
            <text:p>7.41</text:p>
          </table:table-cell>
          <table:table-cell table:formula="oooc:=[.F130]*[.$C$122]" office:value-type="float" office:value="7.32606394404738">
            <text:p>7.33</text:p>
          </table:table-cell>
          <table:table-cell table:formula="oooc:=([.E130]+1)*[.$B$122]" office:value-type="float" office:value="14.8235294117647">
            <text:p>14.82</text:p>
          </table:table-cell>
          <table:table-cell table:formula="oooc:=[.F130]*[.$C$128]" office:value-type="float" office:value="9.67856401633587">
            <text:p>9.68</text:p>
          </table:table-cell>
          <table:table-cell table:formula="oooc:=([.E130]+1)*[.$B$128]" office:value-type="float" office:value="21.1764705882353">
            <text:p>21.18</text:p>
          </table:table-cell>
          <table:table-cell table:number-columns-repeated="14"/>
        </table:table-row>
        <table:table-row table:style-name="ro1">
          <table:table-cell table:formula="oooc:=[.A130]+100" office:value-type="float" office:value="2300">
            <text:p>2300</text:p>
          </table:table-cell>
          <table:table-cell table:formula="oooc:=[.A131]/1700" office:value-type="float" office:value="1.35294117647059">
            <text:p>1.35</text:p>
          </table:table-cell>
          <table:table-cell table:formula="oooc:=MAX(MAX([.$B131]-0.35;0)^0.5;0.3)" office:value-type="float" office:value="1.00146950850767">
            <text:p>1</text:p>
          </table:table-cell>
          <table:table-cell table:formula="oooc:=MAX(MAX([.$B131]-0.35;0)^0.5/2;0.2)" office:value-type="float" office:value="0.500734754253833">
            <text:p>0.5</text:p>
          </table:table-cell>
          <table:table-cell office:value-type="float" office:value="18">
            <text:p>18</text:p>
          </table:table-cell>
          <table:table-cell table:formula="oooc:=[.E131]^(0.8)+1" office:value-type="float" office:value="11.0975963090158">
            <text:p>11.1</text:p>
          </table:table-cell>
          <table:table-cell table:formula="oooc:=[.F131]*0.3" office:value-type="float" office:value="3.32927889270474">
            <text:p>3.33</text:p>
          </table:table-cell>
          <table:table-cell table:formula="oooc:=([.E131]+1)*[.$B$115]" office:value-type="float" office:value="7.82352941176471">
            <text:p>7.82</text:p>
          </table:table-cell>
          <table:table-cell table:formula="oooc:=[.F131]*[.$C$122]" office:value-type="float" office:value="7.63664148113994">
            <text:p>7.64</text:p>
          </table:table-cell>
          <table:table-cell table:formula="oooc:=([.E131]+1)*[.$B$122]" office:value-type="float" office:value="15.6470588235294">
            <text:p>15.65</text:p>
          </table:table-cell>
          <table:table-cell table:formula="oooc:=[.F131]*[.$C$128]" office:value-type="float" office:value="10.0888722797832">
            <text:p>10.09</text:p>
          </table:table-cell>
          <table:table-cell table:formula="oooc:=([.E131]+1)*[.$B$128]" office:value-type="float" office:value="22.3529411764706">
            <text:p>22.35</text:p>
          </table:table-cell>
          <table:table-cell table:number-columns-repeated="14"/>
        </table:table-row>
        <table:table-row table:style-name="ro1">
          <table:table-cell table:formula="oooc:=[.A131]+100" office:value-type="float" office:value="2400">
            <text:p>2400</text:p>
          </table:table-cell>
          <table:table-cell table:formula="oooc:=[.A132]/1700" office:value-type="float" office:value="1.41176470588235">
            <text:p>1.41</text:p>
          </table:table-cell>
          <table:table-cell table:formula="oooc:=MAX(MAX([.$B132]-0.35;0)^0.5;0.3)" office:value-type="float" office:value="1.03041967463862">
            <text:p>1.03</text:p>
          </table:table-cell>
          <table:table-cell table:formula="oooc:=MAX(MAX([.$B132]-0.35;0)^0.5/2;0.2)" office:value-type="float" office:value="0.515209837319308">
            <text:p>0.52</text:p>
          </table:table-cell>
          <table:table-cell office:value-type="float" office:value="19">
            <text:p>19</text:p>
          </table:table-cell>
          <table:table-cell table:formula="oooc:=[.E132]^(0.8)+1" office:value-type="float" office:value="11.5439389037387">
            <text:p>11.54</text:p>
          </table:table-cell>
          <table:table-cell table:formula="oooc:=[.F132]*0.3" office:value-type="float" office:value="3.46318167112162">
            <text:p>3.46</text:p>
          </table:table-cell>
          <table:table-cell table:formula="oooc:=([.E132]+1)*[.$B$115]" office:value-type="float" office:value="8.23529411764706">
            <text:p>8.24</text:p>
          </table:table-cell>
          <table:table-cell table:formula="oooc:=[.F132]*[.$C$122]" office:value-type="float" office:value="7.94378532371165">
            <text:p>7.94</text:p>
          </table:table-cell>
          <table:table-cell table:formula="oooc:=([.E132]+1)*[.$B$122]" office:value-type="float" office:value="16.4705882352941">
            <text:p>16.47</text:p>
          </table:table-cell>
          <table:table-cell table:formula="oooc:=[.F132]*[.$C$128]" office:value-type="float" office:value="10.494644242089">
            <text:p>10.49</text:p>
          </table:table-cell>
          <table:table-cell table:formula="oooc:=([.E132]+1)*[.$B$128]" office:value-type="float" office:value="23.5294117647059">
            <text:p>23.53</text:p>
          </table:table-cell>
          <table:table-cell table:number-columns-repeated="14"/>
        </table:table-row>
        <table:table-row table:style-name="ro1">
          <table:table-cell table:formula="oooc:=[.A132]+100" office:value-type="float" office:value="2500">
            <text:p>2500</text:p>
          </table:table-cell>
          <table:table-cell table:formula="oooc:=[.A133]/1700" office:value-type="float" office:value="1.47058823529412">
            <text:p>1.47</text:p>
          </table:table-cell>
          <table:table-cell table:formula="oooc:=MAX(MAX([.$B133]-0.35;0)^0.5;0.3)" office:value-type="float" office:value="1.05857840299815">
            <text:p>1.06</text:p>
          </table:table-cell>
          <table:table-cell table:formula="oooc:=MAX(MAX([.$B133]-0.35;0)^0.5/2;0.2)" office:value-type="float" office:value="0.529289201499076">
            <text:p>0.53</text:p>
          </table:table-cell>
          <table:table-cell office:value-type="float" office:value="20">
            <text:p>20</text:p>
          </table:table-cell>
          <table:table-cell table:formula="oooc:=[.E133]^(0.8)+1" office:value-type="float" office:value="11.9856054330612">
            <text:p>11.99</text:p>
          </table:table-cell>
          <table:table-cell table:formula="oooc:=[.F133]*0.3" office:value-type="float" office:value="3.59568162991835">
            <text:p>3.6</text:p>
          </table:table-cell>
          <table:table-cell table:formula="oooc:=([.E133]+1)*[.$B$115]" office:value-type="float" office:value="8.64705882352941">
            <text:p>8.65</text:p>
          </table:table-cell>
          <table:table-cell table:formula="oooc:=[.F133]*[.$C$122]" office:value-type="float" office:value="8.2477114032641">
            <text:p>8.25</text:p>
          </table:table-cell>
          <table:table-cell table:formula="oooc:=([.E133]+1)*[.$B$122]" office:value-type="float" office:value="17.2941176470588">
            <text:p>17.29</text:p>
          </table:table-cell>
          <table:table-cell table:formula="oooc:=[.F133]*[.$C$128]" office:value-type="float" office:value="10.8961651733351">
            <text:p>10.9</text:p>
          </table:table-cell>
          <table:table-cell table:formula="oooc:=([.E133]+1)*[.$B$128]" office:value-type="float" office:value="24.7058823529412">
            <text:p>24.71</text:p>
          </table:table-cell>
          <table:table-cell table:number-columns-repeated="14"/>
        </table:table-row>
        <table:table-row table:style-name="ro1">
          <table:table-cell table:formula="oooc:=[.A133]+100" office:value-type="float" office:value="2600">
            <text:p>2600</text:p>
          </table:table-cell>
          <table:table-cell table:formula="oooc:=[.A134]/1700" office:value-type="float" office:value="1.52941176470588">
            <text:p>1.53</text:p>
          </table:table-cell>
          <table:table-cell table:formula="oooc:=MAX(MAX([.$B134]-0.35;0)^0.5;0.3)" office:value-type="float" office:value="1.08600725812763">
            <text:p>1.09</text:p>
          </table:table-cell>
          <table:table-cell table:formula="oooc:=MAX(MAX([.$B134]-0.35;0)^0.5/2;0.2)" office:value-type="float" office:value="0.543003629063813">
            <text:p>0.54</text:p>
          </table:table-cell>
          <table:table-cell table:number-columns-repeated="22"/>
        </table:table-row>
        <table:table-row table:style-name="ro1">
          <table:table-cell table:formula="oooc:=[.A134]+100" office:value-type="float" office:value="2700">
            <text:p>2700</text:p>
          </table:table-cell>
          <table:table-cell table:formula="oooc:=[.A135]/1700" office:value-type="float" office:value="1.58823529411765">
            <text:p>1.59</text:p>
          </table:table-cell>
          <table:table-cell table:formula="oooc:=MAX(MAX([.$B135]-0.35;0)^0.5;0.3)" office:value-type="float" office:value="1.11276021411517">
            <text:p>1.11</text:p>
          </table:table-cell>
          <table:table-cell table:formula="oooc:=MAX(MAX([.$B135]-0.35;0)^0.5/2;0.2)" office:value-type="float" office:value="0.556380107057587">
            <text:p>0.56</text:p>
          </table:table-cell>
          <table:table-cell office:value-type="float" office:value="1">
            <text:p>1</text:p>
          </table:table-cell>
          <table:table-cell table:formula="oooc:=1.2*[.E114]^(0.8)+1" office:value-type="float" office:value="2.2">
            <text:p>2.2</text:p>
          </table:table-cell>
          <table:table-cell table:formula="oooc:=[.F135]*0.3" office:value-type="float" office:value="0.66">
            <text:p>0.66</text:p>
          </table:table-cell>
          <table:table-cell table:formula="oooc:=1.2*([.E135]+1)*[.$B$115]" office:value-type="float" office:value="0.988235294117647">
            <text:p>0.99</text:p>
          </table:table-cell>
          <table:table-cell table:formula="oooc:=[.F135]*[.$C$122]" office:value-type="float" office:value="1.51389641420448">
            <text:p>1.51</text:p>
          </table:table-cell>
          <table:table-cell table:formula="oooc:=1.2*([.E135]+1)*[.$B$122]" office:value-type="float" office:value="1.97647058823529">
            <text:p>1.98</text:p>
          </table:table-cell>
          <table:table-cell table:formula="oooc:=[.F135]*[.$C$128]" office:value-type="float" office:value="2.00002941154845">
            <text:p>2</text:p>
          </table:table-cell>
          <table:table-cell table:formula="oooc:=1.2*([.E135]+1)*[.$B$128]" office:value-type="float" office:value="2.82352941176471">
            <text:p>2.82</text:p>
          </table:table-cell>
          <table:table-cell table:number-columns-repeated="14"/>
        </table:table-row>
        <table:table-row table:style-name="ro1">
          <table:table-cell table:formula="oooc:=[.A135]+100" office:value-type="float" office:value="2800">
            <text:p>2800</text:p>
          </table:table-cell>
          <table:table-cell table:formula="oooc:=[.A136]/1700" office:value-type="float" office:value="1.64705882352941">
            <text:p>1.65</text:p>
          </table:table-cell>
          <table:table-cell table:formula="oooc:=MAX(MAX([.$B136]-0.35;0)^0.5;0.3)" office:value-type="float" office:value="1.13888490354795">
            <text:p>1.14</text:p>
          </table:table-cell>
          <table:table-cell table:formula="oooc:=MAX(MAX([.$B136]-0.35;0)^0.5/2;0.2)" office:value-type="float" office:value="0.569442451773972">
            <text:p>0.57</text:p>
          </table:table-cell>
          <table:table-cell office:value-type="float" office:value="2">
            <text:p>2</text:p>
          </table:table-cell>
          <table:table-cell table:formula="oooc:=1.2*[.E115]^(0.8)+1" office:value-type="float" office:value="3.0893213519107">
            <text:p>3.09</text:p>
          </table:table-cell>
          <table:table-cell table:formula="oooc:=[.F136]*0.3" office:value-type="float" office:value="0.92679640557321">
            <text:p>0.93</text:p>
          </table:table-cell>
          <table:table-cell table:formula="oooc:=1.2*([.E136]+1)*[.$B$115]" office:value-type="float" office:value="1.48235294117647">
            <text:p>1.48</text:p>
          </table:table-cell>
          <table:table-cell table:formula="oooc:=[.F136]*[.$C$122]" office:value-type="float" office:value="2.12586932590133">
            <text:p>2.13</text:p>
          </table:table-cell>
          <table:table-cell table:formula="oooc:=1.2*([.E136]+1)*[.$B$122]" office:value-type="float" office:value="2.96470588235294">
            <text:p>2.96</text:p>
          </table:table-cell>
          <table:table-cell table:formula="oooc:=[.F136]*[.$C$128]" office:value-type="float" office:value="2.80851525706636">
            <text:p>2.81</text:p>
          </table:table-cell>
          <table:table-cell table:formula="oooc:=1.2*([.E136]+1)*[.$B$128]" office:value-type="float" office:value="4.23529411764706">
            <text:p>4.24</text:p>
          </table:table-cell>
          <table:table-cell table:number-columns-repeated="14"/>
        </table:table-row>
        <table:table-row table:style-name="ro1">
          <table:table-cell table:formula="oooc:=[.A136]+100" office:value-type="float" office:value="2900">
            <text:p>2900</text:p>
          </table:table-cell>
          <table:table-cell table:formula="oooc:=[.A137]/1700" office:value-type="float" office:value="1.70588235294118">
            <text:p>1.71</text:p>
          </table:table-cell>
          <table:table-cell table:formula="oooc:=MAX(MAX([.$B137]-0.35;0)^0.5;0.3)" office:value-type="float" office:value="1.16442361404309">
            <text:p>1.16</text:p>
          </table:table-cell>
          <table:table-cell table:formula="oooc:=MAX(MAX([.$B137]-0.35;0)^0.5/2;0.2)" office:value-type="float" office:value="0.582211807021546">
            <text:p>0.58</text:p>
          </table:table-cell>
          <table:table-cell office:value-type="float" office:value="3">
            <text:p>3</text:p>
          </table:table-cell>
          <table:table-cell table:formula="oooc:=1.2*[.E116]^(0.8)+1" office:value-type="float" office:value="3.88986962233683">
            <text:p>3.89</text:p>
          </table:table-cell>
          <table:table-cell table:formula="oooc:=[.F137]*0.3" office:value-type="float" office:value="1.16696088670105">
            <text:p>1.17</text:p>
          </table:table-cell>
          <table:table-cell table:formula="oooc:=1.2*([.E137]+1)*[.$B$115]" office:value-type="float" office:value="1.97647058823529">
            <text:p>1.98</text:p>
          </table:table-cell>
          <table:table-cell table:formula="oooc:=[.F137]*[.$C$122]" office:value-type="float" office:value="2.67675439680848">
            <text:p>2.68</text:p>
          </table:table-cell>
          <table:table-cell table:formula="oooc:=1.2*([.E137]+1)*[.$B$122]" office:value-type="float" office:value="3.95294117647059">
            <text:p>3.95</text:p>
          </table:table-cell>
          <table:table-cell table:formula="oooc:=[.F137]*[.$C$128]" office:value-type="float" office:value="3.5362971144375">
            <text:p>3.54</text:p>
          </table:table-cell>
          <table:table-cell table:formula="oooc:=1.2*([.E137]+1)*[.$B$128]" office:value-type="float" office:value="5.64705882352941">
            <text:p>5.65</text:p>
          </table:table-cell>
          <table:table-cell table:number-columns-repeated="14"/>
        </table:table-row>
        <table:table-row table:style-name="ro1">
          <table:table-cell table:formula="oooc:=[.A137]+100" office:value-type="float" office:value="3000">
            <text:p>3000</text:p>
          </table:table-cell>
          <table:table-cell table:formula="oooc:=[.A138]/1700" office:value-type="float" office:value="1.76470588235294">
            <text:p>1.76</text:p>
          </table:table-cell>
          <table:table-cell table:formula="oooc:=MAX(MAX([.$B138]-0.35;0)^0.5;0.3)" office:value-type="float" office:value="1.18941409204404">
            <text:p>1.19</text:p>
          </table:table-cell>
          <table:table-cell table:formula="oooc:=MAX(MAX([.$B138]-0.35;0)^0.5/2;0.2)" office:value-type="float" office:value="0.594707046022019">
            <text:p>0.59</text:p>
          </table:table-cell>
          <table:table-cell office:value-type="float" office:value="4">
            <text:p>4</text:p>
          </table:table-cell>
          <table:table-cell table:formula="oooc:=1.2*[.E117]^(0.8)+1" office:value-type="float" office:value="4.63771975962496">
            <text:p>4.64</text:p>
          </table:table-cell>
          <table:table-cell table:formula="oooc:=[.F138]*0.3" office:value-type="float" office:value="1.39131592788749">
            <text:p>1.39</text:p>
          </table:table-cell>
          <table:table-cell table:formula="oooc:=1.2*([.E138]+1)*[.$B$115]" office:value-type="float" office:value="2.47058823529412">
            <text:p>2.47</text:p>
          </table:table-cell>
          <table:table-cell table:formula="oooc:=[.F138]*[.$C$122]" office:value-type="float" office:value="3.19137605190067">
            <text:p>3.19</text:p>
          </table:table-cell>
          <table:table-cell table:formula="oooc:=1.2*([.E138]+1)*[.$B$122]" office:value-type="float" office:value="4.94117647058824">
            <text:p>4.94</text:p>
          </table:table-cell>
          <table:table-cell table:formula="oooc:=[.F138]*[.$C$128]" office:value-type="float" office:value="4.2161708735315">
            <text:p>4.22</text:p>
          </table:table-cell>
          <table:table-cell table:formula="oooc:=1.2*([.E138]+1)*[.$B$128]" office:value-type="float" office:value="7.05882352941176">
            <text:p>7.0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formula="oooc:=1.2*[.E118]^(0.8)+1" office:value-type="float" office:value="5.34867798206617">
            <text:p>5.35</text:p>
          </table:table-cell>
          <table:table-cell table:formula="oooc:=[.F139]*0.3" office:value-type="float" office:value="1.60460339461985">
            <text:p>1.6</text:p>
          </table:table-cell>
          <table:table-cell table:formula="oooc:=1.2*([.E139]+1)*[.$B$115]" office:value-type="float" office:value="2.96470588235294">
            <text:p>2.96</text:p>
          </table:table-cell>
          <table:table-cell table:formula="oooc:=[.F139]*[.$C$122]" office:value-type="float" office:value="3.68061109899292">
            <text:p>3.68</text:p>
          </table:table-cell>
          <table:table-cell table:formula="oooc:=1.2*([.E139]+1)*[.$B$122]" office:value-type="float" office:value="5.92941176470588">
            <text:p>5.93</text:p>
          </table:table-cell>
          <table:table-cell table:formula="oooc:=[.F139]*[.$C$128]" office:value-type="float" office:value="4.86250603501543">
            <text:p>4.86</text:p>
          </table:table-cell>
          <table:table-cell table:formula="oooc:=1.2*([.E139]+1)*[.$B$128]" office:value-type="float" office:value="8.47058823529412">
            <text:p>8.4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ooc:=1.2*[.E119]^(0.8)+1" office:value-type="float" office:value="6.03155525515537">
            <text:p>6.03</text:p>
          </table:table-cell>
          <table:table-cell table:formula="oooc:=[.F140]*0.3" office:value-type="float" office:value="1.80946657654661">
            <text:p>1.81</text:p>
          </table:table-cell>
          <table:table-cell table:formula="oooc:=1.2*([.E140]+1)*[.$B$115]" office:value-type="float" office:value="3.45882352941176">
            <text:p>3.46</text:p>
          </table:table-cell>
          <table:table-cell table:formula="oooc:=[.F140]*[.$C$122]" office:value-type="float" office:value="4.15052266947995">
            <text:p>4.15</text:p>
          </table:table-cell>
          <table:table-cell table:formula="oooc:=1.2*([.E140]+1)*[.$B$122]" office:value-type="float" office:value="6.91764705882353">
            <text:p>6.92</text:p>
          </table:table-cell>
          <table:table-cell table:formula="oooc:=[.F140]*[.$C$128]" office:value-type="float" office:value="5.48331268531379">
            <text:p>5.48</text:p>
          </table:table-cell>
          <table:table-cell table:formula="oooc:=1.2*([.E140]+1)*[.$B$128]" office:value-type="float" office:value="9.88235294117647">
            <text:p>9.88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ooc:=1.2*[.E120]^(0.8)+1" office:value-type="float" office:value="6.69193167256404">
            <text:p>6.69</text:p>
          </table:table-cell>
          <table:table-cell table:formula="oooc:=[.F141]*0.3" office:value-type="float" office:value="2.00757950176921">
            <text:p>2.01</text:p>
          </table:table-cell>
          <table:table-cell table:formula="oooc:=1.2*([.E141]+1)*[.$B$115]" office:value-type="float" office:value="3.95294117647059">
            <text:p>3.95</text:p>
          </table:table-cell>
          <table:table-cell table:formula="oooc:=[.F141]*[.$C$122]" office:value-type="float" office:value="4.60495061963458">
            <text:p>4.6</text:p>
          </table:table-cell>
          <table:table-cell table:formula="oooc:=1.2*([.E141]+1)*[.$B$122]" office:value-type="float" office:value="7.90588235294118">
            <text:p>7.91</text:p>
          </table:table-cell>
          <table:table-cell table:formula="oooc:=[.F141]*[.$C$128]" office:value-type="float" office:value="6.08366371145485">
            <text:p>6.08</text:p>
          </table:table-cell>
          <table:table-cell table:formula="oooc:=1.2*([.E141]+1)*[.$B$128]" office:value-type="float" office:value="11.2941176470588">
            <text:p>11.2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ooc:=1.2*[.E121]^(0.8)+1" office:value-type="float" office:value="7.33363797170989">
            <text:p>7.33</text:p>
          </table:table-cell>
          <table:table-cell table:formula="oooc:=[.F142]*0.3" office:value-type="float" office:value="2.20009139151297">
            <text:p>2.2</text:p>
          </table:table-cell>
          <table:table-cell table:formula="oooc:=1.2*([.E142]+1)*[.$B$115]" office:value-type="float" office:value="4.44705882352941">
            <text:p>4.45</text:p>
          </table:table-cell>
          <table:table-cell table:formula="oooc:=[.F142]*[.$C$122]" office:value-type="float" office:value="5.04653101292973">
            <text:p>5.05</text:p>
          </table:table-cell>
          <table:table-cell table:formula="oooc:=1.2*([.E142]+1)*[.$B$122]" office:value-type="float" office:value="8.89411764705882">
            <text:p>8.89</text:p>
          </table:table-cell>
          <table:table-cell table:formula="oooc:=[.F142]*[.$C$128]" office:value-type="float" office:value="6.66704165321285">
            <text:p>6.67</text:p>
          </table:table-cell>
          <table:table-cell table:formula="oooc:=1.2*([.E142]+1)*[.$B$128]" office:value-type="float" office:value="12.7058823529412">
            <text:p>12.7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ooc:=1.2*[.E122]^(0.8)+1" office:value-type="float" office:value="7.95945536175435">
            <text:p>7.96</text:p>
          </table:table-cell>
          <table:table-cell table:formula="oooc:=[.F143]*0.3" office:value-type="float" office:value="2.3878366085263">
            <text:p>2.39</text:p>
          </table:table-cell>
          <table:table-cell table:formula="oooc:=1.2*([.E143]+1)*[.$B$115]" office:value-type="float" office:value="4.94117647058824">
            <text:p>4.94</text:p>
          </table:table-cell>
          <table:table-cell table:formula="oooc:=[.F143]*[.$C$122]" office:value-type="float" office:value="5.47717769599114">
            <text:p>5.48</text:p>
          </table:table-cell>
          <table:table-cell table:formula="oooc:=1.2*([.E143]+1)*[.$B$122]" office:value-type="float" office:value="9.88235294117647">
            <text:p>9.88</text:p>
          </table:table-cell>
          <table:table-cell table:formula="oooc:=[.F143]*[.$C$128]" office:value-type="float" office:value="7.2359749197344">
            <text:p>7.24</text:p>
          </table:table-cell>
          <table:table-cell table:formula="oooc:=1.2*([.E143]+1)*[.$B$128]" office:value-type="float" office:value="14.1176470588235">
            <text:p>14.1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ooc:=1.2*[.E123]^(0.8)+1" office:value-type="float" office:value="8.57148813376232">
            <text:p>8.57</text:p>
          </table:table-cell>
          <table:table-cell table:formula="oooc:=[.F144]*0.3" office:value-type="float" office:value="2.5714464401287">
            <text:p>2.57</text:p>
          </table:table-cell>
          <table:table-cell table:formula="oooc:=1.2*([.E144]+1)*[.$B$115]" office:value-type="float" office:value="5.43529411764706">
            <text:p>5.44</text:p>
          </table:table-cell>
          <table:table-cell table:formula="oooc:=[.F144]*[.$C$122]" office:value-type="float" office:value="5.89833870459046">
            <text:p>5.9</text:p>
          </table:table-cell>
          <table:table-cell table:formula="oooc:=1.2*([.E144]+1)*[.$B$122]" office:value-type="float" office:value="10.8705882352941">
            <text:p>10.87</text:p>
          </table:table-cell>
          <table:table-cell table:formula="oooc:=[.F144]*[.$C$128]" office:value-type="float" office:value="7.7923765310287">
            <text:p>7.79</text:p>
          </table:table-cell>
          <table:table-cell table:formula="oooc:=1.2*([.E144]+1)*[.$B$128]" office:value-type="float" office:value="15.5294117647059">
            <text:p>15.5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ooc:=1.2*[.E124]^(0.8)+1" office:value-type="float" office:value="9.17137975302676">
            <text:p>9.17</text:p>
          </table:table-cell>
          <table:table-cell table:formula="oooc:=[.F145]*0.3" office:value-type="float" office:value="2.75141392590803">
            <text:p>2.75</text:p>
          </table:table-cell>
          <table:table-cell table:formula="oooc:=1.2*([.E145]+1)*[.$B$115]" office:value-type="float" office:value="5.92941176470588">
            <text:p>5.93</text:p>
          </table:table-cell>
          <table:table-cell table:formula="oooc:=[.F145]*[.$C$122]" office:value-type="float" office:value="6.31114496427944">
            <text:p>6.31</text:p>
          </table:table-cell>
          <table:table-cell table:formula="oooc:=1.2*([.E145]+1)*[.$B$122]" office:value-type="float" office:value="11.8588235294118">
            <text:p>11.86</text:p>
          </table:table-cell>
          <table:table-cell table:formula="oooc:=[.F145]*[.$C$128]" office:value-type="float" office:value="8.33774056842429">
            <text:p>8.34</text:p>
          </table:table-cell>
          <table:table-cell table:formula="oooc:=1.2*([.E145]+1)*[.$B$128]" office:value-type="float" office:value="16.9411764705882">
            <text:p>16.9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ooc:=1.2*[.E125]^(0.8)+1" office:value-type="float" office:value="9.76044652326216">
            <text:p>9.76</text:p>
          </table:table-cell>
          <table:table-cell table:formula="oooc:=[.F146]*0.3" office:value-type="float" office:value="2.92813395697865">
            <text:p>2.93</text:p>
          </table:table-cell>
          <table:table-cell table:formula="oooc:=1.2*([.E146]+1)*[.$B$115]" office:value-type="float" office:value="6.42352941176471">
            <text:p>6.42</text:p>
          </table:table-cell>
          <table:table-cell table:formula="oooc:=[.F146]*[.$C$122]" office:value-type="float" office:value="6.71650226936416">
            <text:p>6.72</text:p>
          </table:table-cell>
          <table:table-cell table:formula="oooc:=1.2*([.E146]+1)*[.$B$122]" office:value-type="float" office:value="12.8470588235294">
            <text:p>12.85</text:p>
          </table:table-cell>
          <table:table-cell table:formula="oooc:=[.F146]*[.$C$128]" office:value-type="float" office:value="8.87326368925914">
            <text:p>8.87</text:p>
          </table:table-cell>
          <table:table-cell table:formula="oooc:=1.2*([.E146]+1)*[.$B$128]" office:value-type="float" office:value="18.3529411764706">
            <text:p>18.3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ooc:=1.2*[.E126]^(0.8)+1" office:value-type="float" office:value="10.3397645464474">
            <text:p>10.34</text:p>
          </table:table-cell>
          <table:table-cell table:formula="oooc:=[.F147]*0.3" office:value-type="float" office:value="3.10192936393421">
            <text:p>3.1</text:p>
          </table:table-cell>
          <table:table-cell table:formula="oooc:=1.2*([.E147]+1)*[.$B$115]" office:value-type="float" office:value="6.91764705882353">
            <text:p>6.92</text:p>
          </table:table-cell>
          <table:table-cell table:formula="oooc:=[.F147]*[.$C$122]" office:value-type="float" office:value="7.1151511229933">
            <text:p>7.12</text:p>
          </table:table-cell>
          <table:table-cell table:formula="oooc:=1.2*([.E147]+1)*[.$B$122]" office:value-type="float" office:value="13.8352941176471">
            <text:p>13.84</text:p>
          </table:table-cell>
          <table:table-cell table:formula="oooc:=[.F147]*[.$C$128]" office:value-type="float" office:value="9.39992418244573">
            <text:p>9.4</text:p>
          </table:table-cell>
          <table:table-cell table:formula="oooc:=1.2*([.E147]+1)*[.$B$128]" office:value-type="float" office:value="19.7647058823529">
            <text:p>19.7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ooc:=1.2*[.E127]^(0.8)+1" office:value-type="float" office:value="10.9102286475874">
            <text:p>10.91</text:p>
          </table:table-cell>
          <table:table-cell table:formula="oooc:=[.F148]*0.3" office:value-type="float" office:value="3.27306859427621">
            <text:p>3.27</text:p>
          </table:table-cell>
          <table:table-cell table:formula="oooc:=1.2*([.E148]+1)*[.$B$115]" office:value-type="float" office:value="7.41176470588235">
            <text:p>7.41</text:p>
          </table:table-cell>
          <table:table-cell table:formula="oooc:=[.F148]*[.$C$122]" office:value-type="float" office:value="7.50770728533339">
            <text:p>7.51</text:p>
          </table:table-cell>
          <table:table-cell table:formula="oooc:=1.2*([.E148]+1)*[.$B$122]" office:value-type="float" office:value="14.8235294117647">
            <text:p>14.82</text:p>
          </table:table-cell>
          <table:table-cell table:formula="oooc:=[.F148]*[.$C$128]" office:value-type="float" office:value="9.91853553722415">
            <text:p>9.92</text:p>
          </table:table-cell>
          <table:table-cell table:formula="oooc:=1.2*([.E148]+1)*[.$B$128]" office:value-type="float" office:value="21.1764705882353">
            <text:p>21.18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ooc:=1.2*[.E128]^(0.8)+1" office:value-type="float" office:value="11.4725936647484">
            <text:p>11.47</text:p>
          </table:table-cell>
          <table:table-cell table:formula="oooc:=[.F149]*0.3" office:value-type="float" office:value="3.44177809942452">
            <text:p>3.44</text:p>
          </table:table-cell>
          <table:table-cell table:formula="oooc:=1.2*([.E149]+1)*[.$B$115]" office:value-type="float" office:value="7.90588235294118">
            <text:p>7.91</text:p>
          </table:table-cell>
          <table:table-cell table:formula="oooc:=[.F149]*[.$C$122]" office:value-type="float" office:value="7.89469018667618">
            <text:p>7.89</text:p>
          </table:table-cell>
          <table:table-cell table:formula="oooc:=1.2*([.E149]+1)*[.$B$122]" office:value-type="float" office:value="15.8117647058824">
            <text:p>15.81</text:p>
          </table:table-cell>
          <table:table-cell table:formula="oooc:=[.F149]*[.$C$128]" office:value-type="float" office:value="10.4297839801096">
            <text:p>10.43</text:p>
          </table:table-cell>
          <table:table-cell table:formula="oooc:=1.2*([.E149]+1)*[.$B$128]" office:value-type="float" office:value="22.5882352941176">
            <text:p>22.5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ooc:=1.2*[.E129]^(0.8)+1" office:value-type="float" office:value="12.0275042079715">
            <text:p>12.03</text:p>
          </table:table-cell>
          <table:table-cell table:formula="oooc:=[.F150]*0.3" office:value-type="float" office:value="3.60825126239146">
            <text:p>3.61</text:p>
          </table:table-cell>
          <table:table-cell table:formula="oooc:=1.2*([.E150]+1)*[.$B$115]" office:value-type="float" office:value="8.4">
            <text:p>8.4</text:p>
          </table:table-cell>
          <table:table-cell table:formula="oooc:=[.F150]*[.$C$122]" office:value-type="float" office:value="8.27654340558063">
            <text:p>8.28</text:p>
          </table:table-cell>
          <table:table-cell table:formula="oooc:=1.2*([.E150]+1)*[.$B$122]" office:value-type="float" office:value="16.8">
            <text:p>16.8</text:p>
          </table:table-cell>
          <table:table-cell table:formula="oooc:=[.F150]*[.$C$128]" office:value-type="float" office:value="10.9342555288481">
            <text:p>10.93</text:p>
          </table:table-cell>
          <table:table-cell table:formula="oooc:=1.2*([.E150]+1)*[.$B$128]" office:value-type="float" office:value="24">
            <text:p>2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ooc:=1.2*[.E130]^(0.8)+1" office:value-type="float" office:value="12.5755166277002">
            <text:p>12.58</text:p>
          </table:table-cell>
          <table:table-cell table:formula="oooc:=[.F151]*0.3" office:value-type="float" office:value="3.77265498831007">
            <text:p>3.77</text:p>
          </table:table-cell>
          <table:table-cell table:formula="oooc:=1.2*([.E151]+1)*[.$B$115]" office:value-type="float" office:value="8.89411764705882">
            <text:p>8.89</text:p>
          </table:table-cell>
          <table:table-cell table:formula="oooc:=[.F151]*[.$C$122]" office:value-type="float" office:value="8.65364978611099">
            <text:p>8.65</text:p>
          </table:table-cell>
          <table:table-cell table:formula="oooc:=1.2*([.E151]+1)*[.$B$122]" office:value-type="float" office:value="17.7882352941176">
            <text:p>17.79</text:p>
          </table:table-cell>
          <table:table-cell table:formula="oooc:=[.F151]*[.$C$128]" office:value-type="float" office:value="11.4324559640077">
            <text:p>11.43</text:p>
          </table:table-cell>
          <table:table-cell table:formula="oooc:=1.2*([.E151]+1)*[.$B$128]" office:value-type="float" office:value="25.4117647058824">
            <text:p>25.4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ooc:=1.2*[.E131]^(0.8)+1" office:value-type="float" office:value="13.117115570819">
            <text:p>13.12</text:p>
          </table:table-cell>
          <table:table-cell table:formula="oooc:=[.F152]*0.3" office:value-type="float" office:value="3.93513467124569">
            <text:p>3.94</text:p>
          </table:table-cell>
          <table:table-cell table:formula="oooc:=1.2*([.E152]+1)*[.$B$115]" office:value-type="float" office:value="9.38823529411765">
            <text:p>9.39</text:p>
          </table:table-cell>
          <table:table-cell table:formula="oooc:=[.F152]*[.$C$122]" office:value-type="float" office:value="9.02634283062206">
            <text:p>9.03</text:p>
          </table:table-cell>
          <table:table-cell table:formula="oooc:=1.2*([.E152]+1)*[.$B$122]" office:value-type="float" office:value="18.7764705882353">
            <text:p>18.78</text:p>
          </table:table-cell>
          <table:table-cell table:formula="oooc:=[.F152]*[.$C$128]" office:value-type="float" office:value="11.9248258801445">
            <text:p>11.92</text:p>
          </table:table-cell>
          <table:table-cell table:formula="oooc:=1.2*([.E152]+1)*[.$B$128]" office:value-type="float" office:value="26.8235294117647">
            <text:p>26.8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ooc:=1.2*[.E132]^(0.8)+1" office:value-type="float" office:value="13.6527266844865">
            <text:p>13.65</text:p>
          </table:table-cell>
          <table:table-cell table:formula="oooc:=[.F153]*0.3" office:value-type="float" office:value="4.09581800534594">
            <text:p>4.1</text:p>
          </table:table-cell>
          <table:table-cell table:formula="oooc:=1.2*([.E153]+1)*[.$B$115]" office:value-type="float" office:value="9.88235294117647">
            <text:p>9.88</text:p>
          </table:table-cell>
          <table:table-cell table:formula="oooc:=[.F153]*[.$C$122]" office:value-type="float" office:value="9.39491544170812">
            <text:p>9.39</text:p>
          </table:table-cell>
          <table:table-cell table:formula="oooc:=1.2*([.E153]+1)*[.$B$122]" office:value-type="float" office:value="19.7647058823529">
            <text:p>19.76</text:p>
          </table:table-cell>
          <table:table-cell table:formula="oooc:=[.F153]*[.$C$128]" office:value-type="float" office:value="12.4117522349115">
            <text:p>12.41</text:p>
          </table:table-cell>
          <table:table-cell table:formula="oooc:=1.2*([.E153]+1)*[.$B$128]" office:value-type="float" office:value="28.2352941176471">
            <text:p>28.2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ooc:=1.2*[.E133]^(0.8)+1" office:value-type="float" office:value="14.1827265196734">
            <text:p>14.18</text:p>
          </table:table-cell>
          <table:table-cell table:formula="oooc:=[.F154]*0.3" office:value-type="float" office:value="4.25481795590203">
            <text:p>4.25</text:p>
          </table:table-cell>
          <table:table-cell table:formula="oooc:=1.2*([.E154]+1)*[.$B$115]" office:value-type="float" office:value="10.3764705882353">
            <text:p>10.38</text:p>
          </table:table-cell>
          <table:table-cell table:formula="oooc:=[.F154]*[.$C$122]" office:value-type="float" office:value="9.75962673717106">
            <text:p>9.76</text:p>
          </table:table-cell>
          <table:table-cell table:formula="oooc:=1.2*([.E154]+1)*[.$B$122]" office:value-type="float" office:value="20.7529411764706">
            <text:p>20.75</text:p>
          </table:table-cell>
          <table:table-cell table:formula="oooc:=[.F154]*[.$C$128]" office:value-type="float" office:value="12.8935773524068">
            <text:p>12.89</text:p>
          </table:table-cell>
          <table:table-cell table:formula="oooc:=1.2*([.E154]+1)*[.$B$128]" office:value-type="float" office:value="29.6470588235294">
            <text:p>29.6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4"/>
          <table:table-cell office:value-type="string">
            <text:p>Era</text:p>
          </table:table-cell>
          <table:table-cell table:number-columns-repeated="21"/>
        </table:table-row>
        <table:table-row table:style-name="ro1">
          <table:table-cell office:value-type="string">
            <text:p>Culture R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table:formula="oooc:=MIN(ROUND((([.$A159]-[.B$158])/(1.5+[.B$158]/3))^0.7);10)" office:value-type="float" office:value="1">
            <text:p>1</text:p>
          </table:table-cell>
          <table:table-cell table:formula="oooc:=MIN(ROUND((([.$A159]-[.C$158])/(1.5+[.C$158]/3))^0.7);10)" office:value-type="float" office:value="0">
            <text:p>0</text:p>
          </table:table-cell>
          <table:table-cell table:formula="oooc:=MIN(ROUND((([.$A159]-[.D$158])/(1.5+[.D$158]/3))^0.7);10)" office:value-type="float" office:value="0">
            <text:p>#VALUE!</text:p>
          </table:table-cell>
          <table:table-cell table:formula="oooc:=MIN(ROUND((([.$A159]-[.E$158])/(1.5+[.E$158]/3))^0.7);10)" office:value-type="float" office:value="0">
            <text:p>#VALUE!</text:p>
          </table:table-cell>
          <table:table-cell table:formula="oooc:=MIN(ROUND((([.$A159]-[.F$158])/(1.5+[.F$158]/3))^0.7);10)" office:value-type="float" office:value="0">
            <text:p>#VALUE!</text:p>
          </table:table-cell>
          <table:table-cell table:formula="oooc:=MIN(ROUND((([.$A159]-[.G$158])/(1.5+[.G$158]/3))^0.7);10)" office:value-type="float" office:value="0">
            <text:p>#VALUE!</text:p>
          </table:table-cell>
          <table:table-cell table:formula="oooc:=MIN(ROUND((([.$A159]-[.H$158])/(1.5+[.H$158]/3))^0.7);10)" office:value-type="float" office:value="0">
            <text:p>#VALUE!</text:p>
          </table:table-cell>
          <table:table-cell table:number-columns-repeated="18"/>
        </table:table-row>
        <table:table-row table:style-name="ro1">
          <table:table-cell table:formula="oooc:=[.A159] + 3" office:value-type="float" office:value="4">
            <text:p>4</text:p>
          </table:table-cell>
          <table:table-cell table:formula="oooc:=MIN(ROUND((([.$A160]-[.B$158])/(1.5+[.B$158]/3))^0.7);10)" office:value-type="float" office:value="2">
            <text:p>2</text:p>
          </table:table-cell>
          <table:table-cell table:formula="oooc:=MIN(ROUND((([.$A160]-[.C$158])/(1.5+[.C$158]/3))^0.7);10)" office:value-type="float" office:value="1">
            <text:p>1</text:p>
          </table:table-cell>
          <table:table-cell table:formula="oooc:=MIN(ROUND((([.$A160]-[.D$158])/(1.5+[.D$158]/3))^0.7);10)" office:value-type="float" office:value="1">
            <text:p>1</text:p>
          </table:table-cell>
          <table:table-cell table:formula="oooc:=MIN(ROUND((([.$A160]-[.E$158])/(1.5+[.E$158]/3))^0.7);10)" office:value-type="float" office:value="1">
            <text:p>1</text:p>
          </table:table-cell>
          <table:table-cell table:formula="oooc:=MIN(ROUND((([.$A160]-[.F$158])/(1.5+[.F$158]/3))^0.7);10)" office:value-type="float" office:value="0">
            <text:p>0</text:p>
          </table:table-cell>
          <table:table-cell table:formula="oooc:=MIN(ROUND((([.$A160]-[.G$158])/(1.5+[.G$158]/3))^0.7);10)" office:value-type="float" office:value="0">
            <text:p>#VALUE!</text:p>
          </table:table-cell>
          <table:table-cell table:formula="oooc:=MIN(ROUND((([.$A160]-[.H$158])/(1.5+[.H$158]/3))^0.7);10)" office:value-type="float" office:value="0">
            <text:p>#VALUE!</text:p>
          </table:table-cell>
          <table:table-cell table:number-columns-repeated="18"/>
        </table:table-row>
        <table:table-row table:style-name="ro1">
          <table:table-cell table:formula="oooc:=[.A160] + 3" office:value-type="float" office:value="7">
            <text:p>7</text:p>
          </table:table-cell>
          <table:table-cell table:formula="oooc:=MIN(ROUND((([.$A161]-[.B$158])/(1.5+[.B$158]/3))^0.7);10)" office:value-type="float" office:value="3">
            <text:p>3</text:p>
          </table:table-cell>
          <table:table-cell table:formula="oooc:=MIN(ROUND((([.$A161]-[.C$158])/(1.5+[.C$158]/3))^0.7);10)" office:value-type="float" office:value="2">
            <text:p>2</text:p>
          </table:table-cell>
          <table:table-cell table:formula="oooc:=MIN(ROUND((([.$A161]-[.D$158])/(1.5+[.D$158]/3))^0.7);10)" office:value-type="float" office:value="2">
            <text:p>2</text:p>
          </table:table-cell>
          <table:table-cell table:formula="oooc:=MIN(ROUND((([.$A161]-[.E$158])/(1.5+[.E$158]/3))^0.7);10)" office:value-type="float" office:value="1">
            <text:p>1</text:p>
          </table:table-cell>
          <table:table-cell table:formula="oooc:=MIN(ROUND((([.$A161]-[.F$158])/(1.5+[.F$158]/3))^0.7);10)" office:value-type="float" office:value="1">
            <text:p>1</text:p>
          </table:table-cell>
          <table:table-cell table:formula="oooc:=MIN(ROUND((([.$A161]-[.G$158])/(1.5+[.G$158]/3))^0.7);10)" office:value-type="float" office:value="1">
            <text:p>1</text:p>
          </table:table-cell>
          <table:table-cell table:formula="oooc:=MIN(ROUND((([.$A161]-[.H$158])/(1.5+[.H$158]/3))^0.7);10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formula="oooc:=[.A161] + 3" office:value-type="float" office:value="10">
            <text:p>10</text:p>
          </table:table-cell>
          <table:table-cell table:formula="oooc:=MIN(ROUND((([.$A162]-[.B$158])/(1.5+[.B$158]/3))^0.7);10)" office:value-type="float" office:value="4">
            <text:p>4</text:p>
          </table:table-cell>
          <table:table-cell table:formula="oooc:=MIN(ROUND((([.$A162]-[.C$158])/(1.5+[.C$158]/3))^0.7);10)" office:value-type="float" office:value="3">
            <text:p>3</text:p>
          </table:table-cell>
          <table:table-cell table:formula="oooc:=MIN(ROUND((([.$A162]-[.D$158])/(1.5+[.D$158]/3))^0.7);10)" office:value-type="float" office:value="2">
            <text:p>2</text:p>
          </table:table-cell>
          <table:table-cell table:formula="oooc:=MIN(ROUND((([.$A162]-[.E$158])/(1.5+[.E$158]/3))^0.7);10)" office:value-type="float" office:value="2">
            <text:p>2</text:p>
          </table:table-cell>
          <table:table-cell table:formula="oooc:=MIN(ROUND((([.$A162]-[.F$158])/(1.5+[.F$158]/3))^0.7);10)" office:value-type="float" office:value="2">
            <text:p>2</text:p>
          </table:table-cell>
          <table:table-cell table:formula="oooc:=MIN(ROUND((([.$A162]-[.G$158])/(1.5+[.G$158]/3))^0.7);10)" office:value-type="float" office:value="1">
            <text:p>1</text:p>
          </table:table-cell>
          <table:table-cell table:formula="oooc:=MIN(ROUND((([.$A162]-[.H$158])/(1.5+[.H$158]/3))^0.7);10)"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formula="oooc:=[.A162] + 3" office:value-type="float" office:value="13">
            <text:p>13</text:p>
          </table:table-cell>
          <table:table-cell table:formula="oooc:=MIN(ROUND((([.$A163]-[.B$158])/(1.5+[.B$158]/3))^0.7);10)" office:value-type="float" office:value="5">
            <text:p>5</text:p>
          </table:table-cell>
          <table:table-cell table:formula="oooc:=MIN(ROUND((([.$A163]-[.C$158])/(1.5+[.C$158]/3))^0.7);10)" office:value-type="float" office:value="4">
            <text:p>4</text:p>
          </table:table-cell>
          <table:table-cell table:formula="oooc:=MIN(ROUND((([.$A163]-[.D$158])/(1.5+[.D$158]/3))^0.7);10)" office:value-type="float" office:value="3">
            <text:p>3</text:p>
          </table:table-cell>
          <table:table-cell table:formula="oooc:=MIN(ROUND((([.$A163]-[.E$158])/(1.5+[.E$158]/3))^0.7);10)" office:value-type="float" office:value="3">
            <text:p>3</text:p>
          </table:table-cell>
          <table:table-cell table:formula="oooc:=MIN(ROUND((([.$A163]-[.F$158])/(1.5+[.F$158]/3))^0.7);10)" office:value-type="float" office:value="2">
            <text:p>2</text:p>
          </table:table-cell>
          <table:table-cell table:formula="oooc:=MIN(ROUND((([.$A163]-[.G$158])/(1.5+[.G$158]/3))^0.7);10)" office:value-type="float" office:value="2">
            <text:p>2</text:p>
          </table:table-cell>
          <table:table-cell table:formula="oooc:=MIN(ROUND((([.$A163]-[.H$158])/(1.5+[.H$158]/3))^0.7);10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formula="oooc:=[.A163] + 3" office:value-type="float" office:value="16">
            <text:p>16</text:p>
          </table:table-cell>
          <table:table-cell table:formula="oooc:=MIN(ROUND((([.$A164]-[.B$158])/(1.5+[.B$158]/3))^0.7);10)" office:value-type="float" office:value="5">
            <text:p>5</text:p>
          </table:table-cell>
          <table:table-cell table:formula="oooc:=MIN(ROUND((([.$A164]-[.C$158])/(1.5+[.C$158]/3))^0.7);10)" office:value-type="float" office:value="4">
            <text:p>4</text:p>
          </table:table-cell>
          <table:table-cell table:formula="oooc:=MIN(ROUND((([.$A164]-[.D$158])/(1.5+[.D$158]/3))^0.7);10)" office:value-type="float" office:value="4">
            <text:p>4</text:p>
          </table:table-cell>
          <table:table-cell table:formula="oooc:=MIN(ROUND((([.$A164]-[.E$158])/(1.5+[.E$158]/3))^0.7);10)" office:value-type="float" office:value="3">
            <text:p>3</text:p>
          </table:table-cell>
          <table:table-cell table:formula="oooc:=MIN(ROUND((([.$A164]-[.F$158])/(1.5+[.F$158]/3))^0.7);10)" office:value-type="float" office:value="3">
            <text:p>3</text:p>
          </table:table-cell>
          <table:table-cell table:formula="oooc:=MIN(ROUND((([.$A164]-[.G$158])/(1.5+[.G$158]/3))^0.7);10)" office:value-type="float" office:value="2">
            <text:p>2</text:p>
          </table:table-cell>
          <table:table-cell table:formula="oooc:=MIN(ROUND((([.$A164]-[.H$158])/(1.5+[.H$158]/3))^0.7);10)" office:value-type="float" office:value="2">
            <text:p>2</text:p>
          </table:table-cell>
          <table:table-cell table:number-columns-repeated="18"/>
        </table:table-row>
        <table:table-row table:style-name="ro1">
          <table:table-cell table:formula="oooc:=[.A164] + 5" office:value-type="float" office:value="21">
            <text:p>21</text:p>
          </table:table-cell>
          <table:table-cell table:formula="oooc:=MIN(ROUND((([.$A165]-[.B$158])/(1.5+[.B$158]/3))^0.7);10)" office:value-type="float" office:value="6">
            <text:p>6</text:p>
          </table:table-cell>
          <table:table-cell table:formula="oooc:=MIN(ROUND((([.$A165]-[.C$158])/(1.5+[.C$158]/3))^0.7);10)" office:value-type="float" office:value="5">
            <text:p>5</text:p>
          </table:table-cell>
          <table:table-cell table:formula="oooc:=MIN(ROUND((([.$A165]-[.D$158])/(1.5+[.D$158]/3))^0.7);10)" office:value-type="float" office:value="5">
            <text:p>5</text:p>
          </table:table-cell>
          <table:table-cell table:formula="oooc:=MIN(ROUND((([.$A165]-[.E$158])/(1.5+[.E$158]/3))^0.7);10)" office:value-type="float" office:value="4">
            <text:p>4</text:p>
          </table:table-cell>
          <table:table-cell table:formula="oooc:=MIN(ROUND((([.$A165]-[.F$158])/(1.5+[.F$158]/3))^0.7);10)" office:value-type="float" office:value="4">
            <text:p>4</text:p>
          </table:table-cell>
          <table:table-cell table:formula="oooc:=MIN(ROUND((([.$A165]-[.G$158])/(1.5+[.G$158]/3))^0.7);10)" office:value-type="float" office:value="3">
            <text:p>3</text:p>
          </table:table-cell>
          <table:table-cell table:formula="oooc:=MIN(ROUND((([.$A165]-[.H$158])/(1.5+[.H$158]/3))^0.7);10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formula="oooc:=[.A165] + 5" office:value-type="float" office:value="26">
            <text:p>26</text:p>
          </table:table-cell>
          <table:table-cell table:formula="oooc:=MIN(ROUND((([.$A166]-[.B$158])/(1.5+[.B$158]/3))^0.7);10)" office:value-type="float" office:value="7">
            <text:p>7</text:p>
          </table:table-cell>
          <table:table-cell table:formula="oooc:=MIN(ROUND((([.$A166]-[.C$158])/(1.5+[.C$158]/3))^0.7);10)" office:value-type="float" office:value="6">
            <text:p>6</text:p>
          </table:table-cell>
          <table:table-cell table:formula="oooc:=MIN(ROUND((([.$A166]-[.D$158])/(1.5+[.D$158]/3))^0.7);10)" office:value-type="float" office:value="5">
            <text:p>5</text:p>
          </table:table-cell>
          <table:table-cell table:formula="oooc:=MIN(ROUND((([.$A166]-[.E$158])/(1.5+[.E$158]/3))^0.7);10)" office:value-type="float" office:value="5">
            <text:p>5</text:p>
          </table:table-cell>
          <table:table-cell table:formula="oooc:=MIN(ROUND((([.$A166]-[.F$158])/(1.5+[.F$158]/3))^0.7);10)" office:value-type="float" office:value="4">
            <text:p>4</text:p>
          </table:table-cell>
          <table:table-cell table:formula="oooc:=MIN(ROUND((([.$A166]-[.G$158])/(1.5+[.G$158]/3))^0.7);10)" office:value-type="float" office:value="4">
            <text:p>4</text:p>
          </table:table-cell>
          <table:table-cell table:formula="oooc:=MIN(ROUND((([.$A166]-[.H$158])/(1.5+[.H$158]/3))^0.7);10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formula="oooc:=[.A166] + 5" office:value-type="float" office:value="31">
            <text:p>31</text:p>
          </table:table-cell>
          <table:table-cell table:formula="oooc:=MIN(ROUND((([.$A167]-[.B$158])/(1.5+[.B$158]/3))^0.7);10)" office:value-type="float" office:value="8">
            <text:p>8</text:p>
          </table:table-cell>
          <table:table-cell table:formula="oooc:=MIN(ROUND((([.$A167]-[.C$158])/(1.5+[.C$158]/3))^0.7);10)" office:value-type="float" office:value="7">
            <text:p>7</text:p>
          </table:table-cell>
          <table:table-cell table:formula="oooc:=MIN(ROUND((([.$A167]-[.D$158])/(1.5+[.D$158]/3))^0.7);10)" office:value-type="float" office:value="6">
            <text:p>6</text:p>
          </table:table-cell>
          <table:table-cell table:formula="oooc:=MIN(ROUND((([.$A167]-[.E$158])/(1.5+[.E$158]/3))^0.7);10)" office:value-type="float" office:value="5">
            <text:p>5</text:p>
          </table:table-cell>
          <table:table-cell table:formula="oooc:=MIN(ROUND((([.$A167]-[.F$158])/(1.5+[.F$158]/3))^0.7);10)" office:value-type="float" office:value="5">
            <text:p>5</text:p>
          </table:table-cell>
          <table:table-cell table:formula="oooc:=MIN(ROUND((([.$A167]-[.G$158])/(1.5+[.G$158]/3))^0.7);10)" office:value-type="float" office:value="4">
            <text:p>4</text:p>
          </table:table-cell>
          <table:table-cell table:formula="oooc:=MIN(ROUND((([.$A167]-[.H$158])/(1.5+[.H$158]/3))^0.7);10)" office:value-type="float" office:value="4">
            <text:p>4</text:p>
          </table:table-cell>
          <table:table-cell table:number-columns-repeated="18"/>
        </table:table-row>
        <table:table-row table:style-name="ro1">
          <table:table-cell table:formula="oooc:=ROUND([.A167]*1.3)" office:value-type="float" office:value="40">
            <text:p>40</text:p>
          </table:table-cell>
          <table:table-cell table:formula="oooc:=MIN(ROUND((([.$A168]-[.B$158])/(1.5+[.B$158]/3))^0.7);10)" office:value-type="float" office:value="10">
            <text:p>10</text:p>
          </table:table-cell>
          <table:table-cell table:formula="oooc:=MIN(ROUND((([.$A168]-[.C$158])/(1.5+[.C$158]/3))^0.7);10)" office:value-type="float" office:value="9">
            <text:p>9</text:p>
          </table:table-cell>
          <table:table-cell table:formula="oooc:=MIN(ROUND((([.$A168]-[.D$158])/(1.5+[.D$158]/3))^0.7);10)" office:value-type="float" office:value="7">
            <text:p>7</text:p>
          </table:table-cell>
          <table:table-cell table:formula="oooc:=MIN(ROUND((([.$A168]-[.E$158])/(1.5+[.E$158]/3))^0.7);10)" office:value-type="float" office:value="7">
            <text:p>7</text:p>
          </table:table-cell>
          <table:table-cell table:formula="oooc:=MIN(ROUND((([.$A168]-[.F$158])/(1.5+[.F$158]/3))^0.7);10)" office:value-type="float" office:value="6">
            <text:p>6</text:p>
          </table:table-cell>
          <table:table-cell table:formula="oooc:=MIN(ROUND((([.$A168]-[.G$158])/(1.5+[.G$158]/3))^0.7);10)" office:value-type="float" office:value="5">
            <text:p>5</text:p>
          </table:table-cell>
          <table:table-cell table:formula="oooc:=MIN(ROUND((([.$A168]-[.H$158])/(1.5+[.H$158]/3))^0.7);10)"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formula="oooc:=ROUND([.A168]*1.3)" office:value-type="float" office:value="52">
            <text:p>52</text:p>
          </table:table-cell>
          <table:table-cell table:formula="oooc:=MIN(ROUND((([.$A169]-[.B$158])/(1.5+[.B$158]/3))^0.7);10)" office:value-type="float" office:value="10">
            <text:p>10</text:p>
          </table:table-cell>
          <table:table-cell table:formula="oooc:=MIN(ROUND((([.$A169]-[.C$158])/(1.5+[.C$158]/3))^0.7);10)" office:value-type="float" office:value="10">
            <text:p>10</text:p>
          </table:table-cell>
          <table:table-cell table:formula="oooc:=MIN(ROUND((([.$A169]-[.D$158])/(1.5+[.D$158]/3))^0.7);10)" office:value-type="float" office:value="9">
            <text:p>9</text:p>
          </table:table-cell>
          <table:table-cell table:formula="oooc:=MIN(ROUND((([.$A169]-[.E$158])/(1.5+[.E$158]/3))^0.7);10)" office:value-type="float" office:value="8">
            <text:p>8</text:p>
          </table:table-cell>
          <table:table-cell table:formula="oooc:=MIN(ROUND((([.$A169]-[.F$158])/(1.5+[.F$158]/3))^0.7);10)" office:value-type="float" office:value="7">
            <text:p>7</text:p>
          </table:table-cell>
          <table:table-cell table:formula="oooc:=MIN(ROUND((([.$A169]-[.G$158])/(1.5+[.G$158]/3))^0.7);10)" office:value-type="float" office:value="7">
            <text:p>7</text:p>
          </table:table-cell>
          <table:table-cell table:formula="oooc:=MIN(ROUND((([.$A169]-[.H$158])/(1.5+[.H$158]/3))^0.7);10)" office:value-type="float" office:value="6">
            <text:p>6</text:p>
          </table:table-cell>
          <table:table-cell table:number-columns-repeated="18"/>
        </table:table-row>
        <table:table-row table:style-name="ro1">
          <table:table-cell table:formula="oooc:=ROUND([.A169]*1.3)" office:value-type="float" office:value="68">
            <text:p>68</text:p>
          </table:table-cell>
          <table:table-cell table:formula="oooc:=MIN(ROUND((([.$A170]-[.B$158])/(1.5+[.B$158]/3))^0.7);10)" office:value-type="float" office:value="10">
            <text:p>10</text:p>
          </table:table-cell>
          <table:table-cell table:formula="oooc:=MIN(ROUND((([.$A170]-[.C$158])/(1.5+[.C$158]/3))^0.7);10)" office:value-type="float" office:value="10">
            <text:p>10</text:p>
          </table:table-cell>
          <table:table-cell table:formula="oooc:=MIN(ROUND((([.$A170]-[.D$158])/(1.5+[.D$158]/3))^0.7);10)" office:value-type="float" office:value="10">
            <text:p>10</text:p>
          </table:table-cell>
          <table:table-cell table:formula="oooc:=MIN(ROUND((([.$A170]-[.E$158])/(1.5+[.E$158]/3))^0.7);10)" office:value-type="float" office:value="10">
            <text:p>10</text:p>
          </table:table-cell>
          <table:table-cell table:formula="oooc:=MIN(ROUND((([.$A170]-[.F$158])/(1.5+[.F$158]/3))^0.7);10)" office:value-type="float" office:value="9">
            <text:p>9</text:p>
          </table:table-cell>
          <table:table-cell table:formula="oooc:=MIN(ROUND((([.$A170]-[.G$158])/(1.5+[.G$158]/3))^0.7);10)" office:value-type="float" office:value="8">
            <text:p>8</text:p>
          </table:table-cell>
          <table:table-cell table:formula="oooc:=MIN(ROUND((([.$A170]-[.H$158])/(1.5+[.H$158]/3))^0.7);10)" office:value-type="float" office:value="7">
            <text:p>7</text:p>
          </table:table-cell>
          <table:table-cell table:number-columns-repeated="18"/>
        </table:table-row>
        <table:table-row table:style-name="ro1">
          <table:table-cell table:formula="oooc:=ROUND([.A170]*1.3)" office:value-type="float" office:value="88">
            <text:p>88</text:p>
          </table:table-cell>
          <table:table-cell table:formula="oooc:=MIN(ROUND((([.$A171]-[.B$158])/(1.5+[.B$158]/3))^0.7);10)" office:value-type="float" office:value="10">
            <text:p>10</text:p>
          </table:table-cell>
          <table:table-cell table:formula="oooc:=MIN(ROUND((([.$A171]-[.C$158])/(1.5+[.C$158]/3))^0.7);10)" office:value-type="float" office:value="10">
            <text:p>10</text:p>
          </table:table-cell>
          <table:table-cell table:formula="oooc:=MIN(ROUND((([.$A171]-[.D$158])/(1.5+[.D$158]/3))^0.7);10)" office:value-type="float" office:value="10">
            <text:p>10</text:p>
          </table:table-cell>
          <table:table-cell table:formula="oooc:=MIN(ROUND((([.$A171]-[.E$158])/(1.5+[.E$158]/3))^0.7);10)" office:value-type="float" office:value="10">
            <text:p>10</text:p>
          </table:table-cell>
          <table:table-cell table:formula="oooc:=MIN(ROUND((([.$A171]-[.F$158])/(1.5+[.F$158]/3))^0.7);10)" office:value-type="float" office:value="10">
            <text:p>10</text:p>
          </table:table-cell>
          <table:table-cell table:formula="oooc:=MIN(ROUND((([.$A171]-[.G$158])/(1.5+[.G$158]/3))^0.7);10)" office:value-type="float" office:value="10">
            <text:p>10</text:p>
          </table:table-cell>
          <table:table-cell table:formula="oooc:=MIN(ROUND((([.$A171]-[.H$158])/(1.5+[.H$158]/3))^0.7);10)" office:value-type="float" office:value="9">
            <text:p>9</text:p>
          </table:table-cell>
          <table:table-cell table:number-columns-repeated="18"/>
        </table:table-row>
        <table:table-row table:style-name="ro1">
          <table:table-cell table:formula="oooc:=ROUND([.A171]*1.3)" office:value-type="float" office:value="114">
            <text:p>114</text:p>
          </table:table-cell>
          <table:table-cell table:formula="oooc:=MIN(ROUND((([.$A172]-[.B$158])/(1.5+[.B$158]/3))^0.7);10)" office:value-type="float" office:value="10">
            <text:p>10</text:p>
          </table:table-cell>
          <table:table-cell table:formula="oooc:=MIN(ROUND((([.$A172]-[.C$158])/(1.5+[.C$158]/3))^0.7);10)" office:value-type="float" office:value="10">
            <text:p>10</text:p>
          </table:table-cell>
          <table:table-cell table:formula="oooc:=MIN(ROUND((([.$A172]-[.D$158])/(1.5+[.D$158]/3))^0.7);10)" office:value-type="float" office:value="10">
            <text:p>10</text:p>
          </table:table-cell>
          <table:table-cell table:formula="oooc:=MIN(ROUND((([.$A172]-[.E$158])/(1.5+[.E$158]/3))^0.7);10)" office:value-type="float" office:value="10">
            <text:p>10</text:p>
          </table:table-cell>
          <table:table-cell table:formula="oooc:=MIN(ROUND((([.$A172]-[.F$158])/(1.5+[.F$158]/3))^0.7);10)" office:value-type="float" office:value="10">
            <text:p>10</text:p>
          </table:table-cell>
          <table:table-cell table:formula="oooc:=MIN(ROUND((([.$A172]-[.G$158])/(1.5+[.G$158]/3))^0.7);10)" office:value-type="float" office:value="10">
            <text:p>10</text:p>
          </table:table-cell>
          <table:table-cell table:formula="oooc:=MIN(ROUND((([.$A172]-[.H$158])/(1.5+[.H$158]/3))^0.7);10)"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formula="oooc:=ROUND([.A172]*1.3)" office:value-type="float" office:value="148">
            <text:p>148</text:p>
          </table:table-cell>
          <table:table-cell table:formula="oooc:=MIN(ROUND((([.$A173]-[.B$158])/(1.5+[.B$158]/3))^0.7);10)" office:value-type="float" office:value="10">
            <text:p>10</text:p>
          </table:table-cell>
          <table:table-cell table:formula="oooc:=MIN(ROUND((([.$A173]-[.C$158])/(1.5+[.C$158]/3))^0.7);10)" office:value-type="float" office:value="10">
            <text:p>10</text:p>
          </table:table-cell>
          <table:table-cell table:formula="oooc:=MIN(ROUND((([.$A173]-[.D$158])/(1.5+[.D$158]/3))^0.7);10)" office:value-type="float" office:value="10">
            <text:p>10</text:p>
          </table:table-cell>
          <table:table-cell table:formula="oooc:=MIN(ROUND((([.$A173]-[.E$158])/(1.5+[.E$158]/3))^0.7);10)" office:value-type="float" office:value="10">
            <text:p>10</text:p>
          </table:table-cell>
          <table:table-cell table:formula="oooc:=MIN(ROUND((([.$A173]-[.F$158])/(1.5+[.F$158]/3))^0.7);10)" office:value-type="float" office:value="10">
            <text:p>10</text:p>
          </table:table-cell>
          <table:table-cell table:formula="oooc:=MIN(ROUND((([.$A173]-[.G$158])/(1.5+[.G$158]/3))^0.7);10)" office:value-type="float" office:value="10">
            <text:p>10</text:p>
          </table:table-cell>
          <table:table-cell table:formula="oooc:=MIN(ROUND((([.$A173]-[.H$158])/(1.5+[.H$158]/3))^0.7);10)" office:value-type="float" office:value="10">
            <text:p>10</text:p>
          </table:table-cell>
          <table:table-cell table:number-columns-repeated="18"/>
        </table:table-row>
        <table:table-row table:style-name="ro1">
          <table:table-cell table:formula="oooc:=ROUND([.A173]*1.3)" office:value-type="float" office:value="192">
            <text:p>192</text:p>
          </table:table-cell>
          <table:table-cell table:formula="oooc:=MIN(ROUND((([.$A174]-[.B$158])/(1.5+[.B$158]/3))^0.7);10)" office:value-type="float" office:value="10">
            <text:p>10</text:p>
          </table:table-cell>
          <table:table-cell table:formula="oooc:=MIN(ROUND((([.$A174]-[.C$158])/(1.5+[.C$158]/3))^0.7);10)" office:value-type="float" office:value="10">
            <text:p>10</text:p>
          </table:table-cell>
          <table:table-cell table:formula="oooc:=MIN(ROUND((([.$A174]-[.D$158])/(1.5+[.D$158]/3))^0.7);10)" office:value-type="float" office:value="10">
            <text:p>10</text:p>
          </table:table-cell>
          <table:table-cell table:formula="oooc:=MIN(ROUND((([.$A174]-[.E$158])/(1.5+[.E$158]/3))^0.7);10)" office:value-type="float" office:value="10">
            <text:p>10</text:p>
          </table:table-cell>
          <table:table-cell table:formula="oooc:=MIN(ROUND((([.$A174]-[.F$158])/(1.5+[.F$158]/3))^0.7);10)" office:value-type="float" office:value="10">
            <text:p>10</text:p>
          </table:table-cell>
          <table:table-cell table:formula="oooc:=MIN(ROUND((([.$A174]-[.G$158])/(1.5+[.G$158]/3))^0.7);10)" office:value-type="float" office:value="10">
            <text:p>10</text:p>
          </table:table-cell>
          <table:table-cell table:formula="oooc:=MIN(ROUND((([.$A174]-[.H$158])/(1.5+[.H$158]/3))^0.7);10)" office:value-type="float" office:value="10">
            <text:p>10</text:p>
          </table:table-cell>
          <table:table-cell table:number-columns-repeated="18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>
            <text:p>RevIndex Unhappiness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B179]+2" office:value-type="float" office:value="7">
            <text:p>7</text:p>
          </table:table-cell>
          <table:table-cell table:formula="oooc:=[.C179]+2" office:value-type="float" office:value="9">
            <text:p>9</text:p>
          </table:table-cell>
          <table:table-cell table:formula="oooc:=[.D179]+2" office:value-type="float" office:value="11">
            <text:p>11</text:p>
          </table:table-cell>
          <table:table-cell table:formula="oooc:=[.E179]+2" office:value-type="float" office:value="13">
            <text:p>13</text:p>
          </table:table-cell>
          <table:table-cell table:formula="oooc:=[.F179]+2" office:value-type="float" office:value="15">
            <text:p>15</text:p>
          </table:table-cell>
          <table:table-cell table:formula="oooc:=[.G179]+2" office:value-type="float" office:value="17">
            <text:p>17</text:p>
          </table:table-cell>
          <table:table-cell table:number-columns-repeated="18"/>
        </table:table-row>
        <table:table-row table:style-name="ro1">
          <table:table-cell office:value-type="float" office:value="600">
            <text:p>600</text:p>
          </table:table-cell>
          <table:table-cell table:formula="oooc:=MIN((12.5*([.$A180]-325))/750;40)*[.B$179]/100" office:value-type="float" office:value="0.229166666666667">
            <text:p>0.23</text:p>
          </table:table-cell>
          <table:table-cell table:formula="oooc:=MIN((12.5*([.$A180]-325))/750;40)*[.C$179]/100" office:value-type="float" office:value="0.320833333333333">
            <text:p>0.32</text:p>
          </table:table-cell>
          <table:table-cell table:formula="oooc:=MIN((12.5*([.$A180]-325))/750;40)*[.D$179]/100" office:value-type="float" office:value="0.4125">
            <text:p>0.41</text:p>
          </table:table-cell>
          <table:table-cell table:formula="oooc:=MIN((12.5*([.$A180]-325))/750;40)*[.E$179]/100" office:value-type="float" office:value="0.504166666666667">
            <text:p>0.5</text:p>
          </table:table-cell>
          <table:table-cell table:formula="oooc:=MIN((12.5*([.$A180]-325))/750;40)*[.F$179]/100" office:value-type="float" office:value="0.595833333333333">
            <text:p>0.6</text:p>
          </table:table-cell>
          <table:table-cell table:formula="oooc:=MIN((12.5*([.$A180]-325))/750;40)*[.G$179]/100" office:value-type="float" office:value="0.6875">
            <text:p>0.69</text:p>
          </table:table-cell>
          <table:table-cell table:formula="oooc:=MIN((12.5*([.$A180]-325))/750;40)*[.H$179]/100" office:value-type="float" office:value="0.779166666666667">
            <text:p>0.78</text:p>
          </table:table-cell>
          <table:table-cell table:number-columns-repeated="18"/>
        </table:table-row>
        <table:table-row table:style-name="ro1">
          <table:table-cell office:value-type="float" office:value="1000">
            <text:p>1000</text:p>
          </table:table-cell>
          <table:table-cell table:formula="oooc:=MIN((12.5*([.$A181]-325))/750;40)*[.B$179]/100" office:value-type="float" office:value="0.5625">
            <text:p>0.56</text:p>
          </table:table-cell>
          <table:table-cell table:formula="oooc:=MIN((12.5*([.$A181]-325))/750;40)*[.C$179]/100" office:value-type="float" office:value="0.7875">
            <text:p>0.79</text:p>
          </table:table-cell>
          <table:table-cell table:formula="oooc:=MIN((12.5*([.$A181]-325))/750;40)*[.D$179]/100" office:value-type="float" office:value="1.0125">
            <text:p>1.01</text:p>
          </table:table-cell>
          <table:table-cell table:formula="oooc:=MIN((12.5*([.$A181]-325))/750;40)*[.E$179]/100" office:value-type="float" office:value="1.2375">
            <text:p>1.24</text:p>
          </table:table-cell>
          <table:table-cell table:formula="oooc:=MIN((12.5*([.$A181]-325))/750;40)*[.F$179]/100" office:value-type="float" office:value="1.4625">
            <text:p>1.46</text:p>
          </table:table-cell>
          <table:table-cell table:formula="oooc:=MIN((12.5*([.$A181]-325))/750;40)*[.G$179]/100" office:value-type="float" office:value="1.6875">
            <text:p>1.69</text:p>
          </table:table-cell>
          <table:table-cell table:formula="oooc:=MIN((12.5*([.$A181]-325))/750;40)*[.H$179]/100" office:value-type="float" office:value="1.9125">
            <text:p>1.91</text:p>
          </table:table-cell>
          <table:table-cell table:number-columns-repeated="18"/>
        </table:table-row>
        <table:table-row table:style-name="ro1">
          <table:table-cell office:value-type="float" office:value="1300">
            <text:p>1300</text:p>
          </table:table-cell>
          <table:table-cell table:formula="oooc:=MIN((12.5*([.$A182]-325))/750;40)*[.B$179]/100" office:value-type="float" office:value="0.8125">
            <text:p>0.81</text:p>
          </table:table-cell>
          <table:table-cell table:formula="oooc:=MIN((12.5*([.$A182]-325))/750;40)*[.C$179]/100" office:value-type="float" office:value="1.1375">
            <text:p>1.14</text:p>
          </table:table-cell>
          <table:table-cell table:formula="oooc:=MIN((12.5*([.$A182]-325))/750;40)*[.D$179]/100" office:value-type="float" office:value="1.4625">
            <text:p>1.46</text:p>
          </table:table-cell>
          <table:table-cell table:formula="oooc:=MIN((12.5*([.$A182]-325))/750;40)*[.E$179]/100" office:value-type="float" office:value="1.7875">
            <text:p>1.79</text:p>
          </table:table-cell>
          <table:table-cell table:formula="oooc:=MIN((12.5*([.$A182]-325))/750;40)*[.F$179]/100" office:value-type="float" office:value="2.1125">
            <text:p>2.11</text:p>
          </table:table-cell>
          <table:table-cell table:formula="oooc:=MIN((12.5*([.$A182]-325))/750;40)*[.G$179]/100" office:value-type="float" office:value="2.4375">
            <text:p>2.44</text:p>
          </table:table-cell>
          <table:table-cell table:formula="oooc:=MIN((12.5*([.$A182]-325))/750;40)*[.H$179]/100" office:value-type="float" office:value="2.7625">
            <text:p>2.76</text:p>
          </table:table-cell>
          <table:table-cell table:number-columns-repeated="18"/>
        </table:table-row>
        <table:table-row table:style-name="ro1">
          <table:table-cell office:value-type="float" office:value="1700">
            <text:p>1700</text:p>
          </table:table-cell>
          <table:table-cell table:formula="oooc:=MIN((12.5*([.$A183]-325))/750;40)*[.B$179]/100" office:value-type="float" office:value="1.14583333333333">
            <text:p>1.15</text:p>
          </table:table-cell>
          <table:table-cell table:formula="oooc:=MIN((12.5*([.$A183]-325))/750;40)*[.C$179]/100" office:value-type="float" office:value="1.60416666666667">
            <text:p>1.6</text:p>
          </table:table-cell>
          <table:table-cell table:formula="oooc:=MIN((12.5*([.$A183]-325))/750;40)*[.D$179]/100" office:value-type="float" office:value="2.0625">
            <text:p>2.06</text:p>
          </table:table-cell>
          <table:table-cell table:formula="oooc:=MIN((12.5*([.$A183]-325))/750;40)*[.E$179]/100" office:value-type="float" office:value="2.52083333333333">
            <text:p>2.52</text:p>
          </table:table-cell>
          <table:table-cell table:formula="oooc:=MIN((12.5*([.$A183]-325))/750;40)*[.F$179]/100" office:value-type="float" office:value="2.97916666666667">
            <text:p>2.98</text:p>
          </table:table-cell>
          <table:table-cell table:formula="oooc:=MIN((12.5*([.$A183]-325))/750;40)*[.G$179]/100" office:value-type="float" office:value="3.4375">
            <text:p>3.44</text:p>
          </table:table-cell>
          <table:table-cell table:formula="oooc:=MIN((12.5*([.$A183]-325))/750;40)*[.H$179]/100" office:value-type="float" office:value="3.89583333333333">
            <text:p>3.9</text:p>
          </table:table-cell>
          <table:table-cell table:number-columns-repeated="18"/>
        </table:table-row>
        <table:table-row table:style-name="ro1">
          <table:table-cell office:value-type="float" office:value="2000">
            <text:p>2000</text:p>
          </table:table-cell>
          <table:table-cell table:formula="oooc:=MIN((12.5*([.$A184]-325))/750;40)*[.B$179]/100" office:value-type="float" office:value="1.39583333333333">
            <text:p>1.4</text:p>
          </table:table-cell>
          <table:table-cell table:formula="oooc:=MIN((12.5*([.$A184]-325))/750;40)*[.C$179]/100" office:value-type="float" office:value="1.95416666666667">
            <text:p>1.95</text:p>
          </table:table-cell>
          <table:table-cell table:formula="oooc:=MIN((12.5*([.$A184]-325))/750;40)*[.D$179]/100" office:value-type="float" office:value="2.5125">
            <text:p>2.51</text:p>
          </table:table-cell>
          <table:table-cell table:formula="oooc:=MIN((12.5*([.$A184]-325))/750;40)*[.E$179]/100" office:value-type="float" office:value="3.07083333333333">
            <text:p>3.07</text:p>
          </table:table-cell>
          <table:table-cell table:formula="oooc:=MIN((12.5*([.$A184]-325))/750;40)*[.F$179]/100" office:value-type="float" office:value="3.62916666666667">
            <text:p>3.63</text:p>
          </table:table-cell>
          <table:table-cell table:formula="oooc:=MIN((12.5*([.$A184]-325))/750;40)*[.G$179]/100" office:value-type="float" office:value="4.1875">
            <text:p>4.19</text:p>
          </table:table-cell>
          <table:table-cell table:formula="oooc:=MIN((12.5*([.$A184]-325))/750;40)*[.H$179]/100" office:value-type="float" office:value="4.74583333333333">
            <text:p>4.75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formula="oooc:=[.D186]" office:value-type="float" office:value="500">
            <text:p>500</text:p>
          </table:table-cell>
          <table:table-cell table:formula="oooc:=[.D186]-[.E186]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formula="oooc:=[.H186]" office:value-type="float" office:value="500">
            <text:p>500</text:p>
          </table:table-cell>
          <table:table-cell table:formula="oooc:=[.H186]-[.I186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ooc:=1/[.$B$186]" office:value-type="float" office:value="0.333333333333333">
            <text:p>0.33</text:p>
          </table:table-cell>
          <table:table-cell/>
          <table:table-cell table:formula="oooc:=[.D186]+3" office:value-type="float" office:value="503">
            <text:p>503</text:p>
          </table:table-cell>
          <table:table-cell table:formula="oooc:=[.E186]*([.$B$186]-1)/[.$B$186] + [.D187]/[.$B$186]" office:value-type="float" office:value="501">
            <text:p>501</text:p>
          </table:table-cell>
          <table:table-cell table:formula="oooc:=[.D187]-[.E187]" office:value-type="float" office:value="2">
            <text:p>2</text:p>
          </table:table-cell>
          <table:table-cell/>
          <table:table-cell table:formula="oooc:=600" office:value-type="float" office:value="600">
            <text:p>600</text:p>
          </table:table-cell>
          <table:table-cell table:formula="oooc:=[.I186]*([.$B$186]-1)/[.$B$186] + [.H187]/[.$B$186]" office:value-type="float" office:value="533.333333333333">
            <text:p>533.33</text:p>
          </table:table-cell>
          <table:table-cell table:formula="oooc:=[.H187]-[.I187]" office:value-type="float" office:value="66.6666666666667">
            <text:p>66.67</text:p>
          </table:table-cell>
          <table:table-cell table:number-columns-repeated="16"/>
        </table:table-row>
        <table:table-row table:style-name="ro1">
          <table:table-cell/>
          <table:table-cell table:formula="oooc:=[.B187]*([.$B$186]-1)/[.$B$186]" office:value-type="float" office:value="0.222222222222222">
            <text:p>0.22</text:p>
          </table:table-cell>
          <table:table-cell/>
          <table:table-cell table:formula="oooc:=[.D187]+3" office:value-type="float" office:value="506">
            <text:p>506</text:p>
          </table:table-cell>
          <table:table-cell table:formula="oooc:=[.E187]*([.$B$186]-1)/[.$B$186] + [.D188]/[.$B$186]" office:value-type="float" office:value="502.666666666667">
            <text:p>502.67</text:p>
          </table:table-cell>
          <table:table-cell table:formula="oooc:=[.D188]-[.E188]" office:value-type="float" office:value="3.33333333333337">
            <text:p>3.33</text:p>
          </table:table-cell>
          <table:table-cell/>
          <table:table-cell table:formula="oooc:=[.H187]-4" office:value-type="float" office:value="596">
            <text:p>596</text:p>
          </table:table-cell>
          <table:table-cell table:formula="oooc:=[.I187]*([.$B$186]-1)/[.$B$186] + [.H188]/[.$B$186]" office:value-type="float" office:value="554.222222222222">
            <text:p>554.22</text:p>
          </table:table-cell>
          <table:table-cell table:formula="oooc:=[.H188]-[.I188]" office:value-type="float" office:value="41.7777777777778">
            <text:p>41.78</text:p>
          </table:table-cell>
          <table:table-cell table:number-columns-repeated="16"/>
        </table:table-row>
        <table:table-row table:style-name="ro1">
          <table:table-cell/>
          <table:table-cell table:formula="oooc:=[.B188]*([.$B$186]-1)/[.$B$186]" office:value-type="float" office:value="0.148148148148148">
            <text:p>0.15</text:p>
          </table:table-cell>
          <table:table-cell/>
          <table:table-cell table:formula="oooc:=[.D188]+3" office:value-type="float" office:value="509">
            <text:p>509</text:p>
          </table:table-cell>
          <table:table-cell table:formula="oooc:=[.E188]*([.$B$186]-1)/[.$B$186] + [.D189]/[.$B$186]" office:value-type="float" office:value="504.777777777778">
            <text:p>504.78</text:p>
          </table:table-cell>
          <table:table-cell table:formula="oooc:=[.D189]-[.E189]" office:value-type="float" office:value="4.22222222222229">
            <text:p>4.22</text:p>
          </table:table-cell>
          <table:table-cell/>
          <table:table-cell table:formula="oooc:=[.H188]-4" office:value-type="float" office:value="592">
            <text:p>592</text:p>
          </table:table-cell>
          <table:table-cell table:formula="oooc:=[.I188]*([.$B$186]-1)/[.$B$186] + [.H189]/[.$B$186]" office:value-type="float" office:value="566.814814814815">
            <text:p>566.81</text:p>
          </table:table-cell>
          <table:table-cell table:formula="oooc:=[.H189]-[.I189]" office:value-type="float" office:value="25.1851851851852">
            <text:p>25.19</text:p>
          </table:table-cell>
          <table:table-cell table:number-columns-repeated="16"/>
        </table:table-row>
        <table:table-row table:style-name="ro1">
          <table:table-cell/>
          <table:table-cell table:formula="oooc:=[.B189]*([.$B$186]-1)/[.$B$186]" office:value-type="float" office:value="0.0987654320987654">
            <text:p>0.1</text:p>
          </table:table-cell>
          <table:table-cell/>
          <table:table-cell table:formula="oooc:=[.D189]+3" office:value-type="float" office:value="512">
            <text:p>512</text:p>
          </table:table-cell>
          <table:table-cell table:formula="oooc:=[.E189]*([.$B$186]-1)/[.$B$186] + [.D190]/[.$B$186]" office:value-type="float" office:value="507.185185185185">
            <text:p>507.19</text:p>
          </table:table-cell>
          <table:table-cell table:formula="oooc:=[.D190]-[.E190]" office:value-type="float" office:value="4.8148148148149">
            <text:p>4.81</text:p>
          </table:table-cell>
          <table:table-cell/>
          <table:table-cell table:formula="oooc:=[.H189]-4" office:value-type="float" office:value="588">
            <text:p>588</text:p>
          </table:table-cell>
          <table:table-cell table:formula="oooc:=[.I189]*([.$B$186]-1)/[.$B$186] + [.H190]/[.$B$186]" office:value-type="float" office:value="573.876543209876">
            <text:p>573.88</text:p>
          </table:table-cell>
          <table:table-cell table:formula="oooc:=[.H190]-[.I190]" office:value-type="float" office:value="14.1234567901236">
            <text:p>14.12</text:p>
          </table:table-cell>
          <table:table-cell table:number-columns-repeated="16"/>
        </table:table-row>
        <table:table-row table:style-name="ro1">
          <table:table-cell/>
          <table:table-cell table:formula="oooc:=[.B190]*([.$B$186]-1)/[.$B$186]" office:value-type="float" office:value="0.065843621399177">
            <text:p>0.07</text:p>
          </table:table-cell>
          <table:table-cell/>
          <table:table-cell table:formula="oooc:=[.D190]+3" office:value-type="float" office:value="515">
            <text:p>515</text:p>
          </table:table-cell>
          <table:table-cell table:formula="oooc:=[.E190]*([.$B$186]-1)/[.$B$186] + [.D191]/[.$B$186]" office:value-type="float" office:value="509.79012345679">
            <text:p>509.79</text:p>
          </table:table-cell>
          <table:table-cell table:formula="oooc:=[.D191]-[.E191]" office:value-type="float" office:value="5.20987654320993">
            <text:p>5.21</text:p>
          </table:table-cell>
          <table:table-cell/>
          <table:table-cell table:formula="oooc:=[.H190]-4" office:value-type="float" office:value="584">
            <text:p>584</text:p>
          </table:table-cell>
          <table:table-cell table:formula="oooc:=[.I190]*([.$B$186]-1)/[.$B$186] + [.H191]/[.$B$186]" office:value-type="float" office:value="577.251028806584">
            <text:p>577.25</text:p>
          </table:table-cell>
          <table:table-cell table:formula="oooc:=[.H191]-[.I191]" office:value-type="float" office:value="6.74897119341574">
            <text:p>6.75</text:p>
          </table:table-cell>
          <table:table-cell table:number-columns-repeated="16"/>
        </table:table-row>
        <table:table-row table:style-name="ro1">
          <table:table-cell/>
          <table:table-cell table:formula="oooc:=[.B191]*([.$B$186]-1)/[.$B$186]" office:value-type="float" office:value="0.0438957475994513">
            <text:p>0.04</text:p>
          </table:table-cell>
          <table:table-cell/>
          <table:table-cell table:formula="oooc:=[.D191]+3" office:value-type="float" office:value="518">
            <text:p>518</text:p>
          </table:table-cell>
          <table:table-cell table:formula="oooc:=[.E191]*([.$B$186]-1)/[.$B$186] + [.D192]/[.$B$186]" office:value-type="float" office:value="512.526748971193">
            <text:p>512.53</text:p>
          </table:table-cell>
          <table:table-cell table:formula="oooc:=[.D192]-[.E192]" office:value-type="float" office:value="5.47325102880666">
            <text:p>5.47</text:p>
          </table:table-cell>
          <table:table-cell/>
          <table:table-cell table:formula="oooc:=[.H191]-4" office:value-type="float" office:value="580">
            <text:p>580</text:p>
          </table:table-cell>
          <table:table-cell table:formula="oooc:=[.I191]*([.$B$186]-1)/[.$B$186] + [.H192]/[.$B$186]" office:value-type="float" office:value="578.167352537723">
            <text:p>578.17</text:p>
          </table:table-cell>
          <table:table-cell table:formula="oooc:=[.H192]-[.I192]" office:value-type="float" office:value="1.83264746227712">
            <text:p>1.83</text:p>
          </table:table-cell>
          <table:table-cell table:number-columns-repeated="16"/>
        </table:table-row>
        <table:table-row table:style-name="ro1">
          <table:table-cell/>
          <table:table-cell table:formula="oooc:=[.B192]*([.$B$186]-1)/[.$B$186]" office:value-type="float" office:value="0.0292638317329675">
            <text:p>0.03</text:p>
          </table:table-cell>
          <table:table-cell/>
          <table:table-cell table:formula="oooc:=[.D192]+3" office:value-type="float" office:value="521">
            <text:p>521</text:p>
          </table:table-cell>
          <table:table-cell table:formula="oooc:=[.E192]*([.$B$186]-1)/[.$B$186] + [.D193]/[.$B$186]" office:value-type="float" office:value="515.351165980796">
            <text:p>515.35</text:p>
          </table:table-cell>
          <table:table-cell table:formula="oooc:=[.D193]-[.E193]" office:value-type="float" office:value="5.6488340192044">
            <text:p>5.65</text:p>
          </table:table-cell>
          <table:table-cell/>
          <table:table-cell table:formula="oooc:=[.H192]-4" office:value-type="float" office:value="576">
            <text:p>576</text:p>
          </table:table-cell>
          <table:table-cell table:formula="oooc:=[.I192]*([.$B$186]-1)/[.$B$186] + [.H193]/[.$B$186]" office:value-type="float" office:value="577.444901691815">
            <text:p>577.44</text:p>
          </table:table-cell>
          <table:table-cell table:formula="oooc:=[.H193]-[.I193]" office:value-type="float" office:value="-1.44490169181518">
            <text:p>-1.44</text:p>
          </table:table-cell>
          <table:table-cell table:number-columns-repeated="16"/>
        </table:table-row>
        <table:table-row table:style-name="ro1">
          <table:table-cell/>
          <table:table-cell table:formula="oooc:=[.B193]*([.$B$186]-1)/[.$B$186]" office:value-type="float" office:value="0.0195092211553117">
            <text:p>0.02</text:p>
          </table:table-cell>
          <table:table-cell/>
          <table:table-cell table:formula="oooc:=[.D193]+3" office:value-type="float" office:value="524">
            <text:p>524</text:p>
          </table:table-cell>
          <table:table-cell table:formula="oooc:=[.E193]*([.$B$186]-1)/[.$B$186] + [.D194]/[.$B$186]" office:value-type="float" office:value="518.234110653864">
            <text:p>518.23</text:p>
          </table:table-cell>
          <table:table-cell table:formula="oooc:=[.D194]-[.E194]" office:value-type="float" office:value="5.76588934613631">
            <text:p>5.77</text:p>
          </table:table-cell>
          <table:table-cell/>
          <table:table-cell table:formula="oooc:=[.H193]-4" office:value-type="float" office:value="572">
            <text:p>572</text:p>
          </table:table-cell>
          <table:table-cell table:formula="oooc:=[.I193]*([.$B$186]-1)/[.$B$186] + [.H194]/[.$B$186]" office:value-type="float" office:value="575.62993446121">
            <text:p>575.63</text:p>
          </table:table-cell>
          <table:table-cell table:formula="oooc:=[.H194]-[.I194]" office:value-type="float" office:value="-3.62993446121015">
            <text:p>-3.63</text:p>
          </table:table-cell>
          <table:table-cell table:number-columns-repeated="16"/>
        </table:table-row>
        <table:table-row table:style-name="ro1">
          <table:table-cell/>
          <table:table-cell table:formula="oooc:=[.B194]*([.$B$186]-1)/[.$B$186]" office:value-type="float" office:value="0.0130061474368745">
            <text:p>0.01</text:p>
          </table:table-cell>
          <table:table-cell/>
          <table:table-cell table:formula="oooc:=[.D194]+3" office:value-type="float" office:value="527">
            <text:p>527</text:p>
          </table:table-cell>
          <table:table-cell table:formula="oooc:=[.E194]*([.$B$186]-1)/[.$B$186] + [.D195]/[.$B$186]" office:value-type="float" office:value="521.156073769242">
            <text:p>521.16</text:p>
          </table:table-cell>
          <table:table-cell table:formula="oooc:=[.D195]-[.E195]" office:value-type="float" office:value="5.84392623075757">
            <text:p>5.84</text:p>
          </table:table-cell>
          <table:table-cell/>
          <table:table-cell table:formula="oooc:=[.H194]-4" office:value-type="float" office:value="568">
            <text:p>568</text:p>
          </table:table-cell>
          <table:table-cell table:formula="oooc:=[.I194]*([.$B$186]-1)/[.$B$186] + [.H195]/[.$B$186]" office:value-type="float" office:value="573.08662297414">
            <text:p>573.09</text:p>
          </table:table-cell>
          <table:table-cell table:formula="oooc:=[.H195]-[.I195]" office:value-type="float" office:value="-5.08662297414014">
            <text:p>-5.09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ooc:=[.D195]+3" office:value-type="float" office:value="530">
            <text:p>530</text:p>
          </table:table-cell>
          <table:table-cell table:formula="oooc:=[.E195]*([.$B$186]-1)/[.$B$186] + [.D196]/[.$B$186]" office:value-type="float" office:value="524.104049179495">
            <text:p>524.1</text:p>
          </table:table-cell>
          <table:table-cell table:formula="oooc:=[.D196]-[.E196]" office:value-type="float" office:value="5.89595082050505">
            <text:p>5.9</text:p>
          </table:table-cell>
          <table:table-cell/>
          <table:table-cell table:formula="oooc:=[.H195]-4" office:value-type="float" office:value="564">
            <text:p>564</text:p>
          </table:table-cell>
          <table:table-cell table:formula="oooc:=[.I195]*([.$B$186]-1)/[.$B$186] + [.H196]/[.$B$186]" office:value-type="float" office:value="570.057748649427">
            <text:p>570.06</text:p>
          </table:table-cell>
          <table:table-cell table:formula="oooc:=[.H196]-[.I196]" office:value-type="float" office:value="-6.05774864942669">
            <text:p>-6.06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ooc:=[.D196]+3" office:value-type="float" office:value="533">
            <text:p>533</text:p>
          </table:table-cell>
          <table:table-cell table:formula="oooc:=[.E196]*([.$B$186]-1)/[.$B$186] + [.D197]/[.$B$186]" office:value-type="float" office:value="527.069366119663">
            <text:p>527.07</text:p>
          </table:table-cell>
          <table:table-cell table:formula="oooc:=[.D197]-[.E197]" office:value-type="float" office:value="5.9306338803367">
            <text:p>5.93</text:p>
          </table:table-cell>
          <table:table-cell/>
          <table:table-cell table:formula="oooc:=[.H196]-4" office:value-type="float" office:value="560">
            <text:p>560</text:p>
          </table:table-cell>
          <table:table-cell table:formula="oooc:=[.I196]*([.$B$186]-1)/[.$B$186] + [.H197]/[.$B$186]" office:value-type="float" office:value="566.705165766285">
            <text:p>566.71</text:p>
          </table:table-cell>
          <table:table-cell table:formula="oooc:=[.H197]-[.I197]" office:value-type="float" office:value="-6.70516576628449">
            <text:p>-6.71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ooc:=[.D197]+3" office:value-type="float" office:value="536">
            <text:p>536</text:p>
          </table:table-cell>
          <table:table-cell table:formula="oooc:=[.E197]*([.$B$186]-1)/[.$B$186] + [.D198]/[.$B$186]" office:value-type="float" office:value="530.046244079776">
            <text:p>530.05</text:p>
          </table:table-cell>
          <table:table-cell table:formula="oooc:=[.D198]-[.E198]" office:value-type="float" office:value="5.95375592022447">
            <text:p>5.95</text:p>
          </table:table-cell>
          <table:table-cell/>
          <table:table-cell table:formula="oooc:=[.H197]-4" office:value-type="float" office:value="556">
            <text:p>556</text:p>
          </table:table-cell>
          <table:table-cell table:formula="oooc:=[.I197]*([.$B$186]-1)/[.$B$186] + [.H198]/[.$B$186]" office:value-type="float" office:value="563.136777177523">
            <text:p>563.14</text:p>
          </table:table-cell>
          <table:table-cell table:formula="oooc:=[.H198]-[.I198]" office:value-type="float" office:value="-7.13677717752296">
            <text:p>-7.14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ooc:=[.D198]+3" office:value-type="float" office:value="539">
            <text:p>539</text:p>
          </table:table-cell>
          <table:table-cell table:formula="oooc:=[.E198]*([.$B$186]-1)/[.$B$186] + [.D199]/[.$B$186]" office:value-type="float" office:value="533.030829386517">
            <text:p>533.03</text:p>
          </table:table-cell>
          <table:table-cell table:formula="oooc:=[.D199]-[.E199]" office:value-type="float" office:value="5.96917061348302">
            <text:p>5.97</text:p>
          </table:table-cell>
          <table:table-cell/>
          <table:table-cell table:formula="oooc:=[.H198]-4" office:value-type="float" office:value="552">
            <text:p>552</text:p>
          </table:table-cell>
          <table:table-cell table:formula="oooc:=[.I198]*([.$B$186]-1)/[.$B$186] + [.H199]/[.$B$186]" office:value-type="float" office:value="559.424518118349">
            <text:p>559.42</text:p>
          </table:table-cell>
          <table:table-cell table:formula="oooc:=[.H199]-[.I199]" office:value-type="float" office:value="-7.42451811834872">
            <text:p>-7.42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ooc:=[.D199]+3" office:value-type="float" office:value="542">
            <text:p>542</text:p>
          </table:table-cell>
          <table:table-cell table:formula="oooc:=[.E199]*([.$B$186]-1)/[.$B$186] + [.D200]/[.$B$186]" office:value-type="float" office:value="536.020552924345">
            <text:p>536.02</text:p>
          </table:table-cell>
          <table:table-cell table:formula="oooc:=[.D200]-[.E200]" office:value-type="float" office:value="5.97944707565534">
            <text:p>5.98</text:p>
          </table:table-cell>
          <table:table-cell/>
          <table:table-cell table:formula="oooc:=[.H199]-4" office:value-type="float" office:value="548">
            <text:p>548</text:p>
          </table:table-cell>
          <table:table-cell table:formula="oooc:=[.I199]*([.$B$186]-1)/[.$B$186] + [.H200]/[.$B$186]" office:value-type="float" office:value="555.616345412232">
            <text:p>555.62</text:p>
          </table:table-cell>
          <table:table-cell table:formula="oooc:=[.H200]-[.I200]" office:value-type="float" office:value="-7.61634541223248">
            <text:p>-7.62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ooc:=[.D200]+3" office:value-type="float" office:value="545">
            <text:p>545</text:p>
          </table:table-cell>
          <table:table-cell table:formula="oooc:=[.E200]*([.$B$186]-1)/[.$B$186] + [.D201]/[.$B$186]" office:value-type="float" office:value="539.013701949563">
            <text:p>539.01</text:p>
          </table:table-cell>
          <table:table-cell table:formula="oooc:=[.D201]-[.E201]" office:value-type="float" office:value="5.98629805043686">
            <text:p>5.99</text:p>
          </table:table-cell>
          <table:table-cell/>
          <table:table-cell table:formula="oooc:=[.H200]-4" office:value-type="float" office:value="544">
            <text:p>544</text:p>
          </table:table-cell>
          <table:table-cell table:formula="oooc:=[.I200]*([.$B$186]-1)/[.$B$186] + [.H201]/[.$B$186]" office:value-type="float" office:value="551.744230274822">
            <text:p>551.74</text:p>
          </table:table-cell>
          <table:table-cell table:formula="oooc:=[.H201]-[.I201]" office:value-type="float" office:value="-7.74423027482169">
            <text:p>-7.74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ooc:=[.D201]+3" office:value-type="float" office:value="548">
            <text:p>548</text:p>
          </table:table-cell>
          <table:table-cell table:formula="oooc:=[.E201]*([.$B$186]-1)/[.$B$186] + [.D202]/[.$B$186]" office:value-type="float" office:value="542.009134633042">
            <text:p>542.01</text:p>
          </table:table-cell>
          <table:table-cell table:formula="oooc:=[.D202]-[.E202]" office:value-type="float" office:value="5.99086536695791">
            <text:p>5.99</text:p>
          </table:table-cell>
          <table:table-cell/>
          <table:table-cell table:formula="oooc:=[.H201]-4" office:value-type="float" office:value="540">
            <text:p>540</text:p>
          </table:table-cell>
          <table:table-cell table:formula="oooc:=[.I201]*([.$B$186]-1)/[.$B$186] + [.H202]/[.$B$186]" office:value-type="float" office:value="547.829486849881">
            <text:p>547.83</text:p>
          </table:table-cell>
          <table:table-cell table:formula="oooc:=[.H202]-[.I202]" office:value-type="float" office:value="-7.82948684988105">
            <text:p>-7.83</text:p>
          </table:table-cell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1">06/11/2008</text:date>, <text:time>12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4-24T16:29:30</meta:creation-date>
    <dc:date>2008-06-11T12:37:47</dc:date>
    <dc:language>en-US</dc:language>
    <meta:editing-cycles>21</meta:editing-cycles>
    <meta:editing-duration>P1DT10H46M16S</meta:editing-duration>
    <meta:user-defined meta:name="Info 1"/>
    <meta:user-defined meta:name="Info 2"/>
    <meta:user-defined meta:name="Info 3"/>
    <meta:user-defined meta:name="Info 4"/>
    <meta:document-statistic meta:table-count="3" meta:cell-count="1569"/>
  </office:meta>
</office:document-meta>
</file>